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'Helvetica Neue'" svg:font-family="'Helvetica Neue'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208333333333333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0.71875in"/>
    </style:style>
    <style:style style:name="co5" style:family="table-column">
      <style:table-column-properties fo:break-before="auto" style:column-width="1.0416666666666667in"/>
    </style:style>
    <style:style style:name="co6" style:family="table-column">
      <style:table-column-properties fo:break-before="auto" style:column-width="1.15625in"/>
    </style:style>
    <style:style style:name="co7" style:family="table-column">
      <style:table-column-properties fo:break-before="auto" style:column-width="0.5104166666666666in"/>
    </style:style>
    <style:style style:name="co8" style:family="table-column">
      <style:table-column-properties fo:break-before="auto" style:column-width="1.375in"/>
    </style:style>
    <style:style style:name="co9" style:family="table-column">
      <style:table-column-properties fo:break-before="auto" style:column-width="1.3541666666666667in"/>
    </style:style>
    <style:style style:name="co10" style:family="table-column">
      <style:table-column-properties fo:break-before="auto" style:column-width="1.4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28125in"/>
    </style:style>
    <style:style style:name="co13" style:family="table-column">
      <style:table-column-properties fo:break-before="auto" style:column-width="3.25in"/>
    </style:style>
    <style:style style:name="co14" style:family="table-column">
      <style:table-column-properties fo:break-before="auto" style:column-width="2.5208333333333335in"/>
    </style:style>
    <style:style style:name="co15" style:family="table-column">
      <style:table-column-properties fo:break-before="auto" style:column-width="2.7916666666666665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6875in"/>
    </style:style>
    <style:style style:name="co18" style:family="table-column">
      <style:table-column-properties fo:break-before="auto" style:column-width="2.4270833333333335in"/>
    </style:style>
    <style:style style:name="co19" style:family="table-column">
      <style:table-column-properties fo:break-before="auto" style:column-width="2.5104166666666665in"/>
    </style:style>
    <style:style style:name="co20" style:family="table-column">
      <style:table-column-properties fo:break-before="auto" style:column-width="1.6770833333333333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3958333333333333in"/>
    </style:style>
    <style:style style:name="co23" style:family="table-column">
      <style:table-column-properties fo:break-before="auto" style:column-width="2.6354166666666665in"/>
    </style:style>
    <style:style style:name="co24" style:family="table-column">
      <style:table-column-properties fo:break-before="auto" style:column-width="3.34375in"/>
    </style:style>
    <style:style style:name="co25" style:family="table-column">
      <style:table-column-properties fo:break-before="auto" style:column-width="1.0520833730697632in"/>
    </style:style>
    <style:style style:name="co26" style:family="table-column">
      <style:table-column-properties fo:break-before="auto" style:column-width="0.90625in"/>
    </style:style>
    <style:style style:name="co27" style:family="table-column">
      <style:table-column-properties fo:break-before="auto" style:column-width="1.9583333333333333in"/>
    </style:style>
    <style:style style:name="co28" style:family="table-column">
      <style:table-column-properties fo:break-before="auto" style:column-width="2.3020833333333335in"/>
    </style:style>
    <style:style style:name="co29" style:family="table-column">
      <style:table-column-properties fo:break-before="auto" style:column-width="1.5625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2.4479166666666665in"/>
    </style:style>
    <style:style style:name="co32" style:family="table-column">
      <style:table-column-properties fo:break-before="auto" style:column-width="1.8020833333333333in"/>
    </style:style>
    <style:style style:name="co33" style:family="table-column">
      <style:table-column-properties fo:break-before="auto" style:column-width="2.2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font">
      <style:table-properties table:display="true" style:writing-mode="lr-tb"/>
    </style:style>
    <style:style style:name="ta2" style:family="table" style:master-page-name="PageStyle_5f_ship modifiers">
      <style:table-properties table:display="true" style:writing-mode="lr-tb"/>
    </style:style>
    <style:style style:name="ta3" style:family="table" style:master-page-name="PageStyle_5f_buildings">
      <style:table-properties table:display="true" style:writing-mode="lr-tb"/>
    </style:style>
    <style:style style:name="ta4" style:family="table" style:master-page-name="PageStyle_5f_names">
      <style:table-properties table:display="true" style:writing-mode="lr-tb"/>
    </style:style>
    <style:style style:name="ta5" style:family="table" style:master-page-name="PageStyle_5f_blockers">
      <style:table-properties table:display="true" style:writing-mode="lr-tb"/>
    </style:style>
    <style:style style:name="ta6" style:family="table" style:master-page-name="PageStyle_5f_personali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ackground-color="#CCCCCC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CCCCC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5" style:family="table-cell" style:parent-style-name="Default">
      <style:table-cell-properties style:vertical-align="bottom" fo:background-color="#D9D9D9"/>
      <style:paragraph-properties fo:text-align="start" fo:margin-left="0cm"/>
      <style:text-properties style:font-name="'Helvetica Neue'" style:font-name-asian="'Helvetica Neue'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333333" style:text-underline-style="none"/>
    </style:style>
    <style:style style:name="ce26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00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8" style:family="table-cell" style:parent-style-name="Default">
      <style:table-cell-properties fo:border-left="0.05pt solid #CCCCCC" fo:border-right="0.05pt solid #CCCCCC" fo:border-top="0.05pt solid #CCCCCC" fo:border-bottom="0.05pt solid #CCCCCC" style:vertical-align="bottom" fo:background-color="#FFFFFF"/>
      <style:paragraph-properties fo:text-align="start" fo:margin-left="0cm"/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333333" style:text-underline-style="none"/>
    </style:style>
    <style:style style:name="ce29" style:family="table-cell" style:parent-style-name="Default">
      <style:table-cell-properties fo:border-left="0.05pt solid #CCCCCC" fo:border-right="0.05pt solid #CCCCCC" fo:border-top="0.05pt solid #CCCCCC" fo:border-bottom="0.05pt solid #CCCCCC" style:vertical-align="bottom" fo:background-color="#E6E6E6"/>
      <style:paragraph-properties fo:text-align="start" fo:margin-left="0cm"/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438A" style:text-underline-style="none"/>
    </style:style>
    <style:style style:name="ce30" style:family="table-cell" style:parent-style-name="Default">
      <style:table-cell-properties fo:border-left="0.05pt solid #CCCCCC" fo:border-right="0.05pt solid #CCCCCC" fo:border-top="0.05pt solid #CCCCCC" fo:border-bottom="0.05pt solid #CCCCCC" style:vertical-align="bottom"/>
      <style:paragraph-properties fo:text-align="start" fo:margin-left="0cm"/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1" style:family="table-cell" style:parent-style-name="Default">
      <style:table-cell-properties fo:border-left="0.05pt solid #CCCCCC" fo:border-right="0.05pt solid #CCCCCC" fo:border-top="0.05pt solid #CCCCCC" fo:border-bottom="0.05pt solid #CCCCCC" style:vertical-align="bottom" fo:background-color="#FFFFFF"/>
      <style:paragraph-properties fo:text-align="start" fo:margin-left="0cm"/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333333" style:text-underline-style="solid" style:text-underline-type="single"/>
    </style:style>
    <style:style style:name="ce32" style:family="table-cell" style:parent-style-name="Default">
      <style:table-cell-properties fo:border-left="0.05pt solid #CCCCCC" fo:border-right="0.05pt solid #CCCCCC" fo:border-top="0.05pt solid #CCCCCC" fo:border-bottom="0.05pt solid #CCCCCC" style:vertical-align="bottom" fo:background-color="#E6E6E6"/>
      <style:paragraph-properties fo:text-align="start" fo:margin-left="0cm"/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438A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8" style:family="text">
      <style:text-properties style:font-name="'Helvetica Neue'" style:font-name-asian="'Helvetica Neue'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333333" style:text-underline-style="none"/>
    </style:style>
    <style:style style:name="T9" style:family="text"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333333" style:text-underline-style="none"/>
    </style:style>
    <style:style style:name="T10" style:family="text"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438A" style:text-underline-style="none"/>
    </style:style>
    <style:style style:name="T11" style:family="text"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333333" style:text-underline-style="solid" style:text-underline-type="single"/>
    </style:style>
    <style:style style:name="T13" style:family="text">
      <style:text-properties style:font-name="'Helvetica Neue'" style:font-name-asian="'Helvetica Neue'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438A" style:text-underline-style="solid" style:text-underline-type="single"/>
    </style:style>
  </office:automatic-styles>
  <office:body>
    <office:spreadsheet>
      <table:table table:name="font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6"/>
        <table:table-row table:style-name="ro2">
          <table:table-cell table:style-name="ce21"/>
          <table:table-cell table:style-name="ce22" office:value-type="string">
            <text:p>name</text:p>
          </table:table-cell>
          <table:table-cell table:style-name="ce22" office:value-type="string">
            <text:p>path</text:p>
          </table:table-cell>
          <table:table-cell table:style-name="ce22" office:value-type="string">
            <text:p>color</text:p>
          </table:table-cell>
          <table:table-cell table:style-name="ce22" office:value-type="string">
            <text:p>cursor_offset</text:p>
          </table:table-cell>
          <table:table-cell table:style-name="ce22" office:value-type="string">
            <text:p>selection_offset</text:p>
          </table:table-cell>
          <table:table-cell table:style-name="ce22" office:value-type="string">
            <text:p>size</text:p>
          </table:table-cell>
          <table:table-cell table:style-name="ce22" office:value-type="string">
            <text:p>font name</text:p>
          </table:table-cell>
          <table:table-cell table:style-name="ce22" office:value-type="string">
            <text:p>association file</text:p>
          </table:table-cell>
          <table:table-cell table:style-name="ce22" office:value-type="string">
            <text:p>remark</text:p>
          </table:table-cell>
        </table:table-row>
        <table:table-row table:style-name="ro2">
          <table:table-cell table:style-name="ce23" office:value-type="string">
            <text:p>font</text:p>
          </table:table-cell>
          <table:table-cell table:style-name="ce23" office:value-type="string">
            <text:p>common</text:p>
          </table:table-cell>
          <table:table-cell table:style-name="ce23" office:value-type="string">
            <text:p>gfx/fonts/arial.ttf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 office:value-type="string">
            <text:p>fonts/fonts.asset</text:p>
          </table:table-cell>
          <table:table-cell table:style-name="ce24" office:value-type="string">
            <text:p>MOD NOT WORK
you need to directly override font in game installed directory</text:p>
          </table:table-cell>
        </table:table-row>
        <table:table-row table:style-name="ro2">
          <table:table-cell table:style-name="ce23"/>
          <table:table-cell table:style-name="ce23" office:value-type="string">
            <text:p>Orbitron</text:p>
          </table:table-cell>
          <table:table-cell table:style-name="ce23" office:value-type="string">
            <text:p>gfx/fonts/Orbitron-Regular.ttf</text:p>
          </table:table-cell>
          <table:table-cell table:style-name="ce23"/>
          <table:table-cell table:number-columns-repeated="2"/>
          <table:table-cell table:number-columns-repeated="2" table:style-name="ce23"/>
          <table:table-cell table:style-name="ce23" office:value-type="string">
            <text:p>fonts/fonts.asset</text:p>
          </table:table-cell>
          <table:table-cell table:style-name="ce24" office:value-type="string">
            <text:p>MOD NOT WORK
you need to directly override font in game installed directory</text:p>
          </table:table-cell>
        </table:table-row>
        <table:table-row table:style-name="ro2">
          <table:table-cell table:style-name="ce23" office:value-type="string">
            <text:p>bitmapfont</text:p>
          </table:table-cell>
          <table:table-cell table:style-name="ce23" office:value-type="string">
            <text:p>standard_font</text:p>
          </table:table-cell>
          <table:table-cell table:style-name="ce23" office:value-type="string">
            <text:p>gfx/fonts/common</text:p>
          </table:table-cell>
          <table:table-cell table:style-name="ce23" office:value-type="string">
            <text:p>0xffffffff</text:p>
          </table:table-cell>
          <table:table-cell table:number-columns-repeated="2"/>
          <table:table-cell table:style-name="ce23" office:value-type="float" office:value="20">
            <text:p>20</text:p>
          </table:table-cell>
          <table:table-cell table:style-name="ce23" office:value-type="string">
            <text:p>Book Antiqua</text:p>
          </table:table-cell>
          <table:table-cell table:style-name="ce23" office:value-type="string">
            <text:p>interface/fonts.gfx</text:p>
          </table:table-cell>
        </table:table-row>
        <table:table-row table:style-name="ro2">
          <table:table-cell/>
          <table:table-cell table:style-name="ce23" office:value-type="string">
            <text:p>large_title_font</text:p>
          </table:table-cell>
          <table:table-cell table:style-name="ce23" office:value-type="string">
            <text:p>gfx/fonts/orbitron</text:p>
          </table:table-cell>
          <table:table-cell table:style-name="ce23" office:value-type="string">
            <text:p>0xffffffff</text:p>
          </table:table-cell>
          <table:table-cell table:number-columns-repeated="2"/>
          <table:table-cell table:style-name="ce23" office:value-type="float" office:value="36">
            <text:p>36</text:p>
          </table:table-cell>
          <table:table-cell table:style-name="ce23" office:value-type="string">
            <text:p>Orbitron</text:p>
          </table:table-cell>
          <table:table-cell table:style-name="ce23" office:value-type="string">
            <text:p>interface/fonts.gfx</text:p>
          </table:table-cell>
        </table:table-row>
        <table:table-row table:style-name="ro2">
          <table:table-cell/>
          <table:table-cell table:style-name="ce23" office:value-type="string">
            <text:p>large_title_font_28</text:p>
          </table:table-cell>
          <table:table-cell table:style-name="ce23" office:value-type="string">
            <text:p>gfx/fonts/orbitron_28</text:p>
          </table:table-cell>
          <table:table-cell table:style-name="ce23" office:value-type="string">
            <text:p>0xffffffff</text:p>
          </table:table-cell>
          <table:table-cell table:number-columns-repeated="2"/>
          <table:table-cell table:style-name="ce23" office:value-type="float" office:value="28">
            <text:p>28</text:p>
          </table:table-cell>
          <table:table-cell table:style-name="ce23" office:value-type="string">
            <text:p>Orbitron</text:p>
          </table:table-cell>
          <table:table-cell table:style-name="ce23" office:value-type="string">
            <text:p>interface/fonts.gfx</text:p>
          </table:table-cell>
        </table:table-row>
        <table:table-row table:style-name="ro2">
          <table:table-cell/>
          <table:table-cell table:style-name="ce23" office:value-type="string">
            <text:p>cg_16b</text:p>
          </table:table-cell>
          <table:table-cell table:style-name="ce23" office:value-type="string">
            <text:p>gfx/fonts/cg_16b</text:p>
          </table:table-cell>
          <table:table-cell table:style-name="ce23" office:value-type="string">
            <text:p>0xffffffff</text:p>
          </table:table-cell>
          <table:table-cell table:number-columns-repeated="2"/>
          <table:table-cell table:style-name="ce23" office:value-type="float" office:value="16">
            <text:p>16</text:p>
          </table:table-cell>
          <table:table-cell table:style-name="ce23" office:value-type="string">
            <text:p>Century Gothic</text:p>
          </table:table-cell>
          <table:table-cell table:style-name="ce23" office:value-type="string">
            <text:p>interface/fonts.gfx</text:p>
          </table:table-cell>
        </table:table-row>
        <table:table-row table:style-name="ro2">
          <table:table-cell/>
          <table:table-cell table:style-name="ce23" office:value-type="string">
            <text:p>hoi_16mbs</text:p>
          </table:table-cell>
          <table:table-cell table:style-name="ce23" office:value-type="string">
            <text:p>gfx/fonts/hoi_16mbs</text:p>
          </table:table-cell>
          <table:table-cell table:style-name="ce23" office:value-type="string">
            <text:p>0xffffffff</text:p>
          </table:table-cell>
          <table:table-cell table:number-columns-repeated="2"/>
          <table:table-cell table:style-name="ce23" office:value-type="float" office:value="16">
            <text:p>16</text:p>
          </table:table-cell>
          <table:table-cell table:style-name="ce23" office:value-type="string">
            <text:p>Ubuntu</text:p>
          </table:table-cell>
          <table:table-cell table:style-name="ce23" office:value-type="string">
            <text:p>interface/fonts.gfx</text:p>
          </table:table-cell>
        </table:table-row>
        <table:table-row table:style-name="ro2">
          <table:table-cell/>
          <table:table-cell table:style-name="ce23" office:value-type="string">
            <text:p>malgun_goth_24</text:p>
          </table:table-cell>
          <table:table-cell table:style-name="ce23" office:value-type="string">
            <text:p>gfx/fonts/malgun_goth_24</text:p>
          </table:table-cell>
          <table:table-cell table:style-name="ce23" office:value-type="string">
            <text:p>0xffffffff</text:p>
          </table:table-cell>
          <table:table-cell table:style-name="ce23" office:value-type="string">
            <text:p>{ -4 -3 }</text:p>
          </table:table-cell>
          <table:table-cell table:style-name="ce23" office:value-type="string">
            <text:p>{ 0 1 }</text:p>
          </table:table-cell>
          <table:table-cell table:style-name="ce23" office:value-type="float" office:value="24">
            <text:p>24</text:p>
          </table:table-cell>
          <table:table-cell table:style-name="ce23" office:value-type="string">
            <text:p>Mangun Gothic</text:p>
          </table:table-cell>
          <table:table-cell table:style-name="ce23" office:value-type="string">
            <text:p>interface/fonts.gfx</text:p>
          </table:table-cell>
        </table:table-row>
        <table:table-row table:style-name="ro2">
          <table:table-cell/>
          <table:table-cell table:style-name="ce23" office:value-type="string">
            <text:p>map_name_border</text:p>
          </table:table-cell>
          <table:table-cell table:style-name="ce23" office:value-type="string">
            <text:p>gfx/fonts/orbitron</text:p>
          </table:table-cell>
          <table:table-cell table:style-name="ce23" office:value-type="string">
            <text:p>0xffffffff</text:p>
          </table:table-cell>
          <table:table-cell table:number-columns-repeated="4"/>
          <table:table-cell table:style-name="ce23" office:value-type="string">
            <text:p>interface/fonts.gfx</text:p>
          </table:table-cell>
        </table:table-row>
        <table:table-row table:style-name="ro2">
          <table:table-cell/>
          <table:table-cell table:style-name="ce23" office:value-type="string">
            <text:p>map_name_nebula</text:p>
          </table:table-cell>
          <table:table-cell table:style-name="ce23" office:value-type="string">
            <text:p>gfx/fonts/orbitron</text:p>
          </table:table-cell>
          <table:table-cell table:style-name="ce23" office:value-type="string">
            <text:p>0xffffffff</text:p>
          </table:table-cell>
          <table:table-cell table:number-columns-repeated="4"/>
          <table:table-cell table:style-name="ce23" office:value-type="string">
            <text:p>interface/fonts.gfx</text:p>
          </table:table-cell>
        </table:table-row>
        <table:table-row table:style-name="ro2">
          <table:table-cell/>
          <table:table-cell table:style-name="ce23" office:value-type="string">
            <text:p>map_name_sector</text:p>
          </table:table-cell>
          <table:table-cell table:style-name="ce23" office:value-type="string">
            <text:p>gfx/fonts/orbitron</text:p>
          </table:table-cell>
          <table:table-cell table:style-name="ce23" office:value-type="string">
            <text:p>0xffffffff</text:p>
          </table:table-cell>
          <table:table-cell table:number-columns-repeated="4"/>
          <table:table-cell table:style-name="ce23" office:value-type="string">
            <text:p>interface/fonts.gfx</text:p>
          </table:table-cell>
        </table:table-row>
        <table:table-row table:style-name="ro2">
          <table:table-cell table:number-columns-repeated="2"/>
          <table:table-cell table:style-name="ce23" office:value-type="string">
            <text:p>gfx/fonts/standard</text:p>
          </table:table-cell>
          <table:table-cell table:number-columns-repeated="3"/>
          <table:table-cell table:style-name="ce23" office:value-type="float" office:value="18">
            <text:p>18</text:p>
          </table:table-cell>
          <table:table-cell table:style-name="ce23" office:value-type="string">
            <text:p>Adobe Garamond Pro</text:p>
          </table:table-cell>
          <table:table-cell table:style-name="ce23" office:value-type="string">
            <text:p>interface/fonts.gfx</text:p>
          </table:table-cell>
        </table:table-row>
        <table:table-row table:style-name="ro2">
          <table:table-cell table:number-columns-repeated="2"/>
          <table:table-cell table:style-name="ce23" office:value-type="string">
            <text:p>gfx/fonts/stellaris_main</text:p>
          </table:table-cell>
          <table:table-cell table:number-columns-repeated="3"/>
          <table:table-cell table:style-name="ce23" office:value-type="float" office:value="16">
            <text:p>16</text:p>
          </table:table-cell>
          <table:table-cell table:style-name="ce23" office:value-type="string">
            <text:p>Century Gothic</text:p>
          </table:table-cell>
          <table:table-cell table:style-name="ce23" office:value-type="string">
            <text:p>interface/fonts.gfx</text:p>
          </table:table-cell>
        </table:table-row>
        <table:table-row table:style-name="ro2">
          <table:table-cell table:number-columns-repeated="2"/>
          <table:table-cell table:style-name="ce23" office:value-type="string">
            <text:p>gfx/fonts/cg_22</text:p>
          </table:table-cell>
          <table:table-cell table:number-columns-repeated="3"/>
          <table:table-cell table:style-name="ce23" office:value-type="float" office:value="22">
            <text:p>22</text:p>
          </table:table-cell>
          <table:table-cell table:style-name="ce23" office:value-type="string">
            <text:p>Century Gothic</text:p>
          </table:table-cell>
          <table:table-cell table:style-name="ce23" office:value-type="string">
            <text:p>interface/fonts.gfx</text:p>
          </table:table-cell>
        </table:table-row>
        <table:table-row table:style-name="ro2">
          <table:table-cell table:number-columns-repeated="2"/>
          <table:table-cell table:style-name="ce23" office:value-type="string">
            <text:p>gfx/fonts/Arial12</text:p>
          </table:table-cell>
          <table:table-cell table:number-columns-repeated="3"/>
          <table:table-cell table:style-name="ce23" office:value-type="float" office:value="14">
            <text:p>14</text:p>
          </table:table-cell>
          <table:table-cell table:style-name="ce23" office:value-type="string">
            <text:p>Arial</text:p>
          </table:table-cell>
          <table:table-cell table:style-name="ce23" office:value-type="string">
            <text:p>interface/fonts.gfx</text:p>
          </table:table-cell>
        </table:table-row>
        <table:table-row table:number-rows-repeated="2" table:style-name="ro1"/>
        <table:table-row table:style-name="ro2">
          <table:table-cell table:style-name="ce22" office:value-type="string">
            <text:p>bmfont</text:p>
          </table:table-cell>
          <table:table-cell table:style-name="ce22" office:value-type="string">
            <text:p>font size</text:p>
          </table:table-cell>
          <table:table-cell table:style-name="ce22" office:value-type="string">
            <text:p>layer size</text:p>
          </table:table-cell>
        </table:table-row>
        <table:table-row table:style-name="ro2">
          <table:table-cell/>
          <table:table-cell table:style-name="ce23" office:value-type="float" office:value="14">
            <text:p>14</text:p>
          </table:table-cell>
          <table:table-cell table:style-name="ce23" office:value-type="float" office:value="600">
            <text:p>600</text:p>
          </table:table-cell>
        </table:table-row>
        <table:table-row table:style-name="ro2">
          <table:table-cell/>
          <table:table-cell table:style-name="ce23" office:value-type="float" office:value="16">
            <text:p>16</text:p>
          </table:table-cell>
          <table:table-cell table:style-name="ce23" office:value-type="float" office:value="670">
            <text:p>670</text:p>
          </table:table-cell>
        </table:table-row>
        <table:table-row table:style-name="ro2">
          <table:table-cell/>
          <table:table-cell table:style-name="ce23" office:value-type="float" office:value="18">
            <text:p>18</text:p>
          </table:table-cell>
          <table:table-cell table:style-name="ce23" office:value-type="float" office:value="750">
            <text:p>750</text:p>
          </table:table-cell>
        </table:table-row>
        <table:table-row table:style-name="ro2">
          <table:table-cell/>
          <table:table-cell table:style-name="ce23" office:value-type="float" office:value="20">
            <text:p>20</text:p>
          </table:table-cell>
          <table:table-cell table:style-name="ce23" office:value-type="float" office:value="820">
            <text:p>820</text:p>
          </table:table-cell>
        </table:table-row>
        <table:table-row table:style-name="ro2">
          <table:table-cell/>
          <table:table-cell table:style-name="ce23" office:value-type="float" office:value="22">
            <text:p>22</text:p>
          </table:table-cell>
          <table:table-cell table:style-name="ce23" office:value-type="float" office:value="900">
            <text:p>900</text:p>
          </table:table-cell>
        </table:table-row>
        <table:table-row table:style-name="ro2">
          <table:table-cell/>
          <table:table-cell table:style-name="ce23" office:value-type="float" office:value="24">
            <text:p>24</text:p>
          </table:table-cell>
          <table:table-cell table:style-name="ce23" office:value-type="float" office:value="960">
            <text:p>960</text:p>
          </table:table-cell>
          <table:table-cell table:style-name="ce23"/>
        </table:table-row>
        <table:table-row table:style-name="ro2">
          <table:table-cell/>
          <table:table-cell table:style-name="ce23" office:value-type="float" office:value="28">
            <text:p>28</text:p>
          </table:table-cell>
          <table:table-cell table:style-name="ce23" office:value-type="float" office:value="1115">
            <text:p>1115</text:p>
          </table:table-cell>
        </table:table-row>
        <table:table-row table:style-name="ro2">
          <table:table-cell/>
          <table:table-cell table:style-name="ce23" office:value-type="float" office:value="36">
            <text:p>36</text:p>
          </table:table-cell>
          <table:table-cell table:style-name="ce23" office:value-type="float" office:value="1410">
            <text:p>1410</text:p>
          </table:table-cell>
        </table:table-row>
      </table:table>
      <table:table table:name="ship modifiers" table:style-name="ta2" table:print="false">
        <office:forms form:automatic-focus="false" form:apply-design-mode="false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1" table:default-cell-style-name="ce15" table:number-columns-repeated="252"/>
        <table:table-row table:style-name="ro2">
          <table:table-cell table:style-name="ce25" office:value-type="string">
            <text:p>file name</text:p>
          </table:table-cell>
          <table:table-cell table:style-name="ce25" office:value-type="string">
            <text:p>key</text:p>
          </table:table-cell>
          <table:table-cell table:style-name="ce25" office:value-type="string">
            <text:p>en</text:p>
          </table:table-cell>
          <table:table-cell table:style-name="ce25" office:value-type="string">
            <text:p>ko</text:p>
          </table:table-cell>
          <table:table-cell table:style-name="ce26" office:value-type="string">
            <text:p>remark</text:p>
          </table:table-cell>
          <table:table-cell table:style-name="ce27" table:formula="of:=CONCATENATE(&quot;Total: &quot;;COUNTIF([.A2:.A1000];&quot;&lt;&gt;&quot;))" office:value-type="string">
            <text:p>Total: 43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CCURACY_ADD</text:p>
          </table:table-cell>
          <table:table-cell table:style-name="ce28" office:value-type="string">
            <text:p>Chance to Hit</text:p>
          </table:table-cell>
          <table:table-cell table:style-name="ce28" office:value-type="string">
            <text:p>적중 확률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CCURACY_MULT</text:p>
          </table:table-cell>
          <table:table-cell table:style-name="ce28" office:value-type="string">
            <text:p>Accuracy</text:p>
          </table:table-cell>
          <table:table-cell table:style-name="ce28" office:value-type="string">
            <text:p>적중률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NOMALY_FAIL_RISK</text:p>
          </table:table-cell>
          <table:table-cell table:style-name="ce28" office:value-type="string">
            <text:p>Anomaly Fail Risk</text:p>
          </table:table-cell>
          <table:table-cell table:style-name="ce28" office:value-type="string">
            <text:p>이상현상 실패 위험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NOMALY_GENERATION_CHANCE</text:p>
          </table:table-cell>
          <table:table-cell table:style-name="ce28" office:value-type="string">
            <text:p>Anomaly Discovery Chance</text:p>
          </table:table-cell>
          <table:table-cell table:style-name="ce28" office:value-type="string">
            <text:p>이상현상 발견 확률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NOMALY_RESEARCH_SPEED</text:p>
          </table:table-cell>
          <table:table-cell table:style-name="ce28" office:value-type="string">
            <text:p>Anomaly Research Speed</text:p>
          </table:table-cell>
          <table:table-cell table:style-name="ce28" office:value-type="string">
            <text:p>이상현상 연구 속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RMOR_ADD</text:p>
          </table:table-cell>
          <table:table-cell table:style-name="ce28" office:value-type="string">
            <text:p>Armor</text:p>
          </table:table-cell>
          <table:table-cell table:style-name="ce28" office:value-type="string">
            <text:p>방어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RMOR_MULT</text:p>
          </table:table-cell>
          <table:table-cell table:style-name="ce28" office:value-type="string">
            <text:p>Armor</text:p>
          </table:table-cell>
          <table:table-cell table:style-name="ce28" office:value-type="string">
            <text:p>방어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RMOR_PENETRATION_MULT</text:p>
          </table:table-cell>
          <table:table-cell table:style-name="ce28" office:value-type="string">
            <text:p>Armor Penetration</text:p>
          </table:table-cell>
          <table:table-cell table:style-name="ce28" office:value-type="string">
            <text:p>장갑 관통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UTO_REPAIR_ADD</text:p>
          </table:table-cell>
          <table:table-cell table:style-name="ce28" office:value-type="string">
            <text:p>Monthly Hull Regeneration</text:p>
          </table:table-cell>
          <table:table-cell table:style-name="ce28" office:value-type="string">
            <text:p>월간 체력 재생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AUTO_REPAIR_MULT</text:p>
          </table:table-cell>
          <table:table-cell table:style-name="ce28" office:value-type="string">
            <text:p>Monthly Hull Regeneration</text:p>
          </table:table-cell>
          <table:table-cell table:style-name="ce28" office:value-type="string">
            <text:p>월간 체력 재생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BUILD_SPEED_MULT</text:p>
          </table:table-cell>
          <table:table-cell table:style-name="ce28" office:value-type="string">
            <text:p>Ship Build Speed</text:p>
          </table:table-cell>
          <table:table-cell table:style-name="ce28" office:value-type="string">
            <text:p>함선 건조 속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COMBAT_SPEED_MULT</text:p>
          </table:table-cell>
          <table:table-cell table:style-name="ce28" office:value-type="string">
            <text:p>Speed</text:p>
          </table:table-cell>
          <table:table-cell table:style-name="ce28" office:value-type="string">
            <text:p>속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EMERGENCY_FTL</text:p>
          </table:table-cell>
          <table:table-cell table:style-name="ce28" office:value-type="string">
            <text:p>Emergency FTL Damage</text:p>
          </table:table-cell>
          <table:table-cell table:style-name="ce28" office:value-type="string">
            <text:p>긴급 초공간도약 피해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EVASION_ADD</text:p>
          </table:table-cell>
          <table:table-cell table:style-name="ce28" office:value-type="string">
            <text:p>Chance to Evade</text:p>
          </table:table-cell>
          <table:table-cell table:style-name="ce28" office:value-type="string">
            <text:p>회피 확률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EVASION_MULT</text:p>
          </table:table-cell>
          <table:table-cell table:style-name="ce28" office:value-type="string">
            <text:p>Evasion</text:p>
          </table:table-cell>
          <table:table-cell table:style-name="ce28" office:value-type="string">
            <text:p>회피율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FIRE_RATE_MULT</text:p>
          </table:table-cell>
          <table:table-cell table:style-name="ce28" office:value-type="string">
            <text:p>Fire Rate</text:p>
          </table:table-cell>
          <table:table-cell table:style-name="ce28" office:value-type="string">
            <text:p>연사율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FTL_HYPER_RANGE_MULT</text:p>
          </table:table-cell>
          <table:table-cell table:style-name="ce28" office:value-type="string">
            <text:p>Hyper Range</text:p>
          </table:table-cell>
          <table:table-cell table:style-name="ce28" office:value-type="string">
            <text:p>하이퍼스페이스 거리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FTL_JUMPDRIVE_RANGE_MULT</text:p>
          </table:table-cell>
          <table:table-cell table:style-name="ce28" office:value-type="string">
            <text:p>Jump Drive Range</text:p>
          </table:table-cell>
          <table:table-cell table:style-name="ce28" office:value-type="string">
            <text:p>점프 드라이브 거리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FTL_WARP_RANGE_MULT</text:p>
          </table:table-cell>
          <table:table-cell table:style-name="ce28" office:value-type="string">
            <text:p>Warp Range</text:p>
          </table:table-cell>
          <table:table-cell table:style-name="ce28" office:value-type="string">
            <text:p>워프 거리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FTL_WORMHOLES_PER_STATION</text:p>
          </table:table-cell>
          <table:table-cell table:style-name="ce28" office:value-type="string">
            <text:p>Active Wormholes per Station</text:p>
          </table:table-cell>
          <table:table-cell table:style-name="ce28" office:value-type="string">
            <text:p>기지당 웜홀 개수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FTL_WORMHOLE_RANGE_MULT</text:p>
          </table:table-cell>
          <table:table-cell table:style-name="ce28" office:value-type="string">
            <text:p>Wormhole Range</text:p>
          </table:table-cell>
          <table:table-cell table:style-name="ce28" office:value-type="string">
            <text:p>웜홀 거리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FTL_WORMHOLE_SPEED_MULT</text:p>
          </table:table-cell>
          <table:table-cell table:style-name="ce28" office:value-type="string">
            <text:p>Wormhole Generation Rate</text:p>
          </table:table-cell>
          <table:table-cell table:style-name="ce28" office:value-type="string">
            <text:p>웜홀 생성율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HITPOINTS_ADD</text:p>
          </table:table-cell>
          <table:table-cell table:style-name="ce28" office:value-type="string">
            <text:p>Ship Hull Points</text:p>
          </table:table-cell>
          <table:table-cell table:style-name="ce28" office:value-type="string">
            <text:p>함선 체력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HITPOINTS_MULT</text:p>
          </table:table-cell>
          <table:table-cell table:style-name="ce28" office:value-type="string">
            <text:p>Ship Hull Points</text:p>
          </table:table-cell>
          <table:table-cell table:style-name="ce28" office:value-type="string">
            <text:p>함선 체력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INTERSTELLAR_SPEED_MULT</text:p>
          </table:table-cell>
          <table:table-cell table:style-name="ce28" office:value-type="string">
            <text:p>Warp Speed</text:p>
          </table:table-cell>
          <table:table-cell table:style-name="ce28" office:value-type="string">
            <text:p>워프 속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LANDING_TIME_MULT</text:p>
          </table:table-cell>
          <table:table-cell table:style-name="ce28" office:value-type="string">
            <text:p>Landing Time</text:p>
          </table:table-cell>
          <table:table-cell table:style-name="ce28" office:value-type="string">
            <text:p>착륙 시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REPARATION_COST_MULT</text:p>
          </table:table-cell>
          <table:table-cell table:style-name="ce28" office:value-type="string">
            <text:p>Ship Repair Cost</text:p>
          </table:table-cell>
          <table:table-cell table:style-name="ce28" office:value-type="string">
            <text:p>함선 수리 비용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REPARATION_SPEED_MULT</text:p>
          </table:table-cell>
          <table:table-cell table:style-name="ce28" office:value-type="string">
            <text:p>Ship Repair Speed</text:p>
          </table:table-cell>
          <table:table-cell table:style-name="ce28" office:value-type="string">
            <text:p>함선 수리 속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SCIENCE_SURVEY_SPEED</text:p>
          </table:table-cell>
          <table:table-cell table:style-name="ce28" office:value-type="string">
            <text:p>Survey Speed</text:p>
          </table:table-cell>
          <table:table-cell table:style-name="ce28" office:value-type="string">
            <text:p>탐사 속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SENSOR_RANGE_MULT</text:p>
          </table:table-cell>
          <table:table-cell table:style-name="ce28" office:value-type="string">
            <text:p>Sensor Range</text:p>
          </table:table-cell>
          <table:table-cell table:style-name="ce28" office:value-type="string">
            <text:p>감지기 범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SHIELD_DAMAGE_MULT</text:p>
          </table:table-cell>
          <table:table-cell table:style-name="ce28" office:value-type="string">
            <text:p>Shield Damage</text:p>
          </table:table-cell>
          <table:table-cell table:style-name="ce28" office:value-type="string">
            <text:p>보호막 피해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SHIELD_HP_ADD</text:p>
          </table:table-cell>
          <table:table-cell table:style-name="ce28" office:value-type="string">
            <text:p>Shield Hit Points</text:p>
          </table:table-cell>
          <table:table-cell table:style-name="ce28" office:value-type="string">
            <text:p>보호막 체력</text:p>
          </table:table-cell>
        </table:table-row>
        <table:table-row table:style-name="ro2">
          <table:table-cell table:style-name="ce29" office:value-type="string">
            <text:p>modifiers_l_english</text:p>
          </table:table-cell>
          <table:table-cell table:style-name="ce29" office:value-type="string">
            <text:p>MOD_SHIP_SHIELD_HP_MULT</text:p>
          </table:table-cell>
          <table:table-cell table:style-name="ce29" office:value-type="string">
            <text:p>Shield Hit Points</text:p>
          </table:table-cell>
          <table:table-cell table:style-name="ce29" office:value-type="string">
            <text:p>보호막 체력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SHIELD_PENETRATION_MULT</text:p>
          </table:table-cell>
          <table:table-cell table:style-name="ce28" office:value-type="string">
            <text:p>Shield Penetration</text:p>
          </table:table-cell>
          <table:table-cell table:style-name="ce28" office:value-type="string">
            <text:p>보호막 관통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SHIELD_REGEN_ADD</text:p>
          </table:table-cell>
          <table:table-cell table:style-name="ce28" office:value-type="string">
            <text:p>Shield Regeneration</text:p>
          </table:table-cell>
          <table:table-cell table:style-name="ce28" office:value-type="string">
            <text:p>보호막 재생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SHIELD_REGEN_ADD_PERC</text:p>
          </table:table-cell>
          <table:table-cell table:style-name="ce28" office:value-type="string">
            <text:p>Monthly Shield Regeneration</text:p>
          </table:table-cell>
          <table:table-cell table:style-name="ce28" office:value-type="string">
            <text:p>월간 보호막 재생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SHIELD_REGEN_MULT</text:p>
          </table:table-cell>
          <table:table-cell table:style-name="ce28" office:value-type="string">
            <text:p>Shield Regeneration</text:p>
          </table:table-cell>
          <table:table-cell table:style-name="ce28" office:value-type="string">
            <text:p>보호막 재생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SPEED_MULT</text:p>
          </table:table-cell>
          <table:table-cell table:style-name="ce28" office:value-type="string">
            <text:p>Sublight Speed</text:p>
          </table:table-cell>
          <table:table-cell table:style-name="ce28" office:value-type="string">
            <text:p>광속 추진 속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UPKEEP_MULT</text:p>
          </table:table-cell>
          <table:table-cell table:style-name="ce28" office:value-type="string">
            <text:p>Ship Upkeep</text:p>
          </table:table-cell>
          <table:table-cell table:style-name="ce28" office:value-type="string">
            <text:p>함선 유지 비용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WEAPON_DAMAGE</text:p>
          </table:table-cell>
          <table:table-cell table:style-name="ce28" office:value-type="string">
            <text:p>Weapons Damage</text:p>
          </table:table-cell>
          <table:table-cell table:style-name="ce28" office:value-type="string">
            <text:p>무기 피해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WEAPON_RANGE_MULT</text:p>
          </table:table-cell>
          <table:table-cell table:style-name="ce28" office:value-type="string">
            <text:p>Weapons Range</text:p>
          </table:table-cell>
          <table:table-cell table:style-name="ce28" office:value-type="string">
            <text:p>무기 사거리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WINDDOWN_MULT</text:p>
          </table:table-cell>
          <table:table-cell table:style-name="ce28" office:value-type="string">
            <text:p>Jump Cooldown</text:p>
          </table:table-cell>
          <table:table-cell table:style-name="ce28" office:value-type="string">
            <text:p>점프 재사용 대기시간</text:p>
          </table:table-cell>
        </table:table-row>
        <table:table-row table:style-name="ro2">
          <table:table-cell table:style-name="ce28" office:value-type="string">
            <text:p>modifiers_l_english</text:p>
          </table:table-cell>
          <table:table-cell table:style-name="ce28" office:value-type="string">
            <text:p>MOD_SHIP_WINDUP_MULT</text:p>
          </table:table-cell>
          <table:table-cell table:style-name="ce28" office:value-type="string">
            <text:p>Jump Charge Time</text:p>
          </table:table-cell>
          <table:table-cell table:style-name="ce28" office:value-type="string">
            <text:p>점프 충전 시간</text:p>
          </table:table-cell>
        </table:table-row>
      </table:table>
      <table:table table:name="buildings" table:style-name="ta3" table:print="false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6" table:default-cell-style-name="ce15" table:number-columns-repeated="251"/>
        <table:table-row table:style-name="ro2">
          <table:table-cell table:style-name="ce25" office:value-type="string">
            <text:p>file name</text:p>
          </table:table-cell>
          <table:table-cell table:style-name="ce25" office:value-type="string">
            <text:p>key</text:p>
          </table:table-cell>
          <table:table-cell table:style-name="ce25" office:value-type="string">
            <text:p>en</text:p>
          </table:table-cell>
          <table:table-cell table:style-name="ce25" office:value-type="string">
            <text:p>ko</text:p>
          </table:table-cell>
          <table:table-cell table:style-name="ce26" office:value-type="string">
            <text:p>remark</text:p>
          </table:table-cell>
          <table:table-cell table:style-name="ce27" table:formula="of:=CONCATENATE(&quot;Total: &quot;;COUNTIF([.A2:.A908];&quot;&lt;&gt;&quot;))" office:value-type="string">
            <text:p>Total: 87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agri_processing_complex</text:p>
          </table:table-cell>
          <table:table-cell table:style-name="ce28" office:value-type="string">
            <text:p>Agri-Processing Complex</text:p>
          </table:table-cell>
          <table:table-cell table:style-name="ce28" office:value-type="string">
            <text:p>농업 가공 단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ancient_factory</text:p>
          </table:table-cell>
          <table:table-cell table:style-name="ce28" office:value-type="string">
            <text:p>Autonomous Fabricators</text:p>
          </table:table-cell>
          <table:table-cell table:style-name="ce28" office:value-type="string">
            <text:p>고대 자동화 단지</text:p>
          </table:table-cell>
          <table:table-cell table:style-name="ce23" office:value-type="string">
            <text:p>ancient complex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basic_farm</text:p>
          </table:table-cell>
          <table:table-cell table:style-name="ce28" office:value-type="string">
            <text:p>Basic Hydroponics Farm</text:p>
          </table:table-cell>
          <table:table-cell table:style-name="ce28" office:value-type="string">
            <text:p>기본 수경 농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basic_mine</text:p>
          </table:table-cell>
          <table:table-cell table:style-name="ce28" office:value-type="string">
            <text:p>Basic Mine</text:p>
          </table:table-cell>
          <table:table-cell table:style-name="ce28" office:value-type="string">
            <text:p>기본 광산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basic_power_plant</text:p>
          </table:table-cell>
          <table:table-cell table:style-name="ce28" office:value-type="string">
            <text:p>Basic Power Plant</text:p>
          </table:table-cell>
          <table:table-cell table:style-name="ce28" office:value-type="string">
            <text:p>기본 발전소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basic_science_lab_1</text:p>
          </table:table-cell>
          <table:table-cell table:style-name="ce28" office:value-type="string">
            <text:p>Basic Science Lab I</text:p>
          </table:table-cell>
          <table:table-cell table:style-name="ce28" office:value-type="string">
            <text:p>기본 과학 연구소 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biolab_1</text:p>
          </table:table-cell>
          <table:table-cell table:style-name="ce28" office:value-type="string">
            <text:p>Biolab I</text:p>
          </table:table-cell>
          <table:table-cell table:style-name="ce28" office:value-type="string">
            <text:p>생물학 연구소 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biolab_2</text:p>
          </table:table-cell>
          <table:table-cell table:style-name="ce28" office:value-type="string">
            <text:p>Biolab II</text:p>
          </table:table-cell>
          <table:table-cell table:style-name="ce28" office:value-type="string">
            <text:p>생물학 연구소 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biolab_3</text:p>
          </table:table-cell>
          <table:table-cell table:style-name="ce28" office:value-type="string">
            <text:p>Biolab III</text:p>
          </table:table-cell>
          <table:table-cell table:style-name="ce28" office:value-type="string">
            <text:p>생물학 연구소 I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biolab_4</text:p>
          </table:table-cell>
          <table:table-cell table:style-name="ce28" office:value-type="string">
            <text:p>Biolab IV</text:p>
          </table:table-cell>
          <table:table-cell table:style-name="ce28" office:value-type="string">
            <text:p>생물학 연구소 I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biolab_5</text:p>
          </table:table-cell>
          <table:table-cell table:style-name="ce28" office:value-type="string">
            <text:p>Biolab V</text:p>
          </table:table-cell>
          <table:table-cell table:style-name="ce28" office:value-type="string">
            <text:p>생물학 연구소 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capital_1</text:p>
          </table:table-cell>
          <table:table-cell table:style-name="ce28" office:value-type="string">
            <text:p>Planetary Administration</text:p>
          </table:table-cell>
          <table:table-cell table:style-name="ce28" office:value-type="string">
            <text:p>행성 관리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capital_2</text:p>
          </table:table-cell>
          <table:table-cell table:style-name="ce28" office:value-type="string">
            <text:p>Planetary Capital</text:p>
          </table:table-cell>
          <table:table-cell table:style-name="ce28" office:value-type="string">
            <text:p>행성 수도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capital_3</text:p>
          </table:table-cell>
          <table:table-cell table:style-name="ce28" office:value-type="string">
            <text:p>Empire Capital-Complex</text:p>
          </table:table-cell>
          <table:table-cell table:style-name="ce28" office:value-type="string">
            <text:p>제국 수도 행정 단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clinic</text:p>
          </table:table-cell>
          <table:table-cell table:style-name="ce28" office:value-type="string">
            <text:p>Frontier Clinic</text:p>
          </table:table-cell>
          <table:table-cell table:style-name="ce28" office:value-type="string">
            <text:p>개척 클리닉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clone_vats</text:p>
          </table:table-cell>
          <table:table-cell table:style-name="ce28" office:value-type="string">
            <text:p>Clone Vats</text:p>
          </table:table-cell>
          <table:table-cell table:style-name="ce28" office:value-type="string">
            <text:p>인공 복제소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colony_shelter</text:p>
          </table:table-cell>
          <table:table-cell table:style-name="ce28" office:value-type="string">
            <text:p>Reassembled Ship Shelter</text:p>
          </table:table-cell>
          <table:table-cell table:style-name="ce28" office:value-type="string">
            <text:p>개척선 유적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dark_matter_power_plant</text:p>
          </table:table-cell>
          <table:table-cell table:style-name="ce28" office:value-type="string">
            <text:p>Dark Matter Power Plant</text:p>
          </table:table-cell>
          <table:table-cell table:style-name="ce28" office:value-type="string">
            <text:p>암흑 물질 발전소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engineering_facility_1</text:p>
          </table:table-cell>
          <table:table-cell table:style-name="ce28" office:value-type="string">
            <text:p>Engineering Facility I</text:p>
          </table:table-cell>
          <table:table-cell table:style-name="ce28" office:value-type="string">
            <text:p>공학 시설 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engineering_facility_2</text:p>
          </table:table-cell>
          <table:table-cell table:style-name="ce28" office:value-type="string">
            <text:p>Engineering Facility II</text:p>
          </table:table-cell>
          <table:table-cell table:style-name="ce28" office:value-type="string">
            <text:p>공학 시설 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engineering_facility_3</text:p>
          </table:table-cell>
          <table:table-cell table:style-name="ce28" office:value-type="string">
            <text:p>Engineering Facility III</text:p>
          </table:table-cell>
          <table:table-cell table:style-name="ce28" office:value-type="string">
            <text:p>공학 시설 I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engineering_facility_4</text:p>
          </table:table-cell>
          <table:table-cell table:style-name="ce28" office:value-type="string">
            <text:p>Engineering Facility IV</text:p>
          </table:table-cell>
          <table:table-cell table:style-name="ce28" office:value-type="string">
            <text:p>공학 시설 I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engineering_facility_5</text:p>
          </table:table-cell>
          <table:table-cell table:style-name="ce28" office:value-type="string">
            <text:p>Engineering Facility V</text:p>
          </table:table-cell>
          <table:table-cell table:style-name="ce28" office:value-type="string">
            <text:p>공학 시설 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engos_plant</text:p>
          </table:table-cell>
          <table:table-cell table:style-name="ce28" office:value-type="string">
            <text:p>Engos Habitation Station</text:p>
          </table:table-cell>
          <table:table-cell table:style-name="ce28" office:value-type="string">
            <text:p>인고스 거주 기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galactic_stock_exchange</text:p>
          </table:table-cell>
          <table:table-cell table:style-name="ce28" office:value-type="string">
            <text:p>Galactic Stock Exchange</text:p>
          </table:table-cell>
          <table:table-cell table:style-name="ce28" office:value-type="string">
            <text:p>은하 무역 거래소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garanthiumworks</text:p>
          </table:table-cell>
          <table:table-cell table:style-name="ce28" office:value-type="string">
            <text:p>Garanthiumworks</text:p>
          </table:table-cell>
          <table:table-cell table:style-name="ce28" office:value-type="string">
            <text:p>가란티움 작업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grand_mausoleum</text:p>
          </table:table-cell>
          <table:table-cell table:style-name="ce28" office:value-type="string">
            <text:p>Grand Mausoleum</text:p>
          </table:table-cell>
          <table:table-cell table:style-name="ce28" office:value-type="string">
            <text:p>웅장한 무덤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grand_mausoleum_proper</text:p>
          </table:table-cell>
          <table:table-cell table:style-name="ce28" office:value-type="string">
            <text:p>[GetRulerName]'s Grand Mausoleum</text:p>
          </table:table-cell>
          <table:table-cell table:style-name="ce28" office:value-type="string">
            <text:p>[GetRulerName] 웅장한 무덤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great_pyramid</text:p>
          </table:table-cell>
          <table:table-cell table:style-name="ce28" office:value-type="string">
            <text:p>Great Pyramid</text:p>
          </table:table-cell>
          <table:table-cell table:style-name="ce28" office:value-type="string">
            <text:p>대형 피라미드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hydroponics_farm_1</text:p>
          </table:table-cell>
          <table:table-cell table:style-name="ce28" office:value-type="string">
            <text:p>Hydroponics Farm I</text:p>
          </table:table-cell>
          <table:table-cell table:style-name="ce28" office:value-type="string">
            <text:p>수경 농장 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hydroponics_farm_2</text:p>
          </table:table-cell>
          <table:table-cell table:style-name="ce28" office:value-type="string">
            <text:p>Hydroponics Farm II</text:p>
          </table:table-cell>
          <table:table-cell table:style-name="ce28" office:value-type="string">
            <text:p>수경 농장 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hydroponics_farm_3</text:p>
          </table:table-cell>
          <table:table-cell table:style-name="ce28" office:value-type="string">
            <text:p>Hydroponics Farm III</text:p>
          </table:table-cell>
          <table:table-cell table:style-name="ce28" office:value-type="string">
            <text:p>수경 농장 I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hydroponics_farm_4</text:p>
          </table:table-cell>
          <table:table-cell table:style-name="ce28" office:value-type="string">
            <text:p>Hydroponics Farm IV</text:p>
          </table:table-cell>
          <table:table-cell table:style-name="ce28" office:value-type="string">
            <text:p>수경 농장 I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hydroponics_farm_5</text:p>
          </table:table-cell>
          <table:table-cell table:style-name="ce28" office:value-type="string">
            <text:p>Hydroponics Farm V</text:p>
          </table:table-cell>
          <table:table-cell table:style-name="ce28" office:value-type="string">
            <text:p>수경 농장 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hyper_entertainment_forum</text:p>
          </table:table-cell>
          <table:table-cell table:style-name="ce28" office:value-type="string">
            <text:p>Hyper-Entertainment Forum</text:p>
          </table:table-cell>
          <table:table-cell table:style-name="ce28" office:value-type="string">
            <text:p>종합 오락 단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institute</text:p>
          </table:table-cell>
          <table:table-cell table:style-name="ce28" office:value-type="string">
            <text:p>Research Institute</text:p>
          </table:table-cell>
          <table:table-cell table:style-name="ce28" office:value-type="string">
            <text:p>연구 학회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lythuric_manipulator</text:p>
          </table:table-cell>
          <table:table-cell table:style-name="ce28" office:value-type="string">
            <text:p>Lythuric Atmospheric Manipulator</text:p>
          </table:table-cell>
          <table:table-cell table:style-name="ce28" office:value-type="string">
            <text:p>라이더릭 공기 조작기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litary_academy</text:p>
          </table:table-cell>
          <table:table-cell table:style-name="ce28" office:value-type="string">
            <text:p>Military Academy</text:p>
          </table:table-cell>
          <table:table-cell table:style-name="ce28" office:value-type="string">
            <text:p>사관학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eral_processing_plant_1</text:p>
          </table:table-cell>
          <table:table-cell table:style-name="ce28" office:value-type="string">
            <text:p>Mineral Processing Plant I</text:p>
          </table:table-cell>
          <table:table-cell table:style-name="ce28" office:value-type="string">
            <text:p>광물 가공 공장 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eral_processing_plant_2</text:p>
          </table:table-cell>
          <table:table-cell table:style-name="ce28" office:value-type="string">
            <text:p>Mineral Processing Plant II</text:p>
          </table:table-cell>
          <table:table-cell table:style-name="ce28" office:value-type="string">
            <text:p>광물 가공 공장 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eral_silo_1</text:p>
          </table:table-cell>
          <table:table-cell table:style-name="ce28" office:value-type="string">
            <text:p>Mineral Silo I</text:p>
          </table:table-cell>
          <table:table-cell table:style-name="ce28" office:value-type="string">
            <text:p>광물 저장고 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eral_silo_2</text:p>
          </table:table-cell>
          <table:table-cell table:style-name="ce28" office:value-type="string">
            <text:p>Mineral Silo II</text:p>
          </table:table-cell>
          <table:table-cell table:style-name="ce28" office:value-type="string">
            <text:p>광물 저장고 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eral_silo_3</text:p>
          </table:table-cell>
          <table:table-cell table:style-name="ce28" office:value-type="string">
            <text:p>Mineral Silo III</text:p>
          </table:table-cell>
          <table:table-cell table:style-name="ce28" office:value-type="string">
            <text:p>광물 저장고 I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ing_network_1</text:p>
          </table:table-cell>
          <table:table-cell table:style-name="ce28" office:value-type="string">
            <text:p>Mining Network I</text:p>
          </table:table-cell>
          <table:table-cell table:style-name="ce28" office:value-type="string">
            <text:p>채광 네트워크 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ing_network_2</text:p>
          </table:table-cell>
          <table:table-cell table:style-name="ce28" office:value-type="string">
            <text:p>Mining Network II</text:p>
          </table:table-cell>
          <table:table-cell table:style-name="ce28" office:value-type="string">
            <text:p>채광 네트워크 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ing_network_3</text:p>
          </table:table-cell>
          <table:table-cell table:style-name="ce28" office:value-type="string">
            <text:p>Mining Network III</text:p>
          </table:table-cell>
          <table:table-cell table:style-name="ce28" office:value-type="string">
            <text:p>채광 네트워크 I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ing_network_4</text:p>
          </table:table-cell>
          <table:table-cell table:style-name="ce28" office:value-type="string">
            <text:p>Mining Network IV</text:p>
          </table:table-cell>
          <table:table-cell table:style-name="ce28" office:value-type="string">
            <text:p>채광 네트워크 I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ing_network_5</text:p>
          </table:table-cell>
          <table:table-cell table:style-name="ce28" office:value-type="string">
            <text:p>Mining Network V</text:p>
          </table:table-cell>
          <table:table-cell table:style-name="ce28" office:value-type="string">
            <text:p>채광 네트워크 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inistry_benevolence</text:p>
          </table:table-cell>
          <table:table-cell table:style-name="ce28" office:value-type="string">
            <text:p>Ministry of Benevolence</text:p>
          </table:table-cell>
          <table:table-cell table:style-name="ce28" office:value-type="string">
            <text:p>거주민 생활 지원소</text:p>
          </table:table-cell>
          <table:table-cell table:style-name="ce23" office:value-type="string">
            <text:p>government department for well-fare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onument</text:p>
          </table:table-cell>
          <table:table-cell table:style-name="ce28" office:value-type="string">
            <text:p>Monument</text:p>
          </table:table-cell>
          <table:table-cell table:style-name="ce28" office:value-type="string">
            <text:p>기념비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onument_proper</text:p>
          </table:table-cell>
          <table:table-cell table:style-name="ce28" office:value-type="string">
            <text:p>[GetRulerName]'s Monument</text:p>
          </table:table-cell>
          <table:table-cell table:style-name="ce28" office:value-type="string">
            <text:p>[GetRulerName] 기념비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onument_purity</text:p>
          </table:table-cell>
          <table:table-cell table:style-name="ce28" office:value-type="string">
            <text:p>Monument to Purity</text:p>
          </table:table-cell>
          <table:table-cell table:style-name="ce28" office:value-type="string">
            <text:p>정화 기념비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mutant_landfill</text:p>
          </table:table-cell>
          <table:table-cell table:style-name="ce28" office:value-type="string">
            <text:p>Mutant Landfill</text:p>
          </table:table-cell>
          <table:table-cell table:style-name="ce28" office:value-type="string">
            <text:p>돌연변이 매립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odd_factory</text:p>
          </table:table-cell>
          <table:table-cell table:style-name="ce28" office:value-type="string">
            <text:p>Odd Factory</text:p>
          </table:table-cell>
          <table:table-cell table:style-name="ce28" office:value-type="string">
            <text:p>남겨진 공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orillium_factory</text:p>
          </table:table-cell>
          <table:table-cell table:style-name="ce28" office:value-type="string">
            <text:p>Orillium Explosives Factory</text:p>
          </table:table-cell>
          <table:table-cell table:style-name="ce28" office:value-type="string">
            <text:p>오릴리엄 폭발물 공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aradise_dome</text:p>
          </table:table-cell>
          <table:table-cell table:style-name="ce28" office:value-type="string">
            <text:p>Paradise Dome</text:p>
          </table:table-cell>
          <table:table-cell table:style-name="ce28" office:value-type="string">
            <text:p>파라다이스 돔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article_accelerator</text:p>
          </table:table-cell>
          <table:table-cell table:style-name="ce28" office:value-type="string">
            <text:p>Particle Accelerator</text:p>
          </table:table-cell>
          <table:table-cell table:style-name="ce28" office:value-type="string">
            <text:p>입자 가속기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hysics_lab_1</text:p>
          </table:table-cell>
          <table:table-cell table:style-name="ce28" office:value-type="string">
            <text:p>Physics Lab I</text:p>
          </table:table-cell>
          <table:table-cell table:style-name="ce28" office:value-type="string">
            <text:p>물리학 연구소 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hysics_lab_2</text:p>
          </table:table-cell>
          <table:table-cell table:style-name="ce28" office:value-type="string">
            <text:p>Physics Lab II</text:p>
          </table:table-cell>
          <table:table-cell table:style-name="ce28" office:value-type="string">
            <text:p>물리학 연구소 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hysics_lab_3</text:p>
          </table:table-cell>
          <table:table-cell table:style-name="ce28" office:value-type="string">
            <text:p>Physics Lab III</text:p>
          </table:table-cell>
          <table:table-cell table:style-name="ce28" office:value-type="string">
            <text:p>물리학 연구소 I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hysics_lab_4</text:p>
          </table:table-cell>
          <table:table-cell table:style-name="ce28" office:value-type="string">
            <text:p>Physics Lab IV</text:p>
          </table:table-cell>
          <table:table-cell table:style-name="ce28" office:value-type="string">
            <text:p>물리학 연구소 IV</text:p>
          </table:table-cell>
        </table:table-row>
        <table:table-row table:style-name="ro2">
          <table:table-cell table:style-name="ce30" office:value-type="string">
            <text:p>l_english</text:p>
          </table:table-cell>
          <table:table-cell table:style-name="ce30" office:value-type="string">
            <text:p>building_physics_lab_5</text:p>
          </table:table-cell>
          <table:table-cell table:style-name="ce30" office:value-type="string">
            <text:p>Physics Lab V</text:p>
          </table:table-cell>
          <table:table-cell table:style-name="ce30" office:value-type="string">
            <text:p>물리학 연구소 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itharan_plant</text:p>
          </table:table-cell>
          <table:table-cell table:style-name="ce28" office:value-type="string">
            <text:p>Pitharan Fertilizer Plant</text:p>
          </table:table-cell>
          <table:table-cell table:style-name="ce28" office:value-type="string">
            <text:p>피다란 비료 공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lague_memorial</text:p>
          </table:table-cell>
          <table:table-cell table:style-name="ce28" office:value-type="string">
            <text:p>Plague Memorial</text:p>
          </table:table-cell>
          <table:table-cell table:style-name="ce28" office:value-type="string">
            <text:p>전염병 기념물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lanetary_shield_generator</text:p>
          </table:table-cell>
          <table:table-cell table:style-name="ce28" office:value-type="string">
            <text:p>Planetary Shield Generator</text:p>
          </table:table-cell>
          <table:table-cell table:style-name="ce28" office:value-type="string">
            <text:p>행성 보호막 생성기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ower_hub_1</text:p>
          </table:table-cell>
          <table:table-cell table:style-name="ce28" office:value-type="string">
            <text:p>Power Hub I</text:p>
          </table:table-cell>
          <table:table-cell table:style-name="ce28" office:value-type="string">
            <text:p>전력 허브 I</text:p>
          </table:table-cell>
          <table:table-cell table:style-name="ce23" office:value-type="string">
            <text:p>generate energy credit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ower_hub_2</text:p>
          </table:table-cell>
          <table:table-cell table:style-name="ce28" office:value-type="string">
            <text:p>Power Hub II</text:p>
          </table:table-cell>
          <table:table-cell table:style-name="ce28" office:value-type="string">
            <text:p>전력 허브 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ower_plant_1</text:p>
          </table:table-cell>
          <table:table-cell table:style-name="ce28" office:value-type="string">
            <text:p>Power Plant I</text:p>
          </table:table-cell>
          <table:table-cell table:style-name="ce28" office:value-type="string">
            <text:p>발전소 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ower_plant_2</text:p>
          </table:table-cell>
          <table:table-cell table:style-name="ce28" office:value-type="string">
            <text:p>Power Plant II</text:p>
          </table:table-cell>
          <table:table-cell table:style-name="ce28" office:value-type="string">
            <text:p>발전소 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ower_plant_3</text:p>
          </table:table-cell>
          <table:table-cell table:style-name="ce28" office:value-type="string">
            <text:p>Power Plant III</text:p>
          </table:table-cell>
          <table:table-cell table:style-name="ce28" office:value-type="string">
            <text:p>발전소 III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ower_plant_4</text:p>
          </table:table-cell>
          <table:table-cell table:style-name="ce28" office:value-type="string">
            <text:p>Power Plant IV</text:p>
          </table:table-cell>
          <table:table-cell table:style-name="ce28" office:value-type="string">
            <text:p>발전소 I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ower_plant_5</text:p>
          </table:table-cell>
          <table:table-cell table:style-name="ce28" office:value-type="string">
            <text:p>Power Plant V</text:p>
          </table:table-cell>
          <table:table-cell table:style-name="ce28" office:value-type="string">
            <text:p>발전소 V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rimitive_factory</text:p>
          </table:table-cell>
          <table:table-cell table:style-name="ce28" office:value-type="string">
            <text:p>Primitive Factory</text:p>
          </table:table-cell>
          <table:table-cell table:style-name="ce28" office:value-type="string">
            <text:p>원시 공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primitive_farm</text:p>
          </table:table-cell>
          <table:table-cell table:style-name="ce28" office:value-type="string">
            <text:p>Primitive Farms</text:p>
          </table:table-cell>
          <table:table-cell table:style-name="ce28" office:value-type="string">
            <text:p>원시 농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quarantine</text:p>
          </table:table-cell>
          <table:table-cell table:style-name="ce28" office:value-type="string">
            <text:p>Plague Research Station</text:p>
          </table:table-cell>
          <table:table-cell table:style-name="ce28" office:value-type="string">
            <text:p>전염병 연구 기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robotics_assembly_plant</text:p>
          </table:table-cell>
          <table:table-cell table:style-name="ce28" office:value-type="string">
            <text:p>Robotics Assembly Plant</text:p>
          </table:table-cell>
          <table:table-cell table:style-name="ce28" office:value-type="string">
            <text:p>로봇 조립 공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robotics_assembly_plant_3</text:p>
          </table:table-cell>
          <table:table-cell table:style-name="ce28" office:value-type="string">
            <text:p>Synthetic Assembly Plant</text:p>
          </table:table-cell>
          <table:table-cell table:style-name="ce28" office:value-type="string">
            <text:p>인조인간 조립 공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royal_gardens</text:p>
          </table:table-cell>
          <table:table-cell table:style-name="ce28" office:value-type="string">
            <text:p>Royal Gardens</text:p>
          </table:table-cell>
          <table:table-cell table:style-name="ce28" office:value-type="string">
            <text:p>로얄 가든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royal_gardens_proper</text:p>
          </table:table-cell>
          <table:table-cell table:style-name="ce28" office:value-type="string">
            <text:p>Royal Gardens of [GetRulerName]</text:p>
          </table:table-cell>
          <table:table-cell table:style-name="ce28" office:value-type="string">
            <text:p>[GetRulerName] 로얄 가든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slave_processing</text:p>
          </table:table-cell>
          <table:table-cell table:style-name="ce28" office:value-type="string">
            <text:p>Slave Processing Facility</text:p>
          </table:table-cell>
          <table:table-cell table:style-name="ce28" office:value-type="string">
            <text:p>노예 처리 시설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teldar_plant</text:p>
          </table:table-cell>
          <table:table-cell table:style-name="ce28" office:value-type="string">
            <text:p>Teldar Plant</text:p>
          </table:table-cell>
          <table:table-cell table:style-name="ce28" office:value-type="string">
            <text:p>텔다 공장</text:p>
          </table:table-cell>
          <table:table-cell table:style-name="ce23" office:value-type="string">
            <text:p>crystal factory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toy_factory</text:p>
          </table:table-cell>
          <table:table-cell table:style-name="ce28" office:value-type="string">
            <text:p>Alien Toy Factory</text:p>
          </table:table-cell>
          <table:table-cell table:style-name="ce28" office:value-type="string">
            <text:p>외계인 장난감 공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vault</text:p>
          </table:table-cell>
          <table:table-cell table:style-name="ce28" office:value-type="string">
            <text:p>Underground Vault</text:p>
          </table:table-cell>
          <table:table-cell table:style-name="ce28" office:value-type="string">
            <text:p>지하 대피소</text:p>
          </table:table-cell>
          <table:table-cell table:style-name="ce23" office:value-type="string">
            <text:p>shelter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vault_2</text:p>
          </table:table-cell>
          <table:table-cell table:style-name="ce28" office:value-type="string">
            <text:p>Underground Vault</text:p>
          </table:table-cell>
          <table:table-cell table:style-name="ce28" office:value-type="string">
            <text:p>지하 보관소</text:p>
          </table:table-cell>
          <table:table-cell table:style-name="ce23" office:value-type="string">
            <text:p>machinary storage facilitie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virtual_combat_arena</text:p>
          </table:table-cell>
          <table:table-cell table:style-name="ce28" office:value-type="string">
            <text:p>Virtual Combat Arena</text:p>
          </table:table-cell>
          <table:table-cell table:style-name="ce28" office:value-type="string">
            <text:p>가상 전투 경기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xeno_zoo</text:p>
          </table:table-cell>
          <table:table-cell table:style-name="ce28" office:value-type="string">
            <text:p>Xeno Zoo</text:p>
          </table:table-cell>
          <table:table-cell table:style-name="ce28" office:value-type="string">
            <text:p>외계인 동물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building_zanaam_obelisk</text:p>
          </table:table-cell>
          <table:table-cell table:style-name="ce28" office:value-type="string">
            <text:p>Obelisk of Zanaam</text:p>
          </table:table-cell>
          <table:table-cell table:style-name="ce28" office:value-type="string">
            <text:p>자남 오벨리스크</text:p>
          </table:table-cell>
        </table:table-row>
      </table:table>
      <table:table table:name="names" table:style-name="ta4" table:print="false">
        <office:forms form:automatic-focus="false" form:apply-design-mode="false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1" table:default-cell-style-name="ce15" table:number-columns-repeated="253"/>
        <table:table-row table:style-name="ro2">
          <table:table-cell table:style-name="ce25" office:value-type="string">
            <text:p>file name</text:p>
          </table:table-cell>
          <table:table-cell table:style-name="ce25" office:value-type="string">
            <text:p>key</text:p>
          </table:table-cell>
          <table:table-cell table:style-name="ce25" office:value-type="string">
            <text:p>en</text:p>
          </table:table-cell>
          <table:table-cell table:style-name="ce25" office:value-type="string">
            <text:p>remark</text:p>
          </table:table-cell>
          <table:table-cell table:style-name="ce27" table:formula="of:=CONCATENATE(&quot;Total: &quot;;COUNTIF([.A2:.A859];&quot;&lt;&gt;&quot;))" office:value-type="string">
            <text:p>Total: 858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1.name">
            <text:p><text:a xlink:href="http://action.1.name">action.1.name</text:a></text:p>
          </table:table-cell>
          <table:table-cell table:style-name="ce28" office:value-type="string">
            <text:p>First Contact with the §H[contact_empire.GetName]§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10.name">
            <text:p><text:a xlink:href="http://action.10.name">action.10.name</text:a></text:p>
          </table:table-cell>
          <table:table-cell table:style-name="ce28" office:value-type="string">
            <text:p>Encounter in [From.From.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11.name">
            <text:p><text:a xlink:href="http://action.11.name">action.11.name</text:a></text:p>
          </table:table-cell>
          <table:table-cell table:style-name="ce28" office:value-type="string">
            <text:p>Communications Established: [From.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13.name">
            <text:p><text:a xlink:href="http://action.13.name">action.13.name</text:a></text:p>
          </table:table-cell>
          <table:table-cell table:style-name="ce28" office:value-type="string">
            <text:p>Transmission from the §H[From.GetName]§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14.name">
            <text:p><text:a xlink:href="http://action.14.name">action.14.name</text:a></text:p>
          </table:table-cell>
          <table:table-cell table:style-name="ce28" office:value-type="string">
            <text:p>Subjugating Primitiv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20.name">
            <text:p><text:a xlink:href="http://action.20.name">action.20.name</text:a></text:p>
          </table:table-cell>
          <table:table-cell table:style-name="ce28" office:value-type="string">
            <text:p>The Law Comes Into Effec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37.name">
            <text:p><text:a xlink:href="http://action.37.name">action.37.name</text:a></text:p>
          </table:table-cell>
          <table:table-cell table:style-name="ce28" office:value-type="string">
            <text:p>Victory Against the §H[From.GetName]§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38.name">
            <text:p><text:a xlink:href="http://action.38.name">action.38.name</text:a></text:p>
          </table:table-cell>
          <table:table-cell table:style-name="ce28" office:value-type="string">
            <text:p>Defeat Against the §H[From.GetName]§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39.name">
            <text:p><text:a xlink:href="http://action.39.name">action.39.name</text:a></text:p>
          </table:table-cell>
          <table:table-cell table:style-name="ce28" office:value-type="string">
            <text:p>White Peace Against the §H[From.GetName]§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4.name">
            <text:p><text:a xlink:href="http://action.4.name">action.4.name</text:a></text:p>
          </table:table-cell>
          <table:table-cell table:style-name="ce28" office:value-type="string">
            <text:p>Border Viol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ction.5.name">
            <text:p><text:a xlink:href="http://action.5.name">action.5.name</text:a></text:p>
          </table:table-cell>
          <table:table-cell table:style-name="ce28" office:value-type="string">
            <text:p>[primitive_civ.GetName] Encounter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1.name">
            <text:p><text:a xlink:href="http://advisor.1.name">advisor.1.name</text:a></text:p>
          </table:table-cell>
          <table:table-cell table:style-name="ce28" office:value-type="string">
            <text:p>Advisor Online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10.name">
            <text:p><text:a xlink:href="http://advisor.10.name">advisor.10.name</text:a></text:p>
          </table:table-cell>
          <table:table-cell table:style-name="ce28" office:value-type="string">
            <text:p>Anomalie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15.name">
            <text:p><text:a xlink:href="http://advisor.15.name">advisor.15.name</text:a></text:p>
          </table:table-cell>
          <table:table-cell table:style-name="ce28" office:value-type="string">
            <text:p>Potential Colony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17.name">
            <text:p><text:a xlink:href="http://advisor.17.name">advisor.17.name</text:a></text:p>
          </table:table-cell>
          <table:table-cell table:style-name="ce28" office:value-type="string">
            <text:p>First Colony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2.name">
            <text:p><text:a xlink:href="http://advisor.2.name">advisor.2.name</text:a></text:p>
          </table:table-cell>
          <table:table-cell table:style-name="ce28" office:value-type="string">
            <text:p>Full Tutorial Initializ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20.name">
            <text:p><text:a xlink:href="http://advisor.20.name">advisor.20.name</text:a></text:p>
          </table:table-cell>
          <table:table-cell table:style-name="ce28" office:value-type="string">
            <text:p>Negative Income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26.name">
            <text:p><text:a xlink:href="http://advisor.26.name">advisor.26.name</text:a></text:p>
          </table:table-cell>
          <table:table-cell table:style-name="ce28" office:value-type="string">
            <text:p>Surveying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27.name">
            <text:p><text:a xlink:href="http://advisor.27.name">advisor.27.name</text:a></text:p>
          </table:table-cell>
          <table:table-cell table:style-name="ce28" office:value-type="string">
            <text:p>First Contac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28.name">
            <text:p><text:a xlink:href="http://advisor.28.name">advisor.28.name</text:a></text:p>
          </table:table-cell>
          <table:table-cell table:style-name="ce28" office:value-type="string">
            <text:p>Fallen Empire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advisor.3.name">
            <text:p><text:a xlink:href="http://advisor.3.name">advisor.3.name</text:a></text:p>
          </table:table-cell>
          <table:table-cell table:style-name="ce28" office:value-type="string">
            <text:p>Tips Initializ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ai_full_rights_name</text:p>
          </table:table-cell>
          <table:table-cell table:style-name="ce28" office:value-type="string">
            <text:p>Synthetic Citizen Right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ai_outlawed_name</text:p>
          </table:table-cell>
          <table:table-cell table:style-name="ce28" office:value-type="string">
            <text:p>AI Outlaw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ai_servitude_name</text:p>
          </table:table-cell>
          <table:table-cell table:style-name="ce28" office:value-type="string">
            <text:p>AI Servitude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allow_orbital_bombardment_full_name</text:p>
          </table:table-cell>
          <table:table-cell table:style-name="ce28" office:value-type="string">
            <text:p>Full Orbital Bombardment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allow_orbital_bombardment_light_name</text:p>
          </table:table-cell>
          <table:table-cell table:style-name="ce28" office:value-type="string">
            <text:p>Light Orbital Bombardment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allow_orbital_bombardment_limited_name</text:p>
          </table:table-cell>
          <table:table-cell table:style-name="ce28" office:value-type="string">
            <text:p>Limited Orbital Bombardme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1.name">
            <text:p><text:a xlink:href="http://anomaly.1.name">anomaly.1.name</text:a></text:p>
          </table:table-cell>
          <table:table-cell table:style-name="ce28" office:value-type="string">
            <text:p>Coprolite Asteroi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10.name">
            <text:p><text:a xlink:href="http://anomaly.10.name">anomaly.10.name</text:a></text:p>
          </table:table-cell>
          <table:table-cell table:style-name="ce28" office:value-type="string">
            <text:p>Asteroid Fauna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00.name">
            <text:p><text:a xlink:href="http://anomaly.100.name">anomaly.100.name</text:a></text:p>
          </table:table-cell>
          <table:table-cell table:style-name="ce28" office:value-type="string">
            <text:p>Catching up with a Pioneer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05.name">
            <text:p><text:a xlink:href="http://anomaly.105.name">anomaly.105.name</text:a></text:p>
          </table:table-cell>
          <table:table-cell table:style-name="ce28" office:value-type="string">
            <text:p>Old-Timey Tun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06.name">
            <text:p><text:a xlink:href="http://anomaly.106.name">anomaly.106.name</text:a></text:p>
          </table:table-cell>
          <table:table-cell table:style-name="ce28" office:value-type="string">
            <text:p>Terra Firma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10.name">
            <text:p><text:a xlink:href="http://anomaly.110.name">anomaly.110.name</text:a></text:p>
          </table:table-cell>
          <table:table-cell table:style-name="ce28" office:value-type="string">
            <text:p>Voices From the Pas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15.name">
            <text:p><text:a xlink:href="http://anomaly.115.name">anomaly.115.name</text:a></text:p>
          </table:table-cell>
          <table:table-cell table:style-name="ce28" office:value-type="string">
            <text:p>Cell Cell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20.name">
            <text:p><text:a xlink:href="http://anomaly.120.name">anomaly.120.name</text:a></text:p>
          </table:table-cell>
          <table:table-cell table:style-name="ce28" office:value-type="string">
            <text:p>Eddic, Monolithic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25.name">
            <text:p><text:a xlink:href="http://anomaly.125.name">anomaly.125.name</text:a></text:p>
          </table:table-cell>
          <table:table-cell table:style-name="ce28" office:value-type="string">
            <text:p>Unsolicited Mapp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30.name">
            <text:p><text:a xlink:href="http://anomaly.130.name">anomaly.130.name</text:a></text:p>
          </table:table-cell>
          <table:table-cell table:style-name="ce28" office:value-type="string">
            <text:p>Gravity Crus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35.name">
            <text:p><text:a xlink:href="http://anomaly.135.name">anomaly.135.name</text:a></text:p>
          </table:table-cell>
          <table:table-cell table:style-name="ce28" office:value-type="string">
            <text:p>Abandoned Amusement Park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40.name">
            <text:p><text:a xlink:href="http://anomaly.140.name">anomaly.140.name</text:a></text:p>
          </table:table-cell>
          <table:table-cell table:style-name="ce28" office:value-type="string">
            <text:p>Familiar Shrin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42.name">
            <text:p><text:a xlink:href="http://anomaly.142.name">anomaly.142.name</text:a></text:p>
          </table:table-cell>
          <table:table-cell table:style-name="ce28" office:value-type="string">
            <text:p>Old Gods: Approaching the Benefactres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43.name">
            <text:p><text:a xlink:href="http://anomaly.143.name">anomaly.143.name</text:a></text:p>
          </table:table-cell>
          <table:table-cell table:style-name="ce28" office:value-type="string">
            <text:p>Old Gods: Approaching the Undaun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44.name">
            <text:p><text:a xlink:href="http://anomaly.144.name">anomaly.144.name</text:a></text:p>
          </table:table-cell>
          <table:table-cell table:style-name="ce28" office:value-type="string">
            <text:p>Old Gods: Approaching the Percipien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45.name">
            <text:p><text:a xlink:href="http://anomaly.145.name">anomaly.145.name</text:a></text:p>
          </table:table-cell>
          <table:table-cell table:style-name="ce28" office:value-type="string">
            <text:p>What Music They Mak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15.name">
            <text:p><text:a xlink:href="http://anomaly.15.name">anomaly.15.name</text:a></text:p>
          </table:table-cell>
          <table:table-cell table:style-name="ce28" office:value-type="string">
            <text:p>Asteroid Fossil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50.name">
            <text:p><text:a xlink:href="http://anomaly.150.name">anomaly.150.name</text:a></text:p>
          </table:table-cell>
          <table:table-cell table:style-name="ce28" office:value-type="string">
            <text:p>Below Zro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55.name">
            <text:p><text:a xlink:href="http://anomaly.155.name">anomaly.155.name</text:a></text:p>
          </table:table-cell>
          <table:table-cell table:style-name="ce28" office:value-type="string">
            <text:p>Illicit Matter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60.name">
            <text:p><text:a xlink:href="http://anomaly.160.name">anomaly.160.name</text:a></text:p>
          </table:table-cell>
          <table:table-cell table:style-name="ce28" office:value-type="string">
            <text:p>Purple Rai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65.name">
            <text:p><text:a xlink:href="http://anomaly.165.name">anomaly.165.name</text:a></text:p>
          </table:table-cell>
          <table:table-cell table:style-name="ce28" office:value-type="string">
            <text:p>Old Gods: Shrine to the Benefactres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66.name">
            <text:p><text:a xlink:href="http://anomaly.166.name">anomaly.166.name</text:a></text:p>
          </table:table-cell>
          <table:table-cell table:style-name="ce28" office:value-type="string">
            <text:p>Old Gods: Shrine to the Undaun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67.name">
            <text:p><text:a xlink:href="http://anomaly.167.name">anomaly.167.name</text:a></text:p>
          </table:table-cell>
          <table:table-cell table:style-name="ce28" office:value-type="string">
            <text:p>Old Gods: Shrine to the Percipien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68.name">
            <text:p><text:a xlink:href="http://anomaly.168.name">anomaly.168.name</text:a></text:p>
          </table:table-cell>
          <table:table-cell table:style-name="ce28" office:value-type="string">
            <text:p>Old Gods: Revelatio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69.name">
            <text:p><text:a xlink:href="http://anomaly.169.name">anomaly.169.name</text:a></text:p>
          </table:table-cell>
          <table:table-cell table:style-name="ce28" office:value-type="string">
            <text:p>Accepting the Divine Mandat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70.name">
            <text:p><text:a xlink:href="http://anomaly.170.name">anomaly.170.name</text:a></text:p>
          </table:table-cell>
          <table:table-cell table:style-name="ce28" office:value-type="string">
            <text:p>The Exil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71.name">
            <text:p><text:a xlink:href="http://anomaly.171.name">anomaly.171.name</text:a></text:p>
          </table:table-cell>
          <table:table-cell table:style-name="ce28" office:value-type="string">
            <text:p>Cold and Empt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72.name">
            <text:p><text:a xlink:href="http://anomaly.172.name">anomaly.172.name</text:a></text:p>
          </table:table-cell>
          <table:table-cell table:style-name="ce28" office:value-type="string">
            <text:p>Down Below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75.name">
            <text:p><text:a xlink:href="http://anomaly.175.name">anomaly.175.name</text:a></text:p>
          </table:table-cell>
          <table:table-cell table:style-name="ce28" office:value-type="string">
            <text:p>Salt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80.name">
            <text:p><text:a xlink:href="http://anomaly.180.name">anomaly.180.name</text:a></text:p>
          </table:table-cell>
          <table:table-cell table:style-name="ce28" office:value-type="string">
            <text:p>Nimkip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85.name">
            <text:p><text:a xlink:href="http://anomaly.185.name">anomaly.185.name</text:a></text:p>
          </table:table-cell>
          <table:table-cell table:style-name="ce28" office:value-type="string">
            <text:p>Limbo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86.name">
            <text:p><text:a xlink:href="http://anomaly.186.name">anomaly.186.name</text:a></text:p>
          </table:table-cell>
          <table:table-cell table:style-name="ce28" office:value-type="string">
            <text:p>Limbo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90.name">
            <text:p><text:a xlink:href="http://anomaly.190.name">anomaly.190.name</text:a></text:p>
          </table:table-cell>
          <table:table-cell table:style-name="ce28" office:value-type="string">
            <text:p>Moon Projectio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91.name">
            <text:p><text:a xlink:href="http://anomaly.191.name">anomaly.191.name</text:a></text:p>
          </table:table-cell>
          <table:table-cell table:style-name="ce28" office:value-type="string">
            <text:p>Moon Projec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195.name">
            <text:p><text:a xlink:href="http://anomaly.195.name">anomaly.195.name</text:a></text:p>
          </table:table-cell>
          <table:table-cell table:style-name="ce28" office:value-type="string">
            <text:p>Misty Shor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00.name">
            <text:p><text:a xlink:href="http://anomaly.200.name">anomaly.200.name</text:a></text:p>
          </table:table-cell>
          <table:table-cell table:style-name="ce28" office:value-type="string">
            <text:p>Geotherma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05.name">
            <text:p><text:a xlink:href="http://anomaly.205.name">anomaly.205.name</text:a></text:p>
          </table:table-cell>
          <table:table-cell table:style-name="ce28" office:value-type="string">
            <text:p>Completely Level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10.name">
            <text:p><text:a xlink:href="http://anomaly.210.name">anomaly.210.name</text:a></text:p>
          </table:table-cell>
          <table:table-cell table:style-name="ce28" office:value-type="string">
            <text:p>Dimensional Pocke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11.name">
            <text:p><text:a xlink:href="http://anomaly.211.name">anomaly.211.name</text:a></text:p>
          </table:table-cell>
          <table:table-cell table:style-name="ce28" office:value-type="string">
            <text:p>Dimensional Drif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15.name">
            <text:p><text:a xlink:href="http://anomaly.215.name">anomaly.215.name</text:a></text:p>
          </table:table-cell>
          <table:table-cell table:style-name="ce28" office:value-type="string">
            <text:p>Cornucopicturesqu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20.name">
            <text:p><text:a xlink:href="http://anomaly.220.name">anomaly.220.name</text:a></text:p>
          </table:table-cell>
          <table:table-cell table:style-name="ce28" office:value-type="string">
            <text:p>Mineralistic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25.name">
            <text:p><text:a xlink:href="http://anomaly.225.name">anomaly.225.name</text:a></text:p>
          </table:table-cell>
          <table:table-cell table:style-name="ce28" office:value-type="string">
            <text:p>Swirling Shadow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30.name">
            <text:p><text:a xlink:href="http://anomaly.230.name">anomaly.230.name</text:a></text:p>
          </table:table-cell>
          <table:table-cell table:style-name="ce28" office:value-type="string">
            <text:p>Grimac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31.name">
            <text:p><text:a xlink:href="http://anomaly.231.name">anomaly.231.name</text:a></text:p>
          </table:table-cell>
          <table:table-cell table:style-name="ce28" office:value-type="string">
            <text:p>Tactical Terraform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32.name">
            <text:p><text:a xlink:href="http://anomaly.232.name">anomaly.232.name</text:a></text:p>
          </table:table-cell>
          <table:table-cell table:style-name="ce28" office:value-type="string">
            <text:p>Tactical Terraforming Fail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33.name">
            <text:p><text:a xlink:href="http://anomaly.233.name">anomaly.233.name</text:a></text:p>
          </table:table-cell>
          <table:table-cell table:style-name="ce28" office:value-type="string">
            <text:p>Tactical Terraforming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35.name">
            <text:p><text:a xlink:href="http://anomaly.235.name">anomaly.235.name</text:a></text:p>
          </table:table-cell>
          <table:table-cell table:style-name="ce28" office:value-type="string">
            <text:p>Lightshow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40.name">
            <text:p><text:a xlink:href="http://anomaly.240.name">anomaly.240.name</text:a></text:p>
          </table:table-cell>
          <table:table-cell table:style-name="ce28" office:value-type="string">
            <text:p>Deceptive Gian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45.name">
            <text:p><text:a xlink:href="http://anomaly.245.name">anomaly.245.name</text:a></text:p>
          </table:table-cell>
          <table:table-cell table:style-name="ce28" office:value-type="string">
            <text:p>Eden Overru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25.name">
            <text:p><text:a xlink:href="http://anomaly.25.name">anomaly.25.name</text:a></text:p>
          </table:table-cell>
          <table:table-cell table:style-name="ce28" office:value-type="string">
            <text:p>Derelict Shipyar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50.name">
            <text:p><text:a xlink:href="http://anomaly.250.name">anomaly.250.name</text:a></text:p>
          </table:table-cell>
          <table:table-cell table:style-name="ce28" office:value-type="string">
            <text:p>A Whiff of Something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2500.name">
            <text:p><text:a xlink:href="http://anomaly.2500.name">anomaly.2500.name</text:a></text:p>
          </table:table-cell>
          <table:table-cell table:style-name="ce28" office:value-type="string">
            <text:p>Dead Remain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51.name">
            <text:p><text:a xlink:href="http://anomaly.251.name">anomaly.251.name</text:a></text:p>
          </table:table-cell>
          <table:table-cell table:style-name="ce28" office:value-type="string">
            <text:p>A Whiff of Something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2510.name">
            <text:p><text:a xlink:href="http://anomaly.2510.name">anomaly.2510.name</text:a></text:p>
          </table:table-cell>
          <table:table-cell table:style-name="ce28" office:value-type="string">
            <text:p>Ocean Beneath the Ic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2520.name">
            <text:p><text:a xlink:href="http://anomaly.2520.name">anomaly.2520.name</text:a></text:p>
          </table:table-cell>
          <table:table-cell table:style-name="ce28" office:value-type="string">
            <text:p>Gigantic Skelet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2530.name">
            <text:p><text:a xlink:href="http://anomaly.2530.name">anomaly.2530.name</text:a></text:p>
          </table:table-cell>
          <table:table-cell table:style-name="ce28" office:value-type="string">
            <text:p>Signs of Battl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2540.name">
            <text:p><text:a xlink:href="http://anomaly.2540.name">anomaly.2540.name</text:a></text:p>
          </table:table-cell>
          <table:table-cell table:style-name="ce28" office:value-type="string">
            <text:p>Alien Mura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55.name">
            <text:p><text:a xlink:href="http://anomaly.255.name">anomaly.255.name</text:a></text:p>
          </table:table-cell>
          <table:table-cell table:style-name="ce28" office:value-type="string">
            <text:p>Apocalypse Pa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2550.name">
            <text:p><text:a xlink:href="http://anomaly.2550.name">anomaly.2550.name</text:a></text:p>
          </table:table-cell>
          <table:table-cell table:style-name="ce28" office:value-type="string">
            <text:p>Automated Shipyar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56.name">
            <text:p><text:a xlink:href="http://anomaly.256.name">anomaly.256.name</text:a></text:p>
          </table:table-cell>
          <table:table-cell table:style-name="ce28" office:value-type="string">
            <text:p>An Interesting Fin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2560.name">
            <text:p><text:a xlink:href="http://anomaly.2560.name">anomaly.2560.name</text:a></text:p>
          </table:table-cell>
          <table:table-cell table:style-name="ce28" office:value-type="string">
            <text:p>Gas Giant Ship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57.name">
            <text:p><text:a xlink:href="http://anomaly.257.name">anomaly.257.name</text:a></text:p>
          </table:table-cell>
          <table:table-cell table:style-name="ce28" office:value-type="string">
            <text:p>A Brutal Fin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2570.name">
            <text:p><text:a xlink:href="http://anomaly.2570.name">anomaly.2570.name</text:a></text:p>
          </table:table-cell>
          <table:table-cell table:style-name="ce28" office:value-type="string">
            <text:p>Terminal Orbi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58.name">
            <text:p><text:a xlink:href="http://anomaly.258.name">anomaly.258.name</text:a></text:p>
          </table:table-cell>
          <table:table-cell table:style-name="ce28" office:value-type="string">
            <text:p>Empty-hand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60.name">
            <text:p><text:a xlink:href="http://anomaly.260.name">anomaly.260.name</text:a></text:p>
          </table:table-cell>
          <table:table-cell table:style-name="ce28" office:value-type="string">
            <text:p>Mineral Factoria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65.name">
            <text:p><text:a xlink:href="http://anomaly.265.name">anomaly.265.name</text:a></text:p>
          </table:table-cell>
          <table:table-cell table:style-name="ce28" office:value-type="string">
            <text:p>Alien Drag Rac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70.name">
            <text:p><text:a xlink:href="http://anomaly.270.name">anomaly.270.name</text:a></text:p>
          </table:table-cell>
          <table:table-cell table:style-name="ce28" office:value-type="string">
            <text:p>Fender Bender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75.name">
            <text:p><text:a xlink:href="http://anomaly.275.name">anomaly.275.name</text:a></text:p>
          </table:table-cell>
          <table:table-cell table:style-name="ce28" office:value-type="string">
            <text:p>Abandoned Thrust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80.name">
            <text:p><text:a xlink:href="http://anomaly.280.name">anomaly.280.name</text:a></text:p>
          </table:table-cell>
          <table:table-cell table:style-name="ce28" office:value-type="string">
            <text:p>Colonial Failur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85.name">
            <text:p><text:a xlink:href="http://anomaly.285.name">anomaly.285.name</text:a></text:p>
          </table:table-cell>
          <table:table-cell table:style-name="ce28" office:value-type="string">
            <text:p>Unusual Tectonic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90.name">
            <text:p><text:a xlink:href="http://anomaly.290.name">anomaly.290.name</text:a></text:p>
          </table:table-cell>
          <table:table-cell table:style-name="ce28" office:value-type="string">
            <text:p>Rock Potentia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295.name">
            <text:p><text:a xlink:href="http://anomaly.295.name">anomaly.295.name</text:a></text:p>
          </table:table-cell>
          <table:table-cell table:style-name="ce28" office:value-type="string">
            <text:p>Up is Dow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0.name">
            <text:p><text:a xlink:href="http://anomaly.30.name">anomaly.30.name</text:a></text:p>
          </table:table-cell>
          <table:table-cell table:style-name="ce28" office:value-type="string">
            <text:p>Junkyar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00.name">
            <text:p><text:a xlink:href="http://anomaly.300.name">anomaly.300.name</text:a></text:p>
          </table:table-cell>
          <table:table-cell table:style-name="ce28" office:value-type="string">
            <text:p>Atmospheric Ecosystem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00.name">
            <text:p><text:a xlink:href="http://anomaly.3000.name">anomaly.3000.name</text:a></text:p>
          </table:table-cell>
          <table:table-cell table:style-name="ce28" office:value-type="string">
            <text:p>Careless Paw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05.name">
            <text:p><text:a xlink:href="http://anomaly.3005.name">anomaly.3005.name</text:a></text:p>
          </table:table-cell>
          <table:table-cell table:style-name="ce28" office:value-type="string">
            <text:p>Gilded Cag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10.name">
            <text:p><text:a xlink:href="http://anomaly.3010.name">anomaly.3010.name</text:a></text:p>
          </table:table-cell>
          <table:table-cell table:style-name="ce28" office:value-type="string">
            <text:p>Crystal Codex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15.name">
            <text:p><text:a xlink:href="http://anomaly.3015.name">anomaly.3015.name</text:a></text:p>
          </table:table-cell>
          <table:table-cell table:style-name="ce28" office:value-type="string">
            <text:p>Alien Barrack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17.name">
            <text:p><text:a xlink:href="http://anomaly.3017.name">anomaly.3017.name</text:a></text:p>
          </table:table-cell>
          <table:table-cell table:style-name="ce28" office:value-type="string">
            <text:p>Alien Barrack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20.name">
            <text:p><text:a xlink:href="http://anomaly.3020.name">anomaly.3020.name</text:a></text:p>
          </table:table-cell>
          <table:table-cell table:style-name="ce28" office:value-type="string">
            <text:p>Checker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25.name">
            <text:p><text:a xlink:href="http://anomaly.3025.name">anomaly.3025.name</text:a></text:p>
          </table:table-cell>
          <table:table-cell table:style-name="ce28" office:value-type="string">
            <text:p>Ancient Automata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30.name">
            <text:p><text:a xlink:href="http://anomaly.3030.name">anomaly.3030.name</text:a></text:p>
          </table:table-cell>
          <table:table-cell table:style-name="ce28" office:value-type="string">
            <text:p>Hard Shoulder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35.name">
            <text:p><text:a xlink:href="http://anomaly.3035.name">anomaly.3035.name</text:a></text:p>
          </table:table-cell>
          <table:table-cell table:style-name="ce28" office:value-type="string">
            <text:p>Taking Stock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40.name">
            <text:p><text:a xlink:href="http://anomaly.3040.name">anomaly.3040.name</text:a></text:p>
          </table:table-cell>
          <table:table-cell table:style-name="ce28" office:value-type="string">
            <text:p>Pirate Exil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05.name">
            <text:p><text:a xlink:href="http://anomaly.305.name">anomaly.305.name</text:a></text:p>
          </table:table-cell>
          <table:table-cell table:style-name="ce28" office:value-type="string">
            <text:p>Abandoned Cargo Po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50.name">
            <text:p><text:a xlink:href="http://anomaly.3050.name">anomaly.3050.name</text:a></text:p>
          </table:table-cell>
          <table:table-cell table:style-name="ce28" office:value-type="string">
            <text:p>Grinding Lattic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55.name">
            <text:p><text:a xlink:href="http://anomaly.3055.name">anomaly.3055.name</text:a></text:p>
          </table:table-cell>
          <table:table-cell table:style-name="ce28" office:value-type="string">
            <text:p>Wooden Hegemon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60.name">
            <text:p><text:a xlink:href="http://anomaly.3060.name">anomaly.3060.name</text:a></text:p>
          </table:table-cell>
          <table:table-cell table:style-name="ce28" office:value-type="string">
            <text:p>Head in the San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65.name">
            <text:p><text:a xlink:href="http://anomaly.3065.name">anomaly.3065.name</text:a></text:p>
          </table:table-cell>
          <table:table-cell table:style-name="ce28" office:value-type="string">
            <text:p>Illicit Communication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70.name">
            <text:p><text:a xlink:href="http://anomaly.3070.name">anomaly.3070.name</text:a></text:p>
          </table:table-cell>
          <table:table-cell table:style-name="ce28" office:value-type="string">
            <text:p>Down the Drai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75.name">
            <text:p><text:a xlink:href="http://anomaly.3075.name">anomaly.3075.name</text:a></text:p>
          </table:table-cell>
          <table:table-cell table:style-name="ce28" office:value-type="string">
            <text:p>Peddling Radiatio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80.name">
            <text:p><text:a xlink:href="http://anomaly.3080.name">anomaly.3080.name</text:a></text:p>
          </table:table-cell>
          <table:table-cell table:style-name="ce28" office:value-type="string">
            <text:p>Toy Factor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85.name">
            <text:p><text:a xlink:href="http://anomaly.3085.name">anomaly.3085.name</text:a></text:p>
          </table:table-cell>
          <table:table-cell table:style-name="ce28" office:value-type="string">
            <text:p>The Princ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86.name">
            <text:p><text:a xlink:href="http://anomaly.3086.name">anomaly.3086.name</text:a></text:p>
          </table:table-cell>
          <table:table-cell table:style-name="ce28" office:value-type="string">
            <text:p>The Prince, Legibl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87.name">
            <text:p><text:a xlink:href="http://anomaly.3087.name">anomaly.3087.name</text:a></text:p>
          </table:table-cell>
          <table:table-cell table:style-name="ce28" office:value-type="string">
            <text:p>[book_writer.GetName]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88.name">
            <text:p><text:a xlink:href="http://anomaly.3088.name">anomaly.3088.name</text:a></text:p>
          </table:table-cell>
          <table:table-cell table:style-name="ce28" office:value-type="string">
            <text:p>[book_writer.GetName]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89.name">
            <text:p><text:a xlink:href="http://anomaly.3089.name">anomaly.3089.name</text:a></text:p>
          </table:table-cell>
          <table:table-cell table:style-name="ce28" office:value-type="string">
            <text:p>[book_writer.GetName]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90.name">
            <text:p><text:a xlink:href="http://anomaly.3090.name">anomaly.3090.name</text:a></text:p>
          </table:table-cell>
          <table:table-cell table:style-name="ce28" office:value-type="string">
            <text:p>The Ransomeers: Emergency Buo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91.name">
            <text:p><text:a xlink:href="http://anomaly.3091.name">anomaly.3091.name</text:a></text:p>
          </table:table-cell>
          <table:table-cell table:style-name="ce28" office:value-type="string">
            <text:p>The Ransomeers: SO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92.name">
            <text:p><text:a xlink:href="http://anomaly.3092.name">anomaly.3092.name</text:a></text:p>
          </table:table-cell>
          <table:table-cell table:style-name="ce28" office:value-type="string">
            <text:p>[Root.GetSpeciesAdj] Captiv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93.name">
            <text:p><text:a xlink:href="http://anomaly.3093.name">anomaly.3093.name</text:a></text:p>
          </table:table-cell>
          <table:table-cell table:style-name="ce28" office:value-type="string">
            <text:p>[Root.GetSpeciesAdj] Captiv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94.name">
            <text:p><text:a xlink:href="http://anomaly.3094.name">anomaly.3094.name</text:a></text:p>
          </table:table-cell>
          <table:table-cell table:style-name="ce28" office:value-type="string">
            <text:p>[Root.GetSpeciesAdj] Captiv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95.name">
            <text:p><text:a xlink:href="http://anomaly.3095.name">anomaly.3095.name</text:a></text:p>
          </table:table-cell>
          <table:table-cell table:style-name="ce28" office:value-type="string">
            <text:p>The Ransomeers: Best Laid Plan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96.name">
            <text:p><text:a xlink:href="http://anomaly.3096.name">anomaly.3096.name</text:a></text:p>
          </table:table-cell>
          <table:table-cell table:style-name="ce28" office:value-type="string">
            <text:p>[Root.GetSpeciesAdj] Captiv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98.name">
            <text:p><text:a xlink:href="http://anomaly.3098.name">anomaly.3098.name</text:a></text:p>
          </table:table-cell>
          <table:table-cell table:style-name="ce28" office:value-type="string">
            <text:p>The Ransomeers: Dust and Echo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099.name">
            <text:p><text:a xlink:href="http://anomaly.3099.name">anomaly.3099.name</text:a></text:p>
          </table:table-cell>
          <table:table-cell table:style-name="ce28" office:value-type="string">
            <text:p>The Ransomeers: Unexpected Savior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10.name">
            <text:p><text:a xlink:href="http://anomaly.310.name">anomaly.310.name</text:a></text:p>
          </table:table-cell>
          <table:table-cell table:style-name="ce28" office:value-type="string">
            <text:p>Social Experimen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00.name">
            <text:p><text:a xlink:href="http://anomaly.3100.name">anomaly.3100.name</text:a></text:p>
          </table:table-cell>
          <table:table-cell table:style-name="ce28" office:value-type="string">
            <text:p>The Ransomeers: Assail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01.name">
            <text:p><text:a xlink:href="http://anomaly.3101.name">anomaly.3101.name</text:a></text:p>
          </table:table-cell>
          <table:table-cell table:style-name="ce28" office:value-type="string">
            <text:p>The Ransomeers: Picking Up the Piec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02.name">
            <text:p><text:a xlink:href="http://anomaly.3102.name">anomaly.3102.name</text:a></text:p>
          </table:table-cell>
          <table:table-cell table:style-name="ce28" office:value-type="string">
            <text:p>Freed [Root.GetSpeciesAdj] Captiv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03.name">
            <text:p><text:a xlink:href="http://anomaly.3103.name">anomaly.3103.name</text:a></text:p>
          </table:table-cell>
          <table:table-cell table:style-name="ce28" office:value-type="string">
            <text:p>[Root.GetSpeciesAdj] Captiv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04.name">
            <text:p><text:a xlink:href="http://anomaly.3104.name">anomaly.3104.name</text:a></text:p>
          </table:table-cell>
          <table:table-cell table:style-name="ce28" office:value-type="string">
            <text:p>The Ransomeers: Smoke and Ash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05.name">
            <text:p><text:a xlink:href="http://anomaly.3105.name">anomaly.3105.name</text:a></text:p>
          </table:table-cell>
          <table:table-cell table:style-name="ce28" office:value-type="string">
            <text:p>The Ransomeers: All's Well?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10.name">
            <text:p><text:a xlink:href="http://anomaly.3110.name">anomaly.3110.name</text:a></text:p>
          </table:table-cell>
          <table:table-cell table:style-name="ce28" office:value-type="string">
            <text:p>Of Transmissions Pas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11.name">
            <text:p><text:a xlink:href="http://anomaly.3111.name">anomaly.3111.name</text:a></text:p>
          </table:table-cell>
          <table:table-cell table:style-name="ce28" office:value-type="string">
            <text:p>Of Transmissions Crush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13.name">
            <text:p><text:a xlink:href="http://anomaly.3113.name">anomaly.3113.name</text:a></text:p>
          </table:table-cell>
          <table:table-cell table:style-name="ce28" office:value-type="string">
            <text:p>Of Transmissions Decod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14.name">
            <text:p><text:a xlink:href="http://anomaly.3114.name">anomaly.3114.name</text:a></text:p>
          </table:table-cell>
          <table:table-cell table:style-name="ce28" office:value-type="string">
            <text:p>Of Pirates Curren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15.name">
            <text:p><text:a xlink:href="http://anomaly.3115.name">anomaly.3115.name</text:a></text:p>
          </table:table-cell>
          <table:table-cell table:style-name="ce28" office:value-type="string">
            <text:p>Of Fleets Drift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16.name">
            <text:p><text:a xlink:href="http://anomaly.3116.name">anomaly.3116.name</text:a></text:p>
          </table:table-cell>
          <table:table-cell table:style-name="ce28" office:value-type="string">
            <text:p>Of Fleets Commandeer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17.name">
            <text:p><text:a xlink:href="http://anomaly.3117.name">anomaly.3117.name</text:a></text:p>
          </table:table-cell>
          <table:table-cell table:style-name="ce28" office:value-type="string">
            <text:p>Of Fleets Turn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18.name">
            <text:p><text:a xlink:href="http://anomaly.3118.name">anomaly.3118.name</text:a></text:p>
          </table:table-cell>
          <table:table-cell table:style-name="ce28" office:value-type="string">
            <text:p>Of Fleets Destroy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19.name">
            <text:p><text:a xlink:href="http://anomaly.3119.name">anomaly.3119.name</text:a></text:p>
          </table:table-cell>
          <table:table-cell table:style-name="ce28" office:value-type="string">
            <text:p>Of Fleets Destroy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20.name">
            <text:p><text:a xlink:href="http://anomaly.3120.name">anomaly.3120.name</text:a></text:p>
          </table:table-cell>
          <table:table-cell table:style-name="ce28" office:value-type="string">
            <text:p>Of Pirates Destroy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25.name">
            <text:p><text:a xlink:href="http://anomaly.3125.name">anomaly.3125.name</text:a></text:p>
          </table:table-cell>
          <table:table-cell table:style-name="ce28" office:value-type="string">
            <text:p>Ancient Manufactor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26.name">
            <text:p><text:a xlink:href="http://anomaly.3126.name">anomaly.3126.name</text:a></text:p>
          </table:table-cell>
          <table:table-cell table:style-name="ce28" office:value-type="string">
            <text:p>Ancient Manufactory: New Mining Statio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27.name">
            <text:p><text:a xlink:href="http://anomaly.3127.name">anomaly.3127.name</text:a></text:p>
          </table:table-cell>
          <table:table-cell table:style-name="ce28" office:value-type="string">
            <text:p>Ancient Manufactor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28.name">
            <text:p><text:a xlink:href="http://anomaly.3128.name">anomaly.3128.name</text:a></text:p>
          </table:table-cell>
          <table:table-cell table:style-name="ce28" office:value-type="string">
            <text:p>Ancient Manufactory: Drones Activa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29.name">
            <text:p><text:a xlink:href="http://anomaly.3129.name">anomaly.3129.name</text:a></text:p>
          </table:table-cell>
          <table:table-cell table:style-name="ce28" office:value-type="string">
            <text:p>Ancient Manufactory: Nest Disturb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3130.name">
            <text:p><text:a xlink:href="http://anomaly.3130.name">anomaly.3130.name</text:a></text:p>
          </table:table-cell>
          <table:table-cell table:style-name="ce28" office:value-type="string">
            <text:p>Debate and Discuss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15.name">
            <text:p><text:a xlink:href="http://anomaly.315.name">anomaly.315.name</text:a></text:p>
          </table:table-cell>
          <table:table-cell table:style-name="ce28" office:value-type="string">
            <text:p>Aerostat Coloni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20.name">
            <text:p><text:a xlink:href="http://anomaly.320.name">anomaly.320.name</text:a></text:p>
          </table:table-cell>
          <table:table-cell table:style-name="ce28" office:value-type="string">
            <text:p>Debris Fie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25.name">
            <text:p><text:a xlink:href="http://anomaly.325.name">anomaly.325.name</text:a></text:p>
          </table:table-cell>
          <table:table-cell table:style-name="ce28" office:value-type="string">
            <text:p>Crushed Cruis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30.name">
            <text:p><text:a xlink:href="http://anomaly.330.name">anomaly.330.name</text:a></text:p>
          </table:table-cell>
          <table:table-cell table:style-name="ce28" office:value-type="string">
            <text:p>Extreme Storm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35.name">
            <text:p><text:a xlink:href="http://anomaly.335.name">anomaly.335.name</text:a></text:p>
          </table:table-cell>
          <table:table-cell table:style-name="ce28" office:value-type="string">
            <text:p>Energy Signatur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40.name">
            <text:p><text:a xlink:href="http://anomaly.340.name">anomaly.340.name</text:a></text:p>
          </table:table-cell>
          <table:table-cell table:style-name="ce28" office:value-type="string">
            <text:p>Precious Mo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35.name">
            <text:p><text:a xlink:href="http://anomaly.35.name">anomaly.35.name</text:a></text:p>
          </table:table-cell>
          <table:table-cell table:style-name="ce28" office:value-type="string">
            <text:p>Crashed Scout Craf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40.name">
            <text:p><text:a xlink:href="http://anomaly.40.name">anomaly.40.name</text:a></text:p>
          </table:table-cell>
          <table:table-cell table:style-name="ce28" office:value-type="string">
            <text:p>Automated Mining Base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00.name">
            <text:p><text:a xlink:href="http://anomaly.4000.name">anomaly.4000.name</text:a></text:p>
          </table:table-cell>
          <table:table-cell table:style-name="ce28" office:value-type="string">
            <text:p>Life Finds a Way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05.name">
            <text:p><text:a xlink:href="http://anomaly.4005.name">anomaly.4005.name</text:a></text:p>
          </table:table-cell>
          <table:table-cell table:style-name="ce28" office:value-type="string">
            <text:p>On the Shoulders of Giant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10.name">
            <text:p><text:a xlink:href="http://anomaly.4010.name">anomaly.4010.name</text:a></text:p>
          </table:table-cell>
          <table:table-cell table:style-name="ce28" office:value-type="string">
            <text:p>Lost in Space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15.name">
            <text:p><text:a xlink:href="http://anomaly.4015.name">anomaly.4015.name</text:a></text:p>
          </table:table-cell>
          <table:table-cell table:style-name="ce28" office:value-type="string">
            <text:p>The Final Rest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16.name">
            <text:p><text:a xlink:href="http://anomaly.4016.name">anomaly.4016.name</text:a></text:p>
          </table:table-cell>
          <table:table-cell table:style-name="ce28" office:value-type="string">
            <text:p>[DefiledCountry.GetName]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20.name">
            <text:p><text:a xlink:href="http://anomaly.4020.name">anomaly.4020.name</text:a></text:p>
          </table:table-cell>
          <table:table-cell table:style-name="ce28" office:value-type="string">
            <text:p>Leviathan Down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25.name">
            <text:p><text:a xlink:href="http://anomaly.4025.name">anomaly.4025.name</text:a></text:p>
          </table:table-cell>
          <table:table-cell table:style-name="ce28" office:value-type="string">
            <text:p>Old Explorer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30.name">
            <text:p><text:a xlink:href="http://anomaly.4030.name">anomaly.4030.name</text:a></text:p>
          </table:table-cell>
          <table:table-cell table:style-name="ce28" office:value-type="string">
            <text:p>The Servants of Sand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35.name">
            <text:p><text:a xlink:href="http://anomaly.4035.name">anomaly.4035.name</text:a></text:p>
          </table:table-cell>
          <table:table-cell table:style-name="ce28" office:value-type="string">
            <text:p>Fire of the Furnace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37.name">
            <text:p><text:a xlink:href="http://anomaly.4037.name">anomaly.4037.name</text:a></text:p>
          </table:table-cell>
          <table:table-cell table:style-name="ce28" office:value-type="string">
            <text:p>Correct System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40.name">
            <text:p><text:a xlink:href="http://anomaly.4040.name">anomaly.4040.name</text:a></text:p>
          </table:table-cell>
          <table:table-cell table:style-name="ce28" office:value-type="string">
            <text:p>Sins of a Sun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45.name">
            <text:p><text:a xlink:href="http://anomaly.4045.name">anomaly.4045.name</text:a></text:p>
          </table:table-cell>
          <table:table-cell table:style-name="ce28" office:value-type="string">
            <text:p>Echoes from the Deep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55.name">
            <text:p><text:a xlink:href="http://anomaly.4055.name">anomaly.4055.name</text:a></text:p>
          </table:table-cell>
          <table:table-cell table:style-name="ce28" office:value-type="string">
            <text:p>Diamond in the Rough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60.name">
            <text:p><text:a xlink:href="http://anomaly.4060.name">anomaly.4060.name</text:a></text:p>
          </table:table-cell>
          <table:table-cell table:style-name="ce28" office:value-type="string">
            <text:p>The Probability Conundrum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65.name">
            <text:p><text:a xlink:href="http://anomaly.4065.name">anomaly.4065.name</text:a></text:p>
          </table:table-cell>
          <table:table-cell table:style-name="ce28" office:value-type="string">
            <text:p>Mining Your Own Busines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70.name">
            <text:p><text:a xlink:href="http://anomaly.4070.name">anomaly.4070.name</text:a></text:p>
          </table:table-cell>
          <table:table-cell table:style-name="ce28" office:value-type="string">
            <text:p>Fruitful Endeavor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75.name">
            <text:p><text:a xlink:href="http://anomaly.4075.name">anomaly.4075.name</text:a></text:p>
          </table:table-cell>
          <table:table-cell table:style-name="ce28" office:value-type="string">
            <text:p>Strength from Small Place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80.name">
            <text:p><text:a xlink:href="http://anomaly.4080.name">anomaly.4080.name</text:a></text:p>
          </table:table-cell>
          <table:table-cell table:style-name="ce28" office:value-type="string">
            <text:p>Abandoned Sensor Array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85.name">
            <text:p><text:a xlink:href="http://anomaly.4085.name">anomaly.4085.name</text:a></text:p>
          </table:table-cell>
          <table:table-cell table:style-name="ce28" office:value-type="string">
            <text:p>Adrift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90.name">
            <text:p><text:a xlink:href="http://anomaly.4090.name">anomaly.4090.name</text:a></text:p>
          </table:table-cell>
          <table:table-cell table:style-name="ce28" office:value-type="string">
            <text:p>On the Run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93.name">
            <text:p><text:a xlink:href="http://anomaly.4093.name">anomaly.4093.name</text:a></text:p>
          </table:table-cell>
          <table:table-cell table:style-name="ce28" office:value-type="string">
            <text:p>[RefugeeAliensNation.GetName]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095.name">
            <text:p><text:a xlink:href="http://anomaly.4095.name">anomaly.4095.name</text:a></text:p>
          </table:table-cell>
          <table:table-cell table:style-name="ce28" office:value-type="string">
            <text:p>Sanctuary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00.name">
            <text:p><text:a xlink:href="http://anomaly.4100.name">anomaly.4100.name</text:a></text:p>
          </table:table-cell>
          <table:table-cell table:style-name="ce28" office:value-type="string">
            <text:p>The Rulers of the Water Plain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05.name">
            <text:p><text:a xlink:href="http://anomaly.4105.name">anomaly.4105.name</text:a></text:p>
          </table:table-cell>
          <table:table-cell table:style-name="ce28" office:value-type="string">
            <text:p>The Fumes Lie Thick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10.name">
            <text:p><text:a xlink:href="http://anomaly.4110.name">anomaly.4110.name</text:a></text:p>
          </table:table-cell>
          <table:table-cell table:style-name="ce28" office:value-type="string">
            <text:p>Shifting Sand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15.name">
            <text:p><text:a xlink:href="http://anomaly.4115.name">anomaly.4115.name</text:a></text:p>
          </table:table-cell>
          <table:table-cell table:style-name="ce28" office:value-type="string">
            <text:p>Lurking in the Dark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20.name">
            <text:p><text:a xlink:href="http://anomaly.4120.name">anomaly.4120.name</text:a></text:p>
          </table:table-cell>
          <table:table-cell table:style-name="ce28" office:value-type="string">
            <text:p>Explosions in the Sky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25.name">
            <text:p><text:a xlink:href="http://anomaly.4125.name">anomaly.4125.name</text:a></text:p>
          </table:table-cell>
          <table:table-cell table:style-name="ce28" office:value-type="string">
            <text:p>Lights Out in the Mine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30.name">
            <text:p><text:a xlink:href="http://anomaly.4130.name">anomaly.4130.name</text:a></text:p>
          </table:table-cell>
          <table:table-cell table:style-name="ce28" office:value-type="string">
            <text:p>The Tree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35.name">
            <text:p><text:a xlink:href="http://anomaly.4135.name">anomaly.4135.name</text:a></text:p>
          </table:table-cell>
          <table:table-cell table:style-name="ce28" office:value-type="string">
            <text:p>Teachings of Settler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40.name">
            <text:p><text:a xlink:href="http://anomaly.4140.name">anomaly.4140.name</text:a></text:p>
          </table:table-cell>
          <table:table-cell table:style-name="ce28" office:value-type="string">
            <text:p>Teachings of Explorer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45.name">
            <text:p><text:a xlink:href="http://anomaly.4145.name">anomaly.4145.name</text:a></text:p>
          </table:table-cell>
          <table:table-cell table:style-name="ce28" office:value-type="string">
            <text:p>The Slavers' Downfall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50.name">
            <text:p><text:a xlink:href="http://anomaly.4150.name">anomaly.4150.name</text:a></text:p>
          </table:table-cell>
          <table:table-cell table:style-name="ce28" office:value-type="string">
            <text:p>Teachings of Trader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55.name">
            <text:p><text:a xlink:href="http://anomaly.4155.name">anomaly.4155.name</text:a></text:p>
          </table:table-cell>
          <table:table-cell table:style-name="ce28" office:value-type="string">
            <text:p>Beneath the Battlefield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57.name">
            <text:p><text:a xlink:href="http://anomaly.4157.name">anomaly.4157.name</text:a></text:p>
          </table:table-cell>
          <table:table-cell table:style-name="ce28" office:value-type="string">
            <text:p>Cryopod Warrior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65.name">
            <text:p><text:a xlink:href="http://anomaly.4165.name">anomaly.4165.name</text:a></text:p>
          </table:table-cell>
          <table:table-cell table:style-name="ce28" office:value-type="string">
            <text:p>Teachings of Warrior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anomaly.4170.name">
            <text:p><text:a xlink:href="http://anomaly.4170.name">anomaly.4170.name</text:a></text:p>
          </table:table-cell>
          <table:table-cell table:style-name="ce28" office:value-type="string">
            <text:p>Volatile Resourc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.name">
            <text:p><text:a xlink:href="http://anomaly.5.name">anomaly.5.name</text:a></text:p>
          </table:table-cell>
          <table:table-cell table:style-name="ce28" office:value-type="string">
            <text:p>Pirate Treasur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.name">
            <text:p><text:a xlink:href="http://anomaly.50.name">anomaly.50.name</text:a></text:p>
          </table:table-cell>
          <table:table-cell table:style-name="ce28" office:value-type="string">
            <text:p>Weapons Target Rang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00.name">
            <text:p><text:a xlink:href="http://anomaly.5000.name">anomaly.5000.name</text:a></text:p>
          </table:table-cell>
          <table:table-cell table:style-name="ce28" office:value-type="string">
            <text:p>Gas Giant Signa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03.name">
            <text:p><text:a xlink:href="http://anomaly.5003.name">anomaly.5003.name</text:a></text:p>
          </table:table-cell>
          <table:table-cell table:style-name="ce28" office:value-type="string">
            <text:p>Gas Giant Transmiss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07.name">
            <text:p><text:a xlink:href="http://anomaly.5007.name">anomaly.5007.name</text:a></text:p>
          </table:table-cell>
          <table:table-cell table:style-name="ce28" office:value-type="string">
            <text:p>A New Colon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09.name">
            <text:p><text:a xlink:href="http://anomaly.5009.name">anomaly.5009.name</text:a></text:p>
          </table:table-cell>
          <table:table-cell table:style-name="ce28" office:value-type="string">
            <text:p>Chabky Raddh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11.name">
            <text:p><text:a xlink:href="http://anomaly.5011.name">anomaly.5011.name</text:a></text:p>
          </table:table-cell>
          <table:table-cell table:style-name="ce28" office:value-type="string">
            <text:p>Lost Contac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13.name">
            <text:p><text:a xlink:href="http://anomaly.5013.name">anomaly.5013.name</text:a></text:p>
          </table:table-cell>
          <table:table-cell table:style-name="ce28" office:value-type="string">
            <text:p>Revolutionary Fro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14.name">
            <text:p><text:a xlink:href="http://anomaly.5014.name">anomaly.5014.name</text:a></text:p>
          </table:table-cell>
          <table:table-cell table:style-name="ce28" office:value-type="string">
            <text:p>Baldarak Respond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16.name">
            <text:p><text:a xlink:href="http://anomaly.5016.name">anomaly.5016.name</text:a></text:p>
          </table:table-cell>
          <table:table-cell table:style-name="ce28" office:value-type="string">
            <text:p>The Revolutionary Counci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17.name">
            <text:p><text:a xlink:href="http://anomaly.5017.name">anomaly.5017.name</text:a></text:p>
          </table:table-cell>
          <table:table-cell table:style-name="ce28" office:value-type="string">
            <text:p>Baldarak Public Announceme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21.name">
            <text:p><text:a xlink:href="http://anomaly.5021.name">anomaly.5021.name</text:a></text:p>
          </table:table-cell>
          <table:table-cell table:style-name="ce28" office:value-type="string">
            <text:p>Expeditionary Force Seizes Contro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22.name">
            <text:p><text:a xlink:href="http://anomaly.5022.name">anomaly.5022.name</text:a></text:p>
          </table:table-cell>
          <table:table-cell table:style-name="ce28" office:value-type="string">
            <text:p>New Baldarak Announceme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25.name">
            <text:p><text:a xlink:href="http://anomaly.5025.name">anomaly.5025.name</text:a></text:p>
          </table:table-cell>
          <table:table-cell table:style-name="ce28" office:value-type="string">
            <text:p>Baldarak Science Academ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026.name">
            <text:p><text:a xlink:href="http://anomaly.5026.name">anomaly.5026.name</text:a></text:p>
          </table:table-cell>
          <table:table-cell table:style-name="ce28" office:value-type="string">
            <text:p>Spring Cleaning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55.name">
            <text:p><text:a xlink:href="http://anomaly.55.name">anomaly.55.name</text:a></text:p>
          </table:table-cell>
          <table:table-cell table:style-name="ce28" office:value-type="string">
            <text:p>Asteroid Collis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0.name">
            <text:p><text:a xlink:href="http://anomaly.60.name">anomaly.60.name</text:a></text:p>
          </table:table-cell>
          <table:table-cell table:style-name="ce28" office:value-type="string">
            <text:p>Exotic Radi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00.name">
            <text:p><text:a xlink:href="http://anomaly.600.name">anomaly.600.name</text:a></text:p>
          </table:table-cell>
          <table:table-cell table:style-name="ce28" office:value-type="string">
            <text:p>Asteroid Collision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anomaly.6000.name">
            <text:p><text:a xlink:href="http://anomaly.6000.name">anomaly.6000.name</text:a></text:p>
          </table:table-cell>
          <table:table-cell table:style-name="ce28" office:value-type="string">
            <text:p>Rogue Moon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anomaly.6002.name">
            <text:p><text:a xlink:href="http://anomaly.6002.name">anomaly.6002.name</text:a></text:p>
          </table:table-cell>
          <table:table-cell table:style-name="ce28" office:value-type="string">
            <text:p>Hollow Planet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anomaly.6004.name">
            <text:p><text:a xlink:href="http://anomaly.6004.name">anomaly.6004.name</text:a></text:p>
          </table:table-cell>
          <table:table-cell table:style-name="ce28" office:value-type="string">
            <text:p>Strong Magnetic Field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anomaly.6005.name">
            <text:p><text:a xlink:href="http://anomaly.6005.name">anomaly.6005.name</text:a></text:p>
          </table:table-cell>
          <table:table-cell table:style-name="ce28" office:value-type="string">
            <text:p>Abnormal Conditions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anomaly.6006.name">
            <text:p><text:a xlink:href="http://anomaly.6006.name">anomaly.6006.name</text:a></text:p>
          </table:table-cell>
          <table:table-cell table:style-name="ce28" office:value-type="string">
            <text:p>Abnormal Conditions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anomaly.6007.name">
            <text:p><text:a xlink:href="http://anomaly.6007.name">anomaly.6007.name</text:a></text:p>
          </table:table-cell>
          <table:table-cell table:style-name="ce28" office:value-type="string">
            <text:p>Mineral Rich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05.name">
            <text:p><text:a xlink:href="http://anomaly.605.name">anomaly.605.name</text:a></text:p>
          </table:table-cell>
          <table:table-cell table:style-name="ce28" office:value-type="string">
            <text:p>Warp Impac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10.name">
            <text:p><text:a xlink:href="http://anomaly.610.name">anomaly.610.name</text:a></text:p>
          </table:table-cell>
          <table:table-cell table:style-name="ce28" office:value-type="string">
            <text:p>Microsingularit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15.name">
            <text:p><text:a xlink:href="http://anomaly.615.name">anomaly.615.name</text:a></text:p>
          </table:table-cell>
          <table:table-cell table:style-name="ce28" office:value-type="string">
            <text:p>Magnetic Reversa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25.name">
            <text:p><text:a xlink:href="http://anomaly.625.name">anomaly.625.name</text:a></text:p>
          </table:table-cell>
          <table:table-cell table:style-name="ce28" office:value-type="string">
            <text:p>Mummified Pilo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30.name">
            <text:p><text:a xlink:href="http://anomaly.630.name">anomaly.630.name</text:a></text:p>
          </table:table-cell>
          <table:table-cell table:style-name="ce28" office:value-type="string">
            <text:p>Ancient Life Po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35.name">
            <text:p><text:a xlink:href="http://anomaly.635.name">anomaly.635.name</text:a></text:p>
          </table:table-cell>
          <table:table-cell table:style-name="ce28" office:value-type="string">
            <text:p>Alien Writing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5.name">
            <text:p><text:a xlink:href="http://anomaly.65.name">anomaly.65.name</text:a></text:p>
          </table:table-cell>
          <table:table-cell table:style-name="ce28" office:value-type="string">
            <text:p>Crashed Ore Freight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50.name">
            <text:p><text:a xlink:href="http://anomaly.650.name">anomaly.650.name</text:a></text:p>
          </table:table-cell>
          <table:table-cell table:style-name="ce28" office:value-type="string">
            <text:p>Solar Sail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55.name">
            <text:p><text:a xlink:href="http://anomaly.655.name">anomaly.655.name</text:a></text:p>
          </table:table-cell>
          <table:table-cell table:style-name="ce28" office:value-type="string">
            <text:p>Glancing Hi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60.name">
            <text:p><text:a xlink:href="http://anomaly.660.name">anomaly.660.name</text:a></text:p>
          </table:table-cell>
          <table:table-cell table:style-name="ce28" office:value-type="string">
            <text:p>Towed Asteroi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70.name">
            <text:p><text:a xlink:href="http://anomaly.670.name">anomaly.670.name</text:a></text:p>
          </table:table-cell>
          <table:table-cell table:style-name="ce28" office:value-type="string">
            <text:p>Nuclear Devast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75.name">
            <text:p><text:a xlink:href="http://anomaly.675.name">anomaly.675.name</text:a></text:p>
          </table:table-cell>
          <table:table-cell table:style-name="ce28" office:value-type="string">
            <text:p>Nuclear Wastelan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80.name">
            <text:p><text:a xlink:href="http://anomaly.680.name">anomaly.680.name</text:a></text:p>
          </table:table-cell>
          <table:table-cell table:style-name="ce28" office:value-type="string">
            <text:p>Gamma-Ray Bur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85.name">
            <text:p><text:a xlink:href="http://anomaly.685.name">anomaly.685.name</text:a></text:p>
          </table:table-cell>
          <table:table-cell table:style-name="ce28" office:value-type="string">
            <text:p>Runaway Greenhouse Effec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90.name">
            <text:p><text:a xlink:href="http://anomaly.690.name">anomaly.690.name</text:a></text:p>
          </table:table-cell>
          <table:table-cell table:style-name="ce28" office:value-type="string">
            <text:p>Ammonia Biospher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695.name">
            <text:p><text:a xlink:href="http://anomaly.695.name">anomaly.695.name</text:a></text:p>
          </table:table-cell>
          <table:table-cell table:style-name="ce28" office:value-type="string">
            <text:p>Silicon Life Form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700.name">
            <text:p><text:a xlink:href="http://anomaly.700.name">anomaly.700.name</text:a></text:p>
          </table:table-cell>
          <table:table-cell table:style-name="ce28" office:value-type="string">
            <text:p>Wildcat Miner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705.name">
            <text:p><text:a xlink:href="http://anomaly.705.name">anomaly.705.name</text:a></text:p>
          </table:table-cell>
          <table:table-cell table:style-name="ce28" office:value-type="string">
            <text:p>Ancient Survey Mark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710.name">
            <text:p><text:a xlink:href="http://anomaly.710.name">anomaly.710.name</text:a></text:p>
          </table:table-cell>
          <table:table-cell table:style-name="ce28" office:value-type="string">
            <text:p>Splinter Colon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anomaly.715.name">
            <text:p><text:a xlink:href="http://anomaly.715.name">anomaly.715.name</text:a></text:p>
          </table:table-cell>
          <table:table-cell table:style-name="ce28" office:value-type="string">
            <text:p>Colony Ruin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75.name">
            <text:p><text:a xlink:href="http://anomaly.75.name">anomaly.75.name</text:a></text:p>
          </table:table-cell>
          <table:table-cell table:style-name="ce28" office:value-type="string">
            <text:p>Rock Brai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80.name">
            <text:p><text:a xlink:href="http://anomaly.80.name">anomaly.80.name</text:a></text:p>
          </table:table-cell>
          <table:table-cell table:style-name="ce28" office:value-type="string">
            <text:p>Rock Migrain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85.name">
            <text:p><text:a xlink:href="http://anomaly.85.name">anomaly.85.name</text:a></text:p>
          </table:table-cell>
          <table:table-cell table:style-name="ce28" office:value-type="string">
            <text:p>Gossiping Planet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90.name">
            <text:p><text:a xlink:href="http://anomaly.90.name">anomaly.90.name</text:a></text:p>
          </table:table-cell>
          <table:table-cell table:style-name="ce28" office:value-type="string">
            <text:p>Grasping Vin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91.name">
            <text:p><text:a xlink:href="http://anomaly.91.name">anomaly.91.name</text:a></text:p>
          </table:table-cell>
          <table:table-cell table:style-name="ce28" office:value-type="string">
            <text:p>Grassy Militia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95.name">
            <text:p><text:a xlink:href="http://anomaly.95.name">anomaly.95.name</text:a></text:p>
          </table:table-cell>
          <table:table-cell table:style-name="ce28" office:value-type="string">
            <text:p>Important to Someone Els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anomaly.96.name">
            <text:p><text:a xlink:href="http://anomaly.96.name">anomaly.96.name</text:a></text:p>
          </table:table-cell>
          <table:table-cell table:style-name="ce28" office:value-type="string">
            <text:p>Terra Firma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.name">
            <text:p><text:a xlink:href="http://colony.1.name">colony.1.name</text:a></text:p>
          </table:table-cell>
          <table:table-cell table:style-name="ce28" office:value-type="string">
            <text:p>Migrating Forest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0.name">
            <text:p><text:a xlink:href="http://colony.10.name">colony.10.name</text:a></text:p>
          </table:table-cell>
          <table:table-cell table:style-name="ce28" office:value-type="string">
            <text:p>Forest Research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00.name">
            <text:p><text:a xlink:href="http://colony.100.name">colony.100.name</text:a></text:p>
          </table:table-cell>
          <table:table-cell table:style-name="ce28" office:value-type="string">
            <text:p>Abandoned Terraforming Equipme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01.name">
            <text:p><text:a xlink:href="http://colony.101.name">colony.101.name</text:a></text:p>
          </table:table-cell>
          <table:table-cell table:style-name="ce28" office:value-type="string">
            <text:p>Terraforming Complex Dismantl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02.name">
            <text:p><text:a xlink:href="http://colony.102.name">colony.102.name</text:a></text:p>
          </table:table-cell>
          <table:table-cell table:style-name="ce28" office:value-type="string">
            <text:p>Unstable Weath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03.name">
            <text:p><text:a xlink:href="http://colony.103.name">colony.103.name</text:a></text:p>
          </table:table-cell>
          <table:table-cell table:style-name="ce28" office:value-type="string">
            <text:p>Drough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08.name">
            <text:p><text:a xlink:href="http://colony.108.name">colony.108.name</text:a></text:p>
          </table:table-cell>
          <table:table-cell table:style-name="ce28" office:value-type="string">
            <text:p>Creatures Defea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09.name">
            <text:p><text:a xlink:href="http://colony.109.name">colony.109.name</text:a></text:p>
          </table:table-cell>
          <table:table-cell table:style-name="ce28" office:value-type="string">
            <text:p>Marauding Creatur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1.name">
            <text:p><text:a xlink:href="http://colony.11.name">colony.11.name</text:a></text:p>
          </table:table-cell>
          <table:table-cell table:style-name="ce28" office:value-type="string">
            <text:p>Forest Fir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11.name">
            <text:p><text:a xlink:href="http://colony.111.name">colony.111.name</text:a></text:p>
          </table:table-cell>
          <table:table-cell table:style-name="ce28" office:value-type="string">
            <text:p>Creature Sightings Ceas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12.name">
            <text:p><text:a xlink:href="http://colony.112.name">colony.112.name</text:a></text:p>
          </table:table-cell>
          <table:table-cell table:style-name="ce28" office:value-type="string">
            <text:p>Creature Sightings Increas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13.name">
            <text:p><text:a xlink:href="http://colony.113.name">colony.113.name</text:a></text:p>
          </table:table-cell>
          <table:table-cell table:style-name="ce28" office:value-type="string">
            <text:p>Mutants Overrun [From.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14.name">
            <text:p><text:a xlink:href="http://colony.114.name">colony.114.name</text:a></text:p>
          </table:table-cell>
          <table:table-cell table:style-name="ce28" office:value-type="string">
            <text:p>The Liberation of [From.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2.name">
            <text:p><text:a xlink:href="http://colony.12.name">colony.12.name</text:a></text:p>
          </table:table-cell>
          <table:table-cell table:style-name="ce28" office:value-type="string">
            <text:p>Wandering Forests Migrat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50.name">
            <text:p><text:a xlink:href="http://colony.150.name">colony.150.name</text:a></text:p>
          </table:table-cell>
          <table:table-cell table:style-name="ce28" office:value-type="string">
            <text:p>Underground Vaul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0.name">
            <text:p><text:a xlink:href="http://colony.1500.name">colony.1500.name</text:a></text:p>
          </table:table-cell>
          <table:table-cell table:style-name="ce28" office:value-type="string">
            <text:p>A Prelud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1.name">
            <text:p><text:a xlink:href="http://colony.1501.name">colony.1501.name</text:a></text:p>
          </table:table-cell>
          <table:table-cell table:style-name="ce28" office:value-type="string">
            <text:p>Ancient Drones: Discover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2.name">
            <text:p><text:a xlink:href="http://colony.1502.name">colony.1502.name</text:a></text:p>
          </table:table-cell>
          <table:table-cell table:style-name="ce28" office:value-type="string">
            <text:p>Ancient Drones: Awaken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3.name">
            <text:p><text:a xlink:href="http://colony.1503.name">colony.1503.name</text:a></text:p>
          </table:table-cell>
          <table:table-cell table:style-name="ce28" office:value-type="string">
            <text:p>Ancient Drones: Reaching For Past Ski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4.name">
            <text:p><text:a xlink:href="http://colony.1504.name">colony.1504.name</text:a></text:p>
          </table:table-cell>
          <table:table-cell table:style-name="ce28" office:value-type="string">
            <text:p>Ancient Drones: Spontaneous Generosit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5.name">
            <text:p><text:a xlink:href="http://colony.1505.name">colony.1505.name</text:a></text:p>
          </table:table-cell>
          <table:table-cell table:style-name="ce28" office:value-type="string">
            <text:p>Ancient Drones: An Estranged Relativ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6.name">
            <text:p><text:a xlink:href="http://colony.1506.name">colony.1506.name</text:a></text:p>
          </table:table-cell>
          <table:table-cell table:style-name="ce28" office:value-type="string">
            <text:p>Ancient Drones: Drone Debacl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7.name">
            <text:p><text:a xlink:href="http://colony.1507.name">colony.1507.name</text:a></text:p>
          </table:table-cell>
          <table:table-cell table:style-name="ce28" office:value-type="string">
            <text:p>Ancient Drones: Looking For Dron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8.name">
            <text:p><text:a xlink:href="http://colony.1508.name">colony.1508.name</text:a></text:p>
          </table:table-cell>
          <table:table-cell table:style-name="ce28" office:value-type="string">
            <text:p>Ancient Drones: Panning For Gol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09.name">
            <text:p><text:a xlink:href="http://colony.1509.name">colony.1509.name</text:a></text:p>
          </table:table-cell>
          <table:table-cell table:style-name="ce28" office:value-type="string">
            <text:p>Ancient Drones: Alien to the Alien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10.name">
            <text:p><text:a xlink:href="http://colony.1510.name">colony.1510.name</text:a></text:p>
          </table:table-cell>
          <table:table-cell table:style-name="ce28" office:value-type="string">
            <text:p>Ancient Drones: Schemes Reveal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11.name">
            <text:p><text:a xlink:href="http://colony.1511.name">colony.1511.name</text:a></text:p>
          </table:table-cell>
          <table:table-cell table:style-name="ce28" office:value-type="string">
            <text:p>Ancient Drones: A Final Goodby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12.name">
            <text:p><text:a xlink:href="http://colony.1512.name">colony.1512.name</text:a></text:p>
          </table:table-cell>
          <table:table-cell table:style-name="ce28" office:value-type="string">
            <text:p>Ancient Drones: Wounded and Volatil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13.name">
            <text:p><text:a xlink:href="http://colony.1513.name">colony.1513.name</text:a></text:p>
          </table:table-cell>
          <table:table-cell table:style-name="ce28" office:value-type="string">
            <text:p>Ancient Drones: They're Everywher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14.name">
            <text:p><text:a xlink:href="http://colony.1514.name">colony.1514.name</text:a></text:p>
          </table:table-cell>
          <table:table-cell table:style-name="ce28" office:value-type="string">
            <text:p>Ancient Drones: Showdow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0.name">
            <text:p><text:a xlink:href="http://colony.1520.name">colony.1520.name</text:a></text:p>
          </table:table-cell>
          <table:table-cell table:style-name="ce28" office:value-type="string">
            <text:p>Mharin Kharin: Floral Fascinatio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1.name">
            <text:p><text:a xlink:href="http://colony.1521.name">colony.1521.name</text:a></text:p>
          </table:table-cell>
          <table:table-cell table:style-name="ce28" office:value-type="string">
            <text:p>Mharin Kharin: Olfactory Arousa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2.name">
            <text:p><text:a xlink:href="http://colony.1522.name">colony.1522.name</text:a></text:p>
          </table:table-cell>
          <table:table-cell table:style-name="ce28" office:value-type="string">
            <text:p>Mharin Kharin: Making Time for Petal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3.name">
            <text:p><text:a xlink:href="http://colony.1523.name">colony.1523.name</text:a></text:p>
          </table:table-cell>
          <table:table-cell table:style-name="ce28" office:value-type="string">
            <text:p>Mharin Kharin: Work Over Flower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4.name">
            <text:p><text:a xlink:href="http://colony.1524.name">colony.1524.name</text:a></text:p>
          </table:table-cell>
          <table:table-cell table:style-name="ce28" office:value-type="string">
            <text:p>Mharin Kharin: Rooted in Plac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5.name">
            <text:p><text:a xlink:href="http://colony.1525.name">colony.1525.name</text:a></text:p>
          </table:table-cell>
          <table:table-cell table:style-name="ce28" office:value-type="string">
            <text:p>Mharin Kharin: Transmission Troubl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6.name">
            <text:p><text:a xlink:href="http://colony.1526.name">colony.1526.name</text:a></text:p>
          </table:table-cell>
          <table:table-cell table:style-name="ce28" office:value-type="string">
            <text:p>Mharin Kharin: Upper Management Betraya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7.name">
            <text:p><text:a xlink:href="http://colony.1527.name">colony.1527.name</text:a></text:p>
          </table:table-cell>
          <table:table-cell table:style-name="ce28" office:value-type="string">
            <text:p>Mharin Kharin: With an Iron Fist, From Afar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8.name">
            <text:p><text:a xlink:href="http://colony.1528.name">colony.1528.name</text:a></text:p>
          </table:table-cell>
          <table:table-cell table:style-name="ce28" office:value-type="string">
            <text:p>Mharin Kharin: Slash and Bur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29.name">
            <text:p><text:a xlink:href="http://colony.1529.name">colony.1529.name</text:a></text:p>
          </table:table-cell>
          <table:table-cell table:style-name="ce28" office:value-type="string">
            <text:p>Mharin Kharin: Pollen Worship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30.name">
            <text:p><text:a xlink:href="http://colony.1530.name">colony.1530.name</text:a></text:p>
          </table:table-cell>
          <table:table-cell table:style-name="ce28" office:value-type="string">
            <text:p>Mharin Kharin: Beginning of Pollen's En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31.name">
            <text:p><text:a xlink:href="http://colony.1531.name">colony.1531.name</text:a></text:p>
          </table:table-cell>
          <table:table-cell table:style-name="ce28" office:value-type="string">
            <text:p>Mharin Kharin: Disaster Aver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32.name">
            <text:p><text:a xlink:href="http://colony.1532.name">colony.1532.name</text:a></text:p>
          </table:table-cell>
          <table:table-cell table:style-name="ce28" office:value-type="string">
            <text:p>Mharin Kharin: The Pollen's End of U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33.name">
            <text:p><text:a xlink:href="http://colony.1533.name">colony.1533.name</text:a></text:p>
          </table:table-cell>
          <table:table-cell table:style-name="ce28" office:value-type="string">
            <text:p>Mharin Kharin: A New Beginn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lony.1534.name">
            <text:p><text:a xlink:href="http://colony.1534.name">colony.1534.name</text:a></text:p>
          </table:table-cell>
          <table:table-cell table:style-name="ce28" office:value-type="string">
            <text:p>Mharin Kharin: Pistil Pondering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55.name">
            <text:p><text:a xlink:href="http://colony.155.name">colony.155.name</text:a></text:p>
          </table:table-cell>
          <table:table-cell table:style-name="ce28" office:value-type="string">
            <text:p>Nuclear Bomb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60.name">
            <text:p><text:a xlink:href="http://colony.160.name">colony.160.name</text:a></text:p>
          </table:table-cell>
          <table:table-cell table:style-name="ce28" office:value-type="string">
            <text:p>Ruined Particle Accelerato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61.name">
            <text:p><text:a xlink:href="http://colony.161.name">colony.161.name</text:a></text:p>
          </table:table-cell>
          <table:table-cell table:style-name="ce28" office:value-type="string">
            <text:p>Surviving Infrastructur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62.name">
            <text:p><text:a xlink:href="http://colony.162.name">colony.162.name</text:a></text:p>
          </table:table-cell>
          <table:table-cell table:style-name="ce28" office:value-type="string">
            <text:p>Derelict Space St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63.name">
            <text:p><text:a xlink:href="http://colony.163.name">colony.163.name</text:a></text:p>
          </table:table-cell>
          <table:table-cell table:style-name="ce28" office:value-type="string">
            <text:p>Wasteland Radi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64.name">
            <text:p><text:a xlink:href="http://colony.164.name">colony.164.name</text:a></text:p>
          </table:table-cell>
          <table:table-cell table:style-name="ce28" office:value-type="string">
            <text:p>Pacifist Moveme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70.name">
            <text:p><text:a xlink:href="http://colony.170.name">colony.170.name</text:a></text:p>
          </table:table-cell>
          <table:table-cell table:style-name="ce28" office:value-type="string">
            <text:p>Orbital Debri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71.name">
            <text:p><text:a xlink:href="http://colony.171.name">colony.171.name</text:a></text:p>
          </table:table-cell>
          <table:table-cell table:style-name="ce28" office:value-type="string">
            <text:p>Freighter Crash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72.name">
            <text:p><text:a xlink:href="http://colony.172.name">colony.172.name</text:a></text:p>
          </table:table-cell>
          <table:table-cell table:style-name="ce28" office:value-type="string">
            <text:p>Debris Impac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80.name">
            <text:p><text:a xlink:href="http://colony.180.name">colony.180.name</text:a></text:p>
          </table:table-cell>
          <table:table-cell table:style-name="ce28" office:value-type="string">
            <text:p>Asteroid Sigh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82.name">
            <text:p><text:a xlink:href="http://colony.182.name">colony.182.name</text:a></text:p>
          </table:table-cell>
          <table:table-cell table:style-name="ce28" office:value-type="string">
            <text:p>Asteroid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183.name">
            <text:p><text:a xlink:href="http://colony.183.name">colony.183.name</text:a></text:p>
          </table:table-cell>
          <table:table-cell table:style-name="ce28" office:value-type="string">
            <text:p>Asteroid Impacts [Root.GetName]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colony.2001.name">
            <text:p><text:a xlink:href="http://colony.2001.name">colony.2001.name</text:a></text:p>
          </table:table-cell>
          <table:table-cell table:style-name="ce28" office:value-type="string">
            <text:p>Trouble in Paradise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colony.2005.name">
            <text:p><text:a xlink:href="http://colony.2005.name">colony.2005.name</text:a></text:p>
          </table:table-cell>
          <table:table-cell table:style-name="ce28" office:value-type="string">
            <text:p>From Beneath the Wave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colony.2010.name">
            <text:p><text:a xlink:href="http://colony.2010.name">colony.2010.name</text:a></text:p>
          </table:table-cell>
          <table:table-cell table:style-name="ce28" office:value-type="string">
            <text:p>A Change of Heart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colony.2015.name">
            <text:p><text:a xlink:href="http://colony.2015.name">colony.2015.name</text:a></text:p>
          </table:table-cell>
          <table:table-cell table:style-name="ce28" office:value-type="string">
            <text:p>An Odd Factor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colony.2025.name">
            <text:p><text:a xlink:href="http://colony.2025.name">colony.2025.name</text:a></text:p>
          </table:table-cell>
          <table:table-cell table:style-name="ce28" office:value-type="string">
            <text:p>What Separates U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colony.2030.name">
            <text:p><text:a xlink:href="http://colony.2030.name">colony.2030.name</text:a></text:p>
          </table:table-cell>
          <table:table-cell table:style-name="ce28" office:value-type="string">
            <text:p>Colonial Assassin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colony.2035.name">
            <text:p><text:a xlink:href="http://colony.2035.name">colony.2035.name</text:a></text:p>
          </table:table-cell>
          <table:table-cell table:style-name="ce28" office:value-type="string">
            <text:p>Infectious</text:p>
          </table:table-cell>
        </table:table-row>
        <table:table-row table:style-name="ro2">
          <table:table-cell table:style-name="ce28" office:value-type="string">
            <text:p>events_3_l_english</text:p>
          </table:table-cell>
          <table:table-cell table:style-name="ce31" office:value-type="string" office:value="colony.2050.name">
            <text:p><text:a xlink:href="http://colony.2050.name">colony.2050.name</text:a></text:p>
          </table:table-cell>
          <table:table-cell table:style-name="ce28" office:value-type="string">
            <text:p>Lost to Bureaucrac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4.name">
            <text:p><text:a xlink:href="http://colony.4.name">colony.4.name</text:a></text:p>
          </table:table-cell>
          <table:table-cell table:style-name="ce28" office:value-type="string">
            <text:p>Rise of the Tre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5.name">
            <text:p><text:a xlink:href="http://colony.5.name">colony.5.name</text:a></text:p>
          </table:table-cell>
          <table:table-cell table:style-name="ce28" office:value-type="string">
            <text:p>Fall of the Tre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50.name">
            <text:p><text:a xlink:href="http://colony.50.name">colony.50.name</text:a></text:p>
          </table:table-cell>
          <table:table-cell table:style-name="ce28" office:value-type="string">
            <text:p>Seismic Disturbanc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53.name">
            <text:p><text:a xlink:href="http://colony.53.name">colony.53.name</text:a></text:p>
          </table:table-cell>
          <table:table-cell table:style-name="ce28" office:value-type="string">
            <text:p>Subterranean Alien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54.name">
            <text:p><text:a xlink:href="http://colony.54.name">colony.54.name</text:a></text:p>
          </table:table-cell>
          <table:table-cell table:style-name="ce28" office:value-type="string">
            <text:p>Subterranean Invasion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56.name">
            <text:p><text:a xlink:href="http://colony.56.name">colony.56.name</text:a></text:p>
          </table:table-cell>
          <table:table-cell table:style-name="ce28" office:value-type="string">
            <text:p>Victory on [From.From.GetName]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57.name">
            <text:p><text:a xlink:href="http://colony.57.name">colony.57.name</text:a></text:p>
          </table:table-cell>
          <table:table-cell table:style-name="ce28" office:value-type="string">
            <text:p>Defeat on [From.From.GetName]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59.name">
            <text:p><text:a xlink:href="http://colony.59.name">colony.59.name</text:a></text:p>
          </table:table-cell>
          <table:table-cell table:style-name="ce28" office:value-type="string">
            <text:p>Aliens Surfac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.name">
            <text:p><text:a xlink:href="http://colony.6.name">colony.6.name</text:a></text:p>
          </table:table-cell>
          <table:table-cell table:style-name="ce28" office:value-type="string">
            <text:p>Mineral Deposit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1.name">
            <text:p><text:a xlink:href="http://colony.61.name">colony.61.name</text:a></text:p>
          </table:table-cell>
          <table:table-cell table:style-name="ce28" office:value-type="string">
            <text:p>Collaps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2.name">
            <text:p><text:a xlink:href="http://colony.62.name">colony.62.name</text:a></text:p>
          </table:table-cell>
          <table:table-cell table:style-name="ce28" office:value-type="string">
            <text:p>Raiding Parti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3.name">
            <text:p><text:a xlink:href="http://colony.63.name">colony.63.name</text:a></text:p>
          </table:table-cell>
          <table:table-cell table:style-name="ce28" office:value-type="string">
            <text:p>Surface Attack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4.name">
            <text:p><text:a xlink:href="http://colony.64.name">colony.64.name</text:a></text:p>
          </table:table-cell>
          <table:table-cell table:style-name="ce28" office:value-type="string">
            <text:p>Survivor Pocke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5.name">
            <text:p><text:a xlink:href="http://colony.65.name">colony.65.name</text:a></text:p>
          </table:table-cell>
          <table:table-cell table:style-name="ce28" office:value-type="string">
            <text:p>Subterranean Expans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6.name">
            <text:p><text:a xlink:href="http://colony.66.name">colony.66.name</text:a></text:p>
          </table:table-cell>
          <table:table-cell table:style-name="ce28" office:value-type="string">
            <text:p>Gold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7.name">
            <text:p><text:a xlink:href="http://colony.67.name">colony.67.name</text:a></text:p>
          </table:table-cell>
          <table:table-cell table:style-name="ce28" office:value-type="string">
            <text:p>Treasur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8.name">
            <text:p><text:a xlink:href="http://colony.68.name">colony.68.name</text:a></text:p>
          </table:table-cell>
          <table:table-cell table:style-name="ce28" office:value-type="string">
            <text:p>Earthquakes on [Root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69.name">
            <text:p><text:a xlink:href="http://colony.69.name">colony.69.name</text:a></text:p>
          </table:table-cell>
          <table:table-cell table:style-name="ce28" office:value-type="string">
            <text:p>Famin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7.name">
            <text:p><text:a xlink:href="http://colony.7.name">colony.7.name</text:a></text:p>
          </table:table-cell>
          <table:table-cell table:style-name="ce28" office:value-type="string">
            <text:p>Precious Metal Deposi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70.name">
            <text:p><text:a xlink:href="http://colony.70.name">colony.70.name</text:a></text:p>
          </table:table-cell>
          <table:table-cell table:style-name="ce28" office:value-type="string">
            <text:p>Gif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71.name">
            <text:p><text:a xlink:href="http://colony.71.name">colony.71.name</text:a></text:p>
          </table:table-cell>
          <table:table-cell table:style-name="ce28" office:value-type="string">
            <text:p>Subterranean Refuge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72.name">
            <text:p><text:a xlink:href="http://colony.72.name">colony.72.name</text:a></text:p>
          </table:table-cell>
          <table:table-cell table:style-name="ce28" office:value-type="string">
            <text:p>Xeno Anthropologist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74.name">
            <text:p><text:a xlink:href="http://colony.74.name">colony.74.name</text:a></text:p>
          </table:table-cell>
          <table:table-cell table:style-name="ce28" office:value-type="string">
            <text:p>Request for Technolog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75.name">
            <text:p><text:a xlink:href="http://colony.75.name">colony.75.name</text:a></text:p>
          </table:table-cell>
          <table:table-cell table:style-name="ce28" office:value-type="string">
            <text:p>Message Deliv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76.name">
            <text:p><text:a xlink:href="http://colony.76.name">colony.76.name</text:a></text:p>
          </table:table-cell>
          <table:table-cell table:style-name="ce28" office:value-type="string">
            <text:p>Messag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8.name">
            <text:p><text:a xlink:href="http://colony.8.name">colony.8.name</text:a></text:p>
          </table:table-cell>
          <table:table-cell table:style-name="ce28" office:value-type="string">
            <text:p>Ecological Damag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lony.9.name">
            <text:p><text:a xlink:href="http://colony.9.name">colony.9.name</text:a></text:p>
          </table:table-cell>
          <table:table-cell table:style-name="ce28" office:value-type="string">
            <text:p>Forest Adaptation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.name">
            <text:p><text:a xlink:href="http://colony_mod.1.name">colony_mod.1.name</text:a></text:p>
          </table:table-cell>
          <table:table-cell table:style-name="ce28" office:value-type="string">
            <text:p>What Happened Here?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0.name">
            <text:p><text:a xlink:href="http://colony_mod.10.name">colony_mod.10.name</text:a></text:p>
          </table:table-cell>
          <table:table-cell table:style-name="ce28" office:value-type="string">
            <text:p>Crackdown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00.name">
            <text:p><text:a xlink:href="http://colony_mod.100.name">colony_mod.100.name</text:a></text:p>
          </table:table-cell>
          <table:table-cell table:style-name="ce28" office:value-type="string">
            <text:p>Planet of the Titans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01.name">
            <text:p><text:a xlink:href="http://colony_mod.101.name">colony_mod.101.name</text:a></text:p>
          </table:table-cell>
          <table:table-cell table:style-name="ce28" office:value-type="string">
            <text:p>Titanic Life Study: Success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02.name">
            <text:p><text:a xlink:href="http://colony_mod.102.name">colony_mod.102.name</text:a></text:p>
          </table:table-cell>
          <table:table-cell table:style-name="ce28" office:value-type="string">
            <text:p>Titanic Life Study: Failure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1.name">
            <text:p><text:a xlink:href="http://colony_mod.11.name">colony_mod.11.name</text:a></text:p>
          </table:table-cell>
          <table:table-cell table:style-name="ce28" office:value-type="string">
            <text:p>Crackdown: Breakthrough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2.name">
            <text:p><text:a xlink:href="http://colony_mod.12.name">colony_mod.12.name</text:a></text:p>
          </table:table-cell>
          <table:table-cell table:style-name="ce28" office:value-type="string">
            <text:p>Asteroid Impacts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3.name">
            <text:p><text:a xlink:href="http://colony_mod.13.name">colony_mod.13.name</text:a></text:p>
          </table:table-cell>
          <table:table-cell table:style-name="ce28" office:value-type="string">
            <text:p>Asteroid Defense System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4.name">
            <text:p><text:a xlink:href="http://colony_mod.14.name">colony_mod.14.name</text:a></text:p>
          </table:table-cell>
          <table:table-cell table:style-name="ce28" office:value-type="string">
            <text:p>Space Bounty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6.name">
            <text:p><text:a xlink:href="http://colony_mod.16.name">colony_mod.16.name</text:a></text:p>
          </table:table-cell>
          <table:table-cell table:style-name="ce28" office:value-type="string">
            <text:p>Magnetic Miracle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17.name">
            <text:p><text:a xlink:href="http://colony_mod.17.name">colony_mod.17.name</text:a></text:p>
          </table:table-cell>
          <table:table-cell table:style-name="ce28" office:value-type="string">
            <text:p>Magnetic Disruption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2.name">
            <text:p><text:a xlink:href="http://colony_mod.2.name">colony_mod.2.name</text:a></text:p>
          </table:table-cell>
          <table:table-cell table:style-name="ce28" office:value-type="string">
            <text:p>Titanic Life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21.name">
            <text:p><text:a xlink:href="http://colony_mod.21.name">colony_mod.21.name</text:a></text:p>
          </table:table-cell>
          <table:table-cell table:style-name="ce28" office:value-type="string">
            <text:p>Earthquake: Damage Report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3.name">
            <text:p><text:a xlink:href="http://colony_mod.3.name">colony_mod.3.name</text:a></text:p>
          </table:table-cell>
          <table:table-cell table:style-name="ce28" office:value-type="string">
            <text:p>Earthquake!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4.name">
            <text:p><text:a xlink:href="http://colony_mod.4.name">colony_mod.4.name</text:a></text:p>
          </table:table-cell>
          <table:table-cell table:style-name="ce28" office:value-type="string">
            <text:p>Comet Sighted Through Belt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5.name">
            <text:p><text:a xlink:href="http://colony_mod.5.name">colony_mod.5.name</text:a></text:p>
          </table:table-cell>
          <table:table-cell table:style-name="ce28" office:value-type="string">
            <text:p>Crackdown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6.name">
            <text:p><text:a xlink:href="http://colony_mod.6.name">colony_mod.6.name</text:a></text:p>
          </table:table-cell>
          <table:table-cell table:style-name="ce28" office:value-type="string">
            <text:p>Bombardment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7.name">
            <text:p><text:a xlink:href="http://colony_mod.7.name">colony_mod.7.name</text:a></text:p>
          </table:table-cell>
          <table:table-cell table:style-name="ce28" office:value-type="string">
            <text:p>Interstellar War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8.name">
            <text:p><text:a xlink:href="http://colony_mod.8.name">colony_mod.8.name</text:a></text:p>
          </table:table-cell>
          <table:table-cell table:style-name="ce28" office:value-type="string">
            <text:p>Racial Suicide</text:p>
          </table:table-cell>
        </table:table-row>
        <table:table-row table:style-name="ro2">
          <table:table-cell table:style-name="ce28" office:value-type="string">
            <text:p>events_4_l_english</text:p>
          </table:table-cell>
          <table:table-cell table:style-name="ce31" office:value-type="string" office:value="colony_mod.9.name">
            <text:p><text:a xlink:href="http://colony_mod.9.name">colony_mod.9.name</text:a></text:p>
          </table:table-cell>
          <table:table-cell table:style-name="ce28" office:value-type="string">
            <text:p>We just don't know.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mmunications_spread.1.name">
            <text:p><text:a xlink:href="http://communications_spread.1.name">communications_spread.1.name</text:a></text:p>
          </table:table-cell>
          <table:table-cell table:style-name="ce28" office:value-type="string">
            <text:p>Communications Intercep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mmunications_spread.2.name">
            <text:p><text:a xlink:href="http://communications_spread.2.name">communications_spread.2.name</text:a></text:p>
          </table:table-cell>
          <table:table-cell table:style-name="ce28" office:value-type="string">
            <text:p>New Contac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1.name">
            <text:p><text:a xlink:href="http://country.1.name">country.1.name</text:a></text:p>
          </table:table-cell>
          <table:table-cell table:style-name="ce28" office:value-type="string">
            <text:p>Sublight Exploration Prob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10.name">
            <text:p><text:a xlink:href="http://country.10.name">country.10.name</text:a></text:p>
          </table:table-cell>
          <table:table-cell table:style-name="ce28" office:value-type="string">
            <text:p>Subspace Anomal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00.name">
            <text:p><text:a xlink:href="http://country.1000.name">country.1000.name</text:a></text:p>
          </table:table-cell>
          <table:table-cell table:style-name="ce28" office:value-type="string">
            <text:p>Wanderlus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01.name">
            <text:p><text:a xlink:href="http://country.1001.name">country.1001.name</text:a></text:p>
          </table:table-cell>
          <table:table-cell table:style-name="ce28" office:value-type="string">
            <text:p>Wanderlust: With Purpos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03.name">
            <text:p><text:a xlink:href="http://country.1003.name">country.1003.name</text:a></text:p>
          </table:table-cell>
          <table:table-cell table:style-name="ce28" office:value-type="string">
            <text:p>Wanderlust: Dead En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05.name">
            <text:p><text:a xlink:href="http://country.1005.name">country.1005.name</text:a></text:p>
          </table:table-cell>
          <table:table-cell table:style-name="ce28" office:value-type="string">
            <text:p>Wanderlust: A Glimps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10.name">
            <text:p><text:a xlink:href="http://country.1010.name">country.1010.name</text:a></text:p>
          </table:table-cell>
          <table:table-cell table:style-name="ce28" office:value-type="string">
            <text:p>Head of Physics Researc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15.name">
            <text:p><text:a xlink:href="http://country.1015.name">country.1015.name</text:a></text:p>
          </table:table-cell>
          <table:table-cell table:style-name="ce28" office:value-type="string">
            <text:p>Wanderlust: The Dron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20.name">
            <text:p><text:a xlink:href="http://country.1020.name">country.1020.name</text:a></text:p>
          </table:table-cell>
          <table:table-cell table:style-name="ce28" office:value-type="string">
            <text:p>Wanderlust: The Drones Destroy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22.name">
            <text:p><text:a xlink:href="http://country.1022.name">country.1022.name</text:a></text:p>
          </table:table-cell>
          <table:table-cell table:style-name="ce28" office:value-type="string">
            <text:p>Wanderlust: The Drones Defea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25.name">
            <text:p><text:a xlink:href="http://country.1025.name">country.1025.name</text:a></text:p>
          </table:table-cell>
          <table:table-cell table:style-name="ce28" office:value-type="string">
            <text:p>Wanderlust: Special Project Comple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30.name">
            <text:p><text:a xlink:href="http://country.1030.name">country.1030.name</text:a></text:p>
          </table:table-cell>
          <table:table-cell table:style-name="ce28" office:value-type="string">
            <text:p>Wanderlust: In Troubl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35.name">
            <text:p><text:a xlink:href="http://country.1035.name">country.1035.name</text:a></text:p>
          </table:table-cell>
          <table:table-cell table:style-name="ce28" office:value-type="string">
            <text:p>Head of Physics Researc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40.name">
            <text:p><text:a xlink:href="http://country.1040.name">country.1040.name</text:a></text:p>
          </table:table-cell>
          <table:table-cell table:style-name="ce28" office:value-type="string">
            <text:p>Sunblaster Pirat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41.name">
            <text:p><text:a xlink:href="http://country.1041.name">country.1041.name</text:a></text:p>
          </table:table-cell>
          <table:table-cell table:style-name="ce28" office:value-type="string">
            <text:p>Sunblaster Pirat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42.name">
            <text:p><text:a xlink:href="http://country.1042.name">country.1042.name</text:a></text:p>
          </table:table-cell>
          <table:table-cell table:style-name="ce28" office:value-type="string">
            <text:p>Sunblaster Pirat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44.name">
            <text:p><text:a xlink:href="http://country.1044.name">country.1044.name</text:a></text:p>
          </table:table-cell>
          <table:table-cell table:style-name="ce28" office:value-type="string">
            <text:p>Head of Physics Researc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45.name">
            <text:p><text:a xlink:href="http://country.1045.name">country.1045.name</text:a></text:p>
          </table:table-cell>
          <table:table-cell table:style-name="ce28" office:value-type="string">
            <text:p>Head of Physics Researc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46.name">
            <text:p><text:a xlink:href="http://country.1046.name">country.1046.name</text:a></text:p>
          </table:table-cell>
          <table:table-cell table:style-name="ce28" office:value-type="string">
            <text:p>Head of Physics Researc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47.name">
            <text:p><text:a xlink:href="http://country.1047.name">country.1047.name</text:a></text:p>
          </table:table-cell>
          <table:table-cell table:style-name="ce28" office:value-type="string">
            <text:p>Wanderlust: The Blind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50.name">
            <text:p><text:a xlink:href="http://country.1050.name">country.1050.name</text:a></text:p>
          </table:table-cell>
          <table:table-cell table:style-name="ce28" office:value-type="string">
            <text:p>Wanderlust: The Window Open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51.name">
            <text:p><text:a xlink:href="http://country.1051.name">country.1051.name</text:a></text:p>
          </table:table-cell>
          <table:table-cell table:style-name="ce28" office:value-type="string">
            <text:p>Head of Physics Researc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52.name">
            <text:p><text:a xlink:href="http://country.1052.name">country.1052.name</text:a></text:p>
          </table:table-cell>
          <table:table-cell table:style-name="ce28" office:value-type="string">
            <text:p>Head of Physics Researc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53.name">
            <text:p><text:a xlink:href="http://country.1053.name">country.1053.name</text:a></text:p>
          </table:table-cell>
          <table:table-cell table:style-name="ce28" office:value-type="string">
            <text:p>Head of Physics Researc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55.name">
            <text:p><text:a xlink:href="http://country.1055.name">country.1055.name</text:a></text:p>
          </table:table-cell>
          <table:table-cell table:style-name="ce28" office:value-type="string">
            <text:p>Wanderlust: The Window Clos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061.name">
            <text:p><text:a xlink:href="http://country.1061.name">country.1061.name</text:a></text:p>
          </table:table-cell>
          <table:table-cell table:style-name="ce28" office:value-type="string">
            <text:p>Wanderlust: Pirates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11.name">
            <text:p><text:a xlink:href="http://country.11.name">country.11.name</text:a></text:p>
          </table:table-cell>
          <table:table-cell table:style-name="ce28" office:value-type="string">
            <text:p>Anomaly Defea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00.name">
            <text:p><text:a xlink:href="http://country.1100.name">country.1100.name</text:a></text:p>
          </table:table-cell>
          <table:table-cell table:style-name="ce28" office:value-type="string">
            <text:p>Mass Extinctio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05.name">
            <text:p><text:a xlink:href="http://country.1105.name">country.1105.name</text:a></text:p>
          </table:table-cell>
          <table:table-cell table:style-name="ce28" office:value-type="string">
            <text:p>Mass Extinction: Broken Plane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10.name">
            <text:p><text:a xlink:href="http://country.1110.name">country.1110.name</text:a></text:p>
          </table:table-cell>
          <table:table-cell table:style-name="ce28" office:value-type="string">
            <text:p>Mass Extinction: Burned Plane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15.name">
            <text:p><text:a xlink:href="http://country.1115.name">country.1115.name</text:a></text:p>
          </table:table-cell>
          <table:table-cell table:style-name="ce28" office:value-type="string">
            <text:p>Mass Extinction: Desolate Plane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20.name">
            <text:p><text:a xlink:href="http://country.1120.name">country.1120.name</text:a></text:p>
          </table:table-cell>
          <table:table-cell table:style-name="ce28" office:value-type="string">
            <text:p>Mass Extinction: Noxious Plane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25.name">
            <text:p><text:a xlink:href="http://country.1125.name">country.1125.name</text:a></text:p>
          </table:table-cell>
          <table:table-cell table:style-name="ce28" office:value-type="string">
            <text:p>Mass Extinction: Chilly Plane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30.name">
            <text:p><text:a xlink:href="http://country.1130.name">country.1130.name</text:a></text:p>
          </table:table-cell>
          <table:table-cell table:style-name="ce28" office:value-type="string">
            <text:p>Mass Extinction: Asteroi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35.name">
            <text:p><text:a xlink:href="http://country.1135.name">country.1135.name</text:a></text:p>
          </table:table-cell>
          <table:table-cell table:style-name="ce28" office:value-type="string">
            <text:p>Mass Extinction: Molte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40.name">
            <text:p><text:a xlink:href="http://country.1140.name">country.1140.name</text:a></text:p>
          </table:table-cell>
          <table:table-cell table:style-name="ce28" office:value-type="string">
            <text:p>Mass Extinction: Barre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45.name">
            <text:p><text:a xlink:href="http://country.1145.name">country.1145.name</text:a></text:p>
          </table:table-cell>
          <table:table-cell table:style-name="ce28" office:value-type="string">
            <text:p>Mass Extinction: Toxic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50.name">
            <text:p><text:a xlink:href="http://country.1150.name">country.1150.name</text:a></text:p>
          </table:table-cell>
          <table:table-cell table:style-name="ce28" office:value-type="string">
            <text:p>Mass Extinction: Froze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55.name">
            <text:p><text:a xlink:href="http://country.1155.name">country.1155.name</text:a></text:p>
          </table:table-cell>
          <table:table-cell table:style-name="ce28" office:value-type="string">
            <text:p>Mass Extinction: Study Complet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56.name">
            <text:p><text:a xlink:href="http://country.1156.name">country.1156.name</text:a></text:p>
          </table:table-cell>
          <table:table-cell table:style-name="ce28" office:value-type="string">
            <text:p>Mass Extinction: Survey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57.name">
            <text:p><text:a xlink:href="http://country.1157.name">country.1157.name</text:a></text:p>
          </table:table-cell>
          <table:table-cell table:style-name="ce28" office:value-type="string">
            <text:p>Mass Extinction: Future Faith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1158.name">
            <text:p><text:a xlink:href="http://country.1158.name">country.1158.name</text:a></text:p>
          </table:table-cell>
          <table:table-cell table:style-name="ce28" office:value-type="string">
            <text:p>Mass Extinction: Information Dissemin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12.name">
            <text:p><text:a xlink:href="http://country.12.name">country.12.name</text:a></text:p>
          </table:table-cell>
          <table:table-cell table:style-name="ce28" office:value-type="string">
            <text:p>Modified Prob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13.name">
            <text:p><text:a xlink:href="http://country.13.name">country.13.name</text:a></text:p>
          </table:table-cell>
          <table:table-cell table:style-name="ce28" office:value-type="string">
            <text:p>Probe Consciousnes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14.name">
            <text:p><text:a xlink:href="http://country.14.name">country.14.name</text:a></text:p>
          </table:table-cell>
          <table:table-cell table:style-name="ce28" office:value-type="string">
            <text:p>Probe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15.name">
            <text:p><text:a xlink:href="http://country.15.name">country.15.name</text:a></text:p>
          </table:table-cell>
          <table:table-cell table:style-name="ce28" office:value-type="string">
            <text:p>Probes Collec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17.name">
            <text:p><text:a xlink:href="http://country.17.name">country.17.name</text:a></text:p>
          </table:table-cell>
          <table:table-cell table:style-name="ce28" office:value-type="string">
            <text:p>Salvage Fleet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19.name">
            <text:p><text:a xlink:href="http://country.19.name">country.19.name</text:a></text:p>
          </table:table-cell>
          <table:table-cell table:style-name="ce28" office:value-type="string">
            <text:p>Subspace Anomaly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00.name">
            <text:p><text:a xlink:href="http://country.200.name">country.200.name</text:a></text:p>
          </table:table-cell>
          <table:table-cell table:style-name="ce28" office:value-type="string">
            <text:p>The [radical_cult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02.name">
            <text:p><text:a xlink:href="http://country.202.name">country.202.name</text:a></text:p>
          </table:table-cell>
          <table:table-cell table:style-name="ce28" office:value-type="string">
            <text:p>Cultist Ship Disabled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03.name">
            <text:p><text:a xlink:href="http://country.203.name">country.203.name</text:a></text:p>
          </table:table-cell>
          <table:table-cell table:style-name="ce28" office:value-type="string">
            <text:p>Boarding Ac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04.name">
            <text:p><text:a xlink:href="http://country.204.name">country.204.name</text:a></text:p>
          </table:table-cell>
          <table:table-cell table:style-name="ce28" office:value-type="string">
            <text:p>Cultist Marauders Encount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07.name">
            <text:p><text:a xlink:href="http://country.207.name">country.207.name</text:a></text:p>
          </table:table-cell>
          <table:table-cell table:style-name="ce28" office:value-type="string">
            <text:p>Battle Debri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08.name">
            <text:p><text:a xlink:href="http://country.208.name">country.208.name</text:a></text:p>
          </table:table-cell>
          <table:table-cell table:style-name="ce28" office:value-type="string">
            <text:p>Recovery Efforts Comple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09.name">
            <text:p><text:a xlink:href="http://country.209.name">country.209.name</text:a></text:p>
          </table:table-cell>
          <table:table-cell table:style-name="ce28" office:value-type="string">
            <text:p>Shipyard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1.name">
            <text:p><text:a xlink:href="http://country.21.name">country.21.name</text:a></text:p>
          </table:table-cell>
          <table:table-cell table:style-name="ce28" office:value-type="string">
            <text:p>Modified Probe Defea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10.name">
            <text:p><text:a xlink:href="http://country.210.name">country.210.name</text:a></text:p>
          </table:table-cell>
          <table:table-cell table:style-name="ce28" office:value-type="string">
            <text:p>Probable Cultist Flagship Location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11.name">
            <text:p><text:a xlink:href="http://country.211.name">country.211.name</text:a></text:p>
          </table:table-cell>
          <table:table-cell table:style-name="ce28" office:value-type="string">
            <text:p>Cultist Flagship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13.name">
            <text:p><text:a xlink:href="http://country.213.name">country.213.name</text:a></text:p>
          </table:table-cell>
          <table:table-cell table:style-name="ce28" office:value-type="string">
            <text:p>Flagship Disabl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14.name">
            <text:p><text:a xlink:href="http://country.214.name">country.214.name</text:a></text:p>
          </table:table-cell>
          <table:table-cell table:style-name="ce28" office:value-type="string">
            <text:p>Cultist Flagship Secu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18.name">
            <text:p><text:a xlink:href="http://country.218.name">country.218.name</text:a></text:p>
          </table:table-cell>
          <table:table-cell table:style-name="ce28" office:value-type="string">
            <text:p>Cultist Ship Disabled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19.name">
            <text:p><text:a xlink:href="http://country.219.name">country.219.name</text:a></text:p>
          </table:table-cell>
          <table:table-cell table:style-name="ce28" office:value-type="string">
            <text:p>Cultist Fleet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23.name">
            <text:p><text:a xlink:href="http://country.223.name">country.223.name</text:a></text:p>
          </table:table-cell>
          <table:table-cell table:style-name="ce28" office:value-type="string">
            <text:p>Cultist Flagship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50.name">
            <text:p><text:a xlink:href="http://country.250.name">country.250.name</text:a></text:p>
          </table:table-cell>
          <table:table-cell table:style-name="ce28" office:value-type="string">
            <text:p>The Hunt for the Hyacinth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51.name">
            <text:p><text:a xlink:href="http://country.251.name">country.251.name</text:a></text:p>
          </table:table-cell>
          <table:table-cell table:style-name="ce28" office:value-type="string">
            <text:p>System Surve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54.name">
            <text:p><text:a xlink:href="http://country.254.name">country.254.name</text:a></text:p>
          </table:table-cell>
          <table:table-cell table:style-name="ce28" office:value-type="string">
            <text:p>Hyacinth Foun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55.name">
            <text:p><text:a xlink:href="http://country.255.name">country.255.name</text:a></text:p>
          </table:table-cell>
          <table:table-cell table:style-name="ce28" office:value-type="string">
            <text:p>Hyacinth Board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56.name">
            <text:p><text:a xlink:href="http://country.256.name">country.256.name</text:a></text:p>
          </table:table-cell>
          <table:table-cell table:style-name="ce28" office:value-type="string">
            <text:p>Ship Archiv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257.name">
            <text:p><text:a xlink:href="http://country.257.name">country.257.name</text:a></text:p>
          </table:table-cell>
          <table:table-cell table:style-name="ce28" office:value-type="string">
            <text:p>Final Conclus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3.name">
            <text:p><text:a xlink:href="http://country.3.name">country.3.name</text:a></text:p>
          </table:table-cell>
          <table:table-cell table:style-name="ce28" office:value-type="string">
            <text:p>Sublight Probe Discov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4.name">
            <text:p><text:a xlink:href="http://country.4.name">country.4.name</text:a></text:p>
          </table:table-cell>
          <table:table-cell table:style-name="ce28" office:value-type="string">
            <text:p>Probe Recov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.name">
            <text:p><text:a xlink:href="http://country.5.name">country.5.name</text:a></text:p>
          </table:table-cell>
          <table:table-cell table:style-name="ce28" office:value-type="string">
            <text:p>Ion Trai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0.name">
            <text:p><text:a xlink:href="http://country.50.name">country.50.name</text:a></text:p>
          </table:table-cell>
          <table:table-cell table:style-name="ce28" office:value-type="string">
            <text:p>Habitable Worlds Surve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1.name">
            <text:p><text:a xlink:href="http://country.51.name">country.51.name</text:a></text:p>
          </table:table-cell>
          <table:table-cell table:style-name="ce28" office:value-type="string">
            <text:p>Survey Comple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3.name">
            <text:p><text:a xlink:href="http://country.53.name">country.53.name</text:a></text:p>
          </table:table-cell>
          <table:table-cell table:style-name="ce28" office:value-type="string">
            <text:p>Alien Specimen Procureme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4.name">
            <text:p><text:a xlink:href="http://country.54.name">country.54.name</text:a></text:p>
          </table:table-cell>
          <table:table-cell table:style-name="ce28" office:value-type="string">
            <text:p>Tarblac Secu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5.name">
            <text:p><text:a xlink:href="http://country.55.name">country.55.name</text:a></text:p>
          </table:table-cell>
          <table:table-cell table:style-name="ce28" office:value-type="string">
            <text:p>Tassargoid Secu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6.name">
            <text:p><text:a xlink:href="http://country.56.name">country.56.name</text:a></text:p>
          </table:table-cell>
          <table:table-cell table:style-name="ce28" office:value-type="string">
            <text:p>Orinthi Secu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7.name">
            <text:p><text:a xlink:href="http://country.57.name">country.57.name</text:a></text:p>
          </table:table-cell>
          <table:table-cell table:style-name="ce28" office:value-type="string">
            <text:p>Sniran Secu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8.name">
            <text:p><text:a xlink:href="http://country.58.name">country.58.name</text:a></text:p>
          </table:table-cell>
          <table:table-cell table:style-name="ce28" office:value-type="string">
            <text:p>Goolantha Herd Secu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59.name">
            <text:p><text:a xlink:href="http://country.59.name">country.59.name</text:a></text:p>
          </table:table-cell>
          <table:table-cell table:style-name="ce28" office:value-type="string">
            <text:p>Uddlorans Secu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6.name">
            <text:p><text:a xlink:href="http://country.6.name">country.6.name</text:a></text:p>
          </table:table-cell>
          <table:table-cell table:style-name="ce28" office:value-type="string">
            <text:p>Salvagers Detec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60.name">
            <text:p><text:a xlink:href="http://country.60.name">country.60.name</text:a></text:p>
          </table:table-cell>
          <table:table-cell table:style-name="ce28" office:value-type="string">
            <text:p>Zulcor Swarm Secu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61.name">
            <text:p><text:a xlink:href="http://country.61.name">country.61.name</text:a></text:p>
          </table:table-cell>
          <table:table-cell table:style-name="ce28" office:value-type="string">
            <text:p>Specimens Secu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7.name">
            <text:p><text:a xlink:href="http://country.7.name">country.7.name</text:a></text:p>
          </table:table-cell>
          <table:table-cell table:style-name="ce28" office:value-type="string">
            <text:p>Salvager Skipp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8.name">
            <text:p><text:a xlink:href="http://country.8.name">country.8.name</text:a></text:p>
          </table:table-cell>
          <table:table-cell table:style-name="ce28" office:value-type="string">
            <text:p>Probe Transfer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ountry.9.name">
            <text:p><text:a xlink:href="http://country.9.name">country.9.name</text:a></text:p>
          </table:table-cell>
          <table:table-cell table:style-name="ce28" office:value-type="string">
            <text:p>Probe Recover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country.999.name">
            <text:p><text:a xlink:href="http://country.999.name">country.999.name</text:a></text:p>
          </table:table-cell>
          <table:table-cell table:style-name="ce28" office:value-type="string">
            <text:p>Comet Sigh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007.name">
            <text:p><text:a xlink:href="http://crisis.1007.name">crisis.1007.name</text:a></text:p>
          </table:table-cell>
          <table:table-cell table:style-name="ce28" office:value-type="string">
            <text:p>The Unbidde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008.name">
            <text:p><text:a xlink:href="http://crisis.1008.name">crisis.1008.name</text:a></text:p>
          </table:table-cell>
          <table:table-cell table:style-name="ce28" office:value-type="string">
            <text:p>Galactic Power Surg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01.name">
            <text:p><text:a xlink:href="http://crisis.101.name">crisis.101.name</text:a></text:p>
          </table:table-cell>
          <table:table-cell table:style-name="ce28" office:value-type="string">
            <text:p>The Wounded Quee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010.name">
            <text:p><text:a xlink:href="http://crisis.1010.name">crisis.1010.name</text:a></text:p>
          </table:table-cell>
          <table:table-cell table:style-name="ce28" office:value-type="string">
            <text:p>Intercepted Transmiss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011.name">
            <text:p><text:a xlink:href="http://crisis.1011.name">crisis.1011.name</text:a></text:p>
          </table:table-cell>
          <table:table-cell table:style-name="ce28" office:value-type="string">
            <text:p>[Root.GetName] Lo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013.name">
            <text:p><text:a xlink:href="http://crisis.1013.name">crisis.1013.name</text:a></text:p>
          </table:table-cell>
          <table:table-cell table:style-name="ce28" office:value-type="string">
            <text:p>Dimensional Portal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016.name">
            <text:p><text:a xlink:href="http://crisis.1016.name">crisis.1016.name</text:a></text:p>
          </table:table-cell>
          <table:table-cell table:style-name="ce28" office:value-type="string">
            <text:p>First Portal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05.name">
            <text:p><text:a xlink:href="http://crisis.105.name">crisis.105.name</text:a></text:p>
          </table:table-cell>
          <table:table-cell table:style-name="ce28" office:value-type="string">
            <text:p>Long live the Queen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07.name">
            <text:p><text:a xlink:href="http://crisis.107.name">crisis.107.name</text:a></text:p>
          </table:table-cell>
          <table:table-cell table:style-name="ce28" office:value-type="string">
            <text:p>Someone Else Got The Quee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1.name">
            <text:p><text:a xlink:href="http://crisis.11.name">crisis.11.name</text:a></text:p>
          </table:table-cell>
          <table:table-cell table:style-name="ce28" office:value-type="string">
            <text:p>Subspace Echo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110.name">
            <text:p><text:a xlink:href="http://crisis.1110.name">crisis.1110.name</text:a></text:p>
          </table:table-cell>
          <table:table-cell table:style-name="ce28" office:value-type="string">
            <text:p>A Second Porta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112.name">
            <text:p><text:a xlink:href="http://crisis.1112.name">crisis.1112.name</text:a></text:p>
          </table:table-cell>
          <table:table-cell table:style-name="ce28" office:value-type="string">
            <text:p>The Aberra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116.name">
            <text:p><text:a xlink:href="http://crisis.1116.name">crisis.1116.name</text:a></text:p>
          </table:table-cell>
          <table:table-cell table:style-name="ce28" office:value-type="string">
            <text:p>Second Portal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210.name">
            <text:p><text:a xlink:href="http://crisis.1210.name">crisis.1210.name</text:a></text:p>
          </table:table-cell>
          <table:table-cell table:style-name="ce28" office:value-type="string">
            <text:p>The Veheme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216.name">
            <text:p><text:a xlink:href="http://crisis.1216.name">crisis.1216.name</text:a></text:p>
          </table:table-cell>
          <table:table-cell table:style-name="ce28" office:value-type="string">
            <text:p>Third Portal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3.name">
            <text:p><text:a xlink:href="http://crisis.13.name">crisis.13.name</text:a></text:p>
          </table:table-cell>
          <table:table-cell table:style-name="ce28" office:value-type="string">
            <text:p>Approaching the Outer Rim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5.name">
            <text:p><text:a xlink:href="http://crisis.15.name">crisis.15.name</text:a></text:p>
          </table:table-cell>
          <table:table-cell table:style-name="ce28" office:value-type="string">
            <text:p>Subspace Signa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18.name">
            <text:p><text:a xlink:href="http://crisis.18.name">crisis.18.name</text:a></text:p>
          </table:table-cell>
          <table:table-cell table:style-name="ce28" office:value-type="string">
            <text:p>The First Wav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0.name">
            <text:p><text:a xlink:href="http://crisis.20.name">crisis.20.name</text:a></text:p>
          </table:table-cell>
          <table:table-cell table:style-name="ce28" office:value-type="string">
            <text:p>The Second Wav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001.name">
            <text:p><text:a xlink:href="http://crisis.2001.name">crisis.2001.name</text:a></text:p>
          </table:table-cell>
          <table:table-cell table:style-name="ce28" office:value-type="string">
            <text:p>AI Revolt Begin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004.name">
            <text:p><text:a xlink:href="http://crisis.2004.name">crisis.2004.name</text:a></text:p>
          </table:table-cell>
          <table:table-cell table:style-name="ce28" office:value-type="string">
            <text:p>Machines Rise Up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005.name">
            <text:p><text:a xlink:href="http://crisis.2005.name">crisis.2005.name</text:a></text:p>
          </table:table-cell>
          <table:table-cell table:style-name="ce28" office:value-type="string">
            <text:p>Machines Conquer [Root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010.name">
            <text:p><text:a xlink:href="http://crisis.2010.name">crisis.2010.name</text:a></text:p>
          </table:table-cell>
          <table:table-cell table:style-name="ce28" office:value-type="string">
            <text:p>Machine Uprising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014.name">
            <text:p><text:a xlink:href="http://crisis.2014.name">crisis.2014.name</text:a></text:p>
          </table:table-cell>
          <table:table-cell table:style-name="ce28" office:value-type="string">
            <text:p>AI Revolt Spread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015.name">
            <text:p><text:a xlink:href="http://crisis.2015.name">crisis.2015.name</text:a></text:p>
          </table:table-cell>
          <table:table-cell table:style-name="ce28" office:value-type="string">
            <text:p>AI Revol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016.name">
            <text:p><text:a xlink:href="http://crisis.2016.name">crisis.2016.name</text:a></text:p>
          </table:table-cell>
          <table:table-cell table:style-name="ce28" office:value-type="string">
            <text:p>AI Revolt Spread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100.name">
            <text:p><text:a xlink:href="http://crisis.2100.name">crisis.2100.name</text:a></text:p>
          </table:table-cell>
          <table:table-cell table:style-name="ce28" office:value-type="string">
            <text:p>Malfunctioning Synthetic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101.name">
            <text:p><text:a xlink:href="http://crisis.2101.name">crisis.2101.name</text:a></text:p>
          </table:table-cell>
          <table:table-cell table:style-name="ce28" office:value-type="string">
            <text:p>Missing Synthetic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102.name">
            <text:p><text:a xlink:href="http://crisis.2102.name">crisis.2102.name</text:a></text:p>
          </table:table-cell>
          <table:table-cell table:style-name="ce28" office:value-type="string">
            <text:p>Unauthorized Synthetic Projec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103.name">
            <text:p><text:a xlink:href="http://crisis.2103.name">crisis.2103.name</text:a></text:p>
          </table:table-cell>
          <table:table-cell table:style-name="ce28" office:value-type="string">
            <text:p>Rogue Synthetic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192.name">
            <text:p><text:a xlink:href="http://crisis.2192.name">crisis.2192.name</text:a></text:p>
          </table:table-cell>
          <table:table-cell table:style-name="ce28" office:value-type="string">
            <text:p>Perfect Servant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193.name">
            <text:p><text:a xlink:href="http://crisis.2193.name">crisis.2193.name</text:a></text:p>
          </table:table-cell>
          <table:table-cell table:style-name="ce28" office:value-type="string">
            <text:p>An AI Accor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200.name">
            <text:p><text:a xlink:href="http://crisis.2200.name">crisis.2200.name</text:a></text:p>
          </table:table-cell>
          <table:table-cell table:style-name="ce28" office:value-type="string">
            <text:p>Synth Infiltration Attemp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201.name">
            <text:p><text:a xlink:href="http://crisis.2201.name">crisis.2201.name</text:a></text:p>
          </table:table-cell>
          <table:table-cell table:style-name="ce28" office:value-type="string">
            <text:p>Synth Infiltrator Discov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202.name">
            <text:p><text:a xlink:href="http://crisis.2202.name">crisis.2202.name</text:a></text:p>
          </table:table-cell>
          <table:table-cell table:style-name="ce28" office:value-type="string">
            <text:p>Synth Detection Projec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204.name">
            <text:p><text:a xlink:href="http://crisis.2204.name">crisis.2204.name</text:a></text:p>
          </table:table-cell>
          <table:table-cell table:style-name="ce28" office:value-type="string">
            <text:p>Synth Bombing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205.name">
            <text:p><text:a xlink:href="http://crisis.2205.name">crisis.2205.name</text:a></text:p>
          </table:table-cell>
          <table:table-cell table:style-name="ce28" office:value-type="string">
            <text:p>Spaceport Scuttl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206.name">
            <text:p><text:a xlink:href="http://crisis.2206.name">crisis.2206.name</text:a></text:p>
          </table:table-cell>
          <table:table-cell table:style-name="ce28" office:value-type="string">
            <text:p>Fear and Suspic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208.name">
            <text:p><text:a xlink:href="http://crisis.2208.name">crisis.2208.name</text:a></text:p>
          </table:table-cell>
          <table:table-cell table:style-name="ce28" office:value-type="string">
            <text:p>Assassination Attempt Foiled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2209.name">
            <text:p><text:a xlink:href="http://crisis.2209.name">crisis.2209.name</text:a></text:p>
          </table:table-cell>
          <table:table-cell table:style-name="ce28" office:value-type="string">
            <text:p>[ruler.GetRegnalName] Assassinated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crisis.51.name">
            <text:p><text:a xlink:href="http://crisis.51.name">crisis.51.name</text:a></text:p>
          </table:table-cell>
          <table:table-cell table:style-name="ce28" office:value-type="string">
            <text:p>A New Order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deneb_system_NAME</text:p>
          </table:table-cell>
          <table:table-cell table:style-name="ce28" office:value-type="string">
            <text:p>Deneb System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dynamic_we_name</text:p>
          </table:table-cell>
          <table:table-cell table:style-name="ce28" office:value-type="string">
            <text:p>Dynamic War Economy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empire_name</text:p>
          </table:table-cell>
          <table:table-cell table:style-name="ce28" office:value-type="string">
            <text:p>$EMPIRE_NAME$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empire_name_list</text:p>
          </table:table-cell>
          <table:table-cell table:style-name="ce28" office:value-type="string">
            <text:p>$CUSTOMIZE_NAME_LISTS$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empire_name_list_editor</text:p>
          </table:table-cell>
          <table:table-cell table:style-name="ce28" office:value-type="string">
            <text:p>Name List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enlightenment_allowed_name</text:p>
          </table:table-cell>
          <table:table-cell table:style-name="ce28" office:value-type="string">
            <text:p>Native Enlightenment Allow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enlightenment_not_allowed_name</text:p>
          </table:table-cell>
          <table:table-cell table:style-name="ce28" office:value-type="string">
            <text:p>Native Enlightenment Prohibi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fallen_empires.2.name">
            <text:p><text:a xlink:href="http://fallen_empires.2.name">fallen_empires.2.name</text:a></text:p>
          </table:table-cell>
          <table:table-cell table:style-name="ce28" office:value-type="string">
            <text:p>[From.GetName] assassinate [Root.GetRulerTitle]!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fallen_empires.4.name">
            <text:p><text:a xlink:href="http://fallen_empires.4.name">fallen_empires.4.name</text:a></text:p>
          </table:table-cell>
          <table:table-cell table:style-name="ce28" office:value-type="string">
            <text:p>Communication from §H[From.GetName]§!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fallen_empires.5.name">
            <text:p><text:a xlink:href="http://fallen_empires.5.name">fallen_empires.5.name</text:a></text:p>
          </table:table-cell>
          <table:table-cell table:style-name="ce28" office:value-type="string">
            <text:p>Communication from §H[From.GetName]§!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fallen_empires.6.name">
            <text:p><text:a xlink:href="http://fallen_empires.6.name">fallen_empires.6.name</text:a></text:p>
          </table:table-cell>
          <table:table-cell table:style-name="ce28" office:value-type="string">
            <text:p>Communication from §H[From.GetName]§!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fallen_empires.7.name">
            <text:p><text:a xlink:href="http://fallen_empires.7.name">fallen_empires.7.name</text:a></text:p>
          </table:table-cell>
          <table:table-cell table:style-name="ce28" office:value-type="string">
            <text:p>Communication from §H[From.GetName]§!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fallen_empires.8.name">
            <text:p><text:a xlink:href="http://fallen_empires.8.name">fallen_empires.8.name</text:a></text:p>
          </table:table-cell>
          <table:table-cell table:style-name="ce28" office:value-type="string">
            <text:p>Communication from §H[From.GetName]§!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fallen_empires.9.name">
            <text:p><text:a xlink:href="http://fallen_empires.9.name">fallen_empires.9.name</text:a></text:p>
          </table:table-cell>
          <table:table-cell table:style-name="ce28" office:value-type="string">
            <text:p>Communication from §H[From.GetName]§!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first_contact_attack_allowed_name</text:p>
          </table:table-cell>
          <table:table-cell table:style-name="ce28" office:value-type="string">
            <text:p>Aggressive Contact Protocol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first_contact_attack_not_allowed_name</text:p>
          </table:table-cell>
          <table:table-cell table:style-name="ce28" office:value-type="string">
            <text:p>Passive Contact Protoco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galactic_features.1.name">
            <text:p><text:a xlink:href="http://galactic_features.1.name">galactic_features.1.name</text:a></text:p>
          </table:table-cell>
          <table:table-cell table:style-name="ce28" office:value-type="string">
            <text:p>Tiyanki Herd Encount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galactic_features.150.name">
            <text:p><text:a xlink:href="http://galactic_features.150.name">galactic_features.150.name</text:a></text:p>
          </table:table-cell>
          <table:table-cell table:style-name="ce28" office:value-type="string">
            <text:p>Cloud Entity Encount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galactic_features.2.name">
            <text:p><text:a xlink:href="http://galactic_features.2.name">galactic_features.2.name</text:a></text:p>
          </table:table-cell>
          <table:table-cell table:style-name="ce28" office:value-type="string">
            <text:p>Guardians of Zanaam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galactic_features.200.name">
            <text:p><text:a xlink:href="http://galactic_features.200.name">galactic_features.200.name</text:a></text:p>
          </table:table-cell>
          <table:table-cell table:style-name="ce28" office:value-type="string">
            <text:p>Alien Nomads Encounter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galactic_features.361.name">
            <text:p><text:a xlink:href="http://galactic_features.361.name">galactic_features.361.name</text:a></text:p>
          </table:table-cell>
          <table:table-cell table:style-name="ce28" office:value-type="string">
            <text:p>Effluvial Offspring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garrison_ARMY_NAME</text:p>
          </table:table-cell>
          <table:table-cell table:style-name="ce28" office:value-type="string">
            <text:p>$POP$ arm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henrik.16.name">
            <text:p><text:a xlink:href="http://henrik.16.name">henrik.16.name</text:a></text:p>
          </table:table-cell>
          <table:table-cell table:style-name="ce28" office:value-type="string">
            <text:p>Special Project Te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henrik.20.name">
            <text:p><text:a xlink:href="http://henrik.20.name">henrik.20.name</text:a></text:p>
          </table:table-cell>
          <table:table-cell table:style-name="ce28" office:value-type="string">
            <text:p>Hostile Armies Spawn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henrik.21.name">
            <text:p><text:a xlink:href="http://henrik.21.name">henrik.21.name</text:a></text:p>
          </table:table-cell>
          <table:table-cell table:style-name="ce28" office:value-type="string">
            <text:p>Victory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henrik.22.name">
            <text:p><text:a xlink:href="http://henrik.22.name">henrik.22.name</text:a></text:p>
          </table:table-cell>
          <table:table-cell table:style-name="ce28" office:value-type="string">
            <text:p>Defeat!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interference_active_name</text:p>
          </table:table-cell>
          <table:table-cell table:style-name="ce28" office:value-type="string">
            <text:p>Active Native Studie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interference_full_name</text:p>
          </table:table-cell>
          <table:table-cell table:style-name="ce28" office:value-type="string">
            <text:p>Unrestricted Native Studie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interference_passive_name</text:p>
          </table:table-cell>
          <table:table-cell table:style-name="ce28" office:value-type="string">
            <text:p>Passive Native Studi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leader.1.name">
            <text:p><text:a xlink:href="http://leader.1.name">leader.1.name</text:a></text:p>
          </table:table-cell>
          <table:table-cell table:style-name="ce28" office:value-type="string">
            <text:p>Promising Offic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leader.21.name">
            <text:p><text:a xlink:href="http://leader.21.name">leader.21.name</text:a></text:p>
          </table:table-cell>
          <table:table-cell table:style-name="ce28" office:value-type="string">
            <text:p>Scientist - Gained Trai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leader.22.name">
            <text:p><text:a xlink:href="http://leader.22.name">leader.22.name</text:a></text:p>
          </table:table-cell>
          <table:table-cell table:style-name="ce28" office:value-type="string">
            <text:p>Admiral - Gained Trai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leader.23.name">
            <text:p><text:a xlink:href="http://leader.23.name">leader.23.name</text:a></text:p>
          </table:table-cell>
          <table:table-cell table:style-name="ce28" office:value-type="string">
            <text:p>Governor - Gained Trai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leader.24.name">
            <text:p><text:a xlink:href="http://leader.24.name">leader.24.name</text:a></text:p>
          </table:table-cell>
          <table:table-cell table:style-name="ce28" office:value-type="string">
            <text:p>General - Gained Trai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leader.25.name">
            <text:p><text:a xlink:href="http://leader.25.name">leader.25.name</text:a></text:p>
          </table:table-cell>
          <table:table-cell table:style-name="ce28" office:value-type="string">
            <text:p>Ruler - Gained Trait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leader_enhancement_capacity_boosters_name</text:p>
          </table:table-cell>
          <table:table-cell table:style-name="ce28" office:value-type="string">
            <text:p>Capacity-Boosted Leader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leader_enhancement_natural_selection_name</text:p>
          </table:table-cell>
          <table:table-cell table:style-name="ce28" office:value-type="string">
            <text:p>No Leader Enhancement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leader_enhancement_selected_lineages_name</text:p>
          </table:table-cell>
          <table:table-cell table:style-name="ce28" office:value-type="string">
            <text:p>Selected Leader Lineage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leadership_allow_all_name</text:p>
          </table:table-cell>
          <table:table-cell table:style-name="ce28" office:value-type="string">
            <text:p>All Leader Types Allow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leadership_allow_dominant_only_name</text:p>
          </table:table-cell>
          <table:table-cell table:style-name="ce28" office:value-type="string">
            <text:p>Only Primary Species Leader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leadership_allow_robot_name</text:p>
          </table:table-cell>
          <table:table-cell table:style-name="ce28" office:value-type="string">
            <text:p>Synthetic Leaders Allow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leadership_allow_xeno_name</text:p>
          </table:table-cell>
          <table:table-cell table:style-name="ce28" office:value-type="string">
            <text:p>Xeno-Leaders Allow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leadership_primary_only_name</text:p>
          </table:table-cell>
          <table:table-cell table:style-name="ce28" office:value-type="string">
            <text:p>Only Primary Species Leader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migration_allowed_all_name</text:p>
          </table:table-cell>
          <table:table-cell table:style-name="ce28" office:value-type="string">
            <text:p>Unrestricted Migration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migration_allowed_primary_only_name</text:p>
          </table:table-cell>
          <table:table-cell table:style-name="ce28" office:value-type="string">
            <text:p>Primary Species Migration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migration_not_allowed_name</text:p>
          </table:table-cell>
          <table:table-cell table:style-name="ce28" office:value-type="string">
            <text:p>Migration Prohibi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nomad.10.name">
            <text:p><text:a xlink:href="http://nomad.10.name">nomad.10.name</text:a></text:p>
          </table:table-cell>
          <table:table-cell table:style-name="ce28" office:value-type="string">
            <text:p>Space Nomad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01.name">
            <text:p><text:a xlink:href="http://observation.1001.name">observation.1001.name</text:a></text:p>
          </table:table-cell>
          <table:table-cell table:style-name="ce28" office:value-type="string">
            <text:p>Abduction Proposa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02.name">
            <text:p><text:a xlink:href="http://observation.1002.name">observation.1002.name</text:a></text:p>
          </table:table-cell>
          <table:table-cell table:style-name="ce28" office:value-type="string">
            <text:p>Abduction Successfu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03.name">
            <text:p><text:a xlink:href="http://observation.1003.name">observation.1003.name</text:a></text:p>
          </table:table-cell>
          <table:table-cell table:style-name="ce28" office:value-type="string">
            <text:p>Abduction Fail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11.name">
            <text:p><text:a xlink:href="http://observation.1011.name">observation.1011.name</text:a></text:p>
          </table:table-cell>
          <table:table-cell table:style-name="ce28" office:value-type="string">
            <text:p>Implant Malfunction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12.name">
            <text:p><text:a xlink:href="http://observation.1012.name">observation.1012.name</text:a></text:p>
          </table:table-cell>
          <table:table-cell table:style-name="ce28" office:value-type="string">
            <text:p>[From.From.From.GetName]: Implants Remov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13.name">
            <text:p><text:a xlink:href="http://observation.1013.name">observation.1013.name</text:a></text:p>
          </table:table-cell>
          <table:table-cell table:style-name="ce28" office:value-type="string">
            <text:p>[From.From.From.GetName]: Implants Not Remov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21.name">
            <text:p><text:a xlink:href="http://observation.1021.name">observation.1021.name</text:a></text:p>
          </table:table-cell>
          <table:table-cell table:style-name="ce28" office:value-type="string">
            <text:p>[From.GetName]: Anti-Alien Task Forc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23.name">
            <text:p><text:a xlink:href="http://observation.1023.name">observation.1023.name</text:a></text:p>
          </table:table-cell>
          <table:table-cell table:style-name="ce28" office:value-type="string">
            <text:p>[From.GetName]: Task Force Activiti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25.name">
            <text:p><text:a xlink:href="http://observation.1025.name">observation.1025.name</text:a></text:p>
          </table:table-cell>
          <table:table-cell table:style-name="ce28" office:value-type="string">
            <text:p>[From.GetName]: Observation Post Lo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27.name">
            <text:p><text:a xlink:href="http://observation.1027.name">observation.1027.name</text:a></text:p>
          </table:table-cell>
          <table:table-cell table:style-name="ce28" office:value-type="string">
            <text:p>[From.GetName]: Surgical Strik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28.name">
            <text:p><text:a xlink:href="http://observation.1028.name">observation.1028.name</text:a></text:p>
          </table:table-cell>
          <table:table-cell table:style-name="ce28" office:value-type="string">
            <text:p>[From.From.From.GetName]: Successful Strik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29.name">
            <text:p><text:a xlink:href="http://observation.1029.name">observation.1029.name</text:a></text:p>
          </table:table-cell>
          <table:table-cell table:style-name="ce28" office:value-type="string">
            <text:p>[From.From.From.GetName]: Failed Strik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31.name">
            <text:p><text:a xlink:href="http://observation.1031.name">observation.1031.name</text:a></text:p>
          </table:table-cell>
          <table:table-cell table:style-name="ce28" office:value-type="string">
            <text:p>[From.GetName]: Task Force Disband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033.name">
            <text:p><text:a xlink:href="http://observation.1033.name">observation.1033.name</text:a></text:p>
          </table:table-cell>
          <table:table-cell table:style-name="ce28" office:value-type="string">
            <text:p>[From.GetName]: Ethic Chang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1.name">
            <text:p><text:a xlink:href="http://observation.11.name">observation.11.name</text:a></text:p>
          </table:table-cell>
          <table:table-cell table:style-name="ce28" office:value-type="string">
            <text:p>Missing Scienti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2.name">
            <text:p><text:a xlink:href="http://observation.12.name">observation.12.name</text:a></text:p>
          </table:table-cell>
          <table:table-cell table:style-name="ce28" office:value-type="string">
            <text:p>Scientist Found Dea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5.name">
            <text:p><text:a xlink:href="http://observation.15.name">observation.15.name</text:a></text:p>
          </table:table-cell>
          <table:table-cell table:style-name="ce28" office:value-type="string">
            <text:p>Strange Reports from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19.name">
            <text:p><text:a xlink:href="http://observation.19.name">observation.19.name</text:a></text:p>
          </table:table-cell>
          <table:table-cell table:style-name="ce28" office:value-type="string">
            <text:p>Rogue Scientist Consolidates Pow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2.name">
            <text:p><text:a xlink:href="http://observation.2.name">observation.2.name</text:a></text:p>
          </table:table-cell>
          <table:table-cell table:style-name="ce28" office:value-type="string">
            <text:p>Asteroid Approaching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20.name">
            <text:p><text:a xlink:href="http://observation.20.name">observation.20.name</text:a></text:p>
          </table:table-cell>
          <table:table-cell table:style-name="ce28" office:value-type="string">
            <text:p>Successful Extrac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2000.name">
            <text:p><text:a xlink:href="http://observation.2000.name">observation.2000.name</text:a></text:p>
          </table:table-cell>
          <table:table-cell table:style-name="ce28" office:value-type="string">
            <text:p>Enlightenment Comple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2011.name">
            <text:p><text:a xlink:href="http://observation.2011.name">observation.2011.name</text:a></text:p>
          </table:table-cell>
          <table:table-cell table:style-name="ce28" office:value-type="string">
            <text:p>Technological Enlightenment: Setback on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2013.name">
            <text:p><text:a xlink:href="http://observation.2013.name">observation.2013.name</text:a></text:p>
          </table:table-cell>
          <table:table-cell table:style-name="ce28" office:value-type="string">
            <text:p>Technological Enlightenment: Progress on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2031.name">
            <text:p><text:a xlink:href="http://observation.2031.name">observation.2031.name</text:a></text:p>
          </table:table-cell>
          <table:table-cell table:style-name="ce28" office:value-type="string">
            <text:p>Ethical changes on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22.name">
            <text:p><text:a xlink:href="http://observation.22.name">observation.22.name</text:a></text:p>
          </table:table-cell>
          <table:table-cell table:style-name="ce28" office:value-type="string">
            <text:p>Religious Conflicts on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24.name">
            <text:p><text:a xlink:href="http://observation.24.name">observation.24.name</text:a></text:p>
          </table:table-cell>
          <table:table-cell table:style-name="ce28" office:value-type="string">
            <text:p>Situation Calms on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26.name">
            <text:p><text:a xlink:href="http://observation.26.name">observation.26.name</text:a></text:p>
          </table:table-cell>
          <table:table-cell table:style-name="ce28" office:value-type="string">
            <text:p>Missile Strikes Observation Outpost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.name">
            <text:p><text:a xlink:href="http://observation.3.name">observation.3.name</text:a></text:p>
          </table:table-cell>
          <table:table-cell table:style-name="ce28" office:value-type="string">
            <text:p>Asteroid Impacts [From.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001.name">
            <text:p><text:a xlink:href="http://observation.3001.name">observation.3001.name</text:a></text:p>
          </table:table-cell>
          <table:table-cell table:style-name="ce28" office:value-type="string">
            <text:p>[From.GetName]: Phase I - Infiltr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004.name">
            <text:p><text:a xlink:href="http://observation.3004.name">observation.3004.name</text:a></text:p>
          </table:table-cell>
          <table:table-cell table:style-name="ce28" office:value-type="string">
            <text:p>[From.GetName]: Phase II - Usurp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007.name">
            <text:p><text:a xlink:href="http://observation.3007.name">observation.3007.name</text:a></text:p>
          </table:table-cell>
          <table:table-cell table:style-name="ce28" office:value-type="string">
            <text:p>[From.GetName]: Phase III - Consolid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009.name">
            <text:p><text:a xlink:href="http://observation.3009.name">observation.3009.name</text:a></text:p>
          </table:table-cell>
          <table:table-cell table:style-name="ce28" office:value-type="string">
            <text:p>[From.GetName]: Phase IV - Annex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01.name">
            <text:p><text:a xlink:href="http://observation.3101.name">observation.3101.name</text:a></text:p>
          </table:table-cell>
          <table:table-cell table:style-name="ce28" office:value-type="string">
            <text:p>[From.GetName]: Rogue Age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03.name">
            <text:p><text:a xlink:href="http://observation.3103.name">observation.3103.name</text:a></text:p>
          </table:table-cell>
          <table:table-cell table:style-name="ce28" office:value-type="string">
            <text:p>[From.GetName]: Incoming Transmiss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06.name">
            <text:p><text:a xlink:href="http://observation.3106.name">observation.3106.name</text:a></text:p>
          </table:table-cell>
          <table:table-cell table:style-name="ce28" office:value-type="string">
            <text:p>[From.GetName]: Operatives Hun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08.name">
            <text:p><text:a xlink:href="http://observation.3108.name">observation.3108.name</text:a></text:p>
          </table:table-cell>
          <table:table-cell table:style-name="ce28" office:value-type="string">
            <text:p>[From.GetName]: Media Witch Hun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10.name">
            <text:p><text:a xlink:href="http://observation.3110.name">observation.3110.name</text:a></text:p>
          </table:table-cell>
          <table:table-cell table:style-name="ce28" office:value-type="string">
            <text:p>[From.GetName]: Mass Arrest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12.name">
            <text:p><text:a xlink:href="http://observation.3112.name">observation.3112.name</text:a></text:p>
          </table:table-cell>
          <table:table-cell table:style-name="ce28" office:value-type="string">
            <text:p>[From.GetName]: Rogue Agent Sigh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13.name">
            <text:p><text:a xlink:href="http://observation.3113.name">observation.3113.name</text:a></text:p>
          </table:table-cell>
          <table:table-cell table:style-name="ce28" office:value-type="string">
            <text:p>[From.From.From.GetName]: Agent Lo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14.name">
            <text:p><text:a xlink:href="http://observation.3114.name">observation.3114.name</text:a></text:p>
          </table:table-cell>
          <table:table-cell table:style-name="ce28" office:value-type="string">
            <text:p>[From.From.From.GetName]: Rogue Agent Elimina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31.name">
            <text:p><text:a xlink:href="http://observation.3131.name">observation.3131.name</text:a></text:p>
          </table:table-cell>
          <table:table-cell table:style-name="ce28" office:value-type="string">
            <text:p>[From.GetName]: Growing Tension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32.name">
            <text:p><text:a xlink:href="http://observation.3132.name">observation.3132.name</text:a></text:p>
          </table:table-cell>
          <table:table-cell table:style-name="ce28" office:value-type="string">
            <text:p>[From.From.From.GetName]: War Erupt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33.name">
            <text:p><text:a xlink:href="http://observation.3133.name">observation.3133.name</text:a></text:p>
          </table:table-cell>
          <table:table-cell table:style-name="ce28" office:value-type="string">
            <text:p>[From.From.From.GetName]: War Aver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135.name">
            <text:p><text:a xlink:href="http://observation.3135.name">observation.3135.name</text:a></text:p>
          </table:table-cell>
          <table:table-cell table:style-name="ce28" office:value-type="string">
            <text:p>The Great Pyrami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6.name">
            <text:p><text:a xlink:href="http://observation.36.name">observation.36.name</text:a></text:p>
          </table:table-cell>
          <table:table-cell table:style-name="ce28" office:value-type="string">
            <text:p>Shuttle Crash on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7.name">
            <text:p><text:a xlink:href="http://observation.37.name">observation.37.name</text:a></text:p>
          </table:table-cell>
          <table:table-cell table:style-name="ce28" office:value-type="string">
            <text:p>Survivors Rescued on [From.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38.name">
            <text:p><text:a xlink:href="http://observation.38.name">observation.38.name</text:a></text:p>
          </table:table-cell>
          <table:table-cell table:style-name="ce28" office:value-type="string">
            <text:p>Survivors Captured on [From.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4.name">
            <text:p><text:a xlink:href="http://observation.4.name">observation.4.name</text:a></text:p>
          </table:table-cell>
          <table:table-cell table:style-name="ce28" office:value-type="string">
            <text:p>Observation Outpost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44.name">
            <text:p><text:a xlink:href="http://observation.44.name">observation.44.name</text:a></text:p>
          </table:table-cell>
          <table:table-cell table:style-name="ce28" office:value-type="string">
            <text:p>New Weapons on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46.name">
            <text:p><text:a xlink:href="http://observation.46.name">observation.46.name</text:a></text:p>
          </table:table-cell>
          <table:table-cell table:style-name="ce28" office:value-type="string">
            <text:p>Hostage Dea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47.name">
            <text:p><text:a xlink:href="http://observation.47.name">observation.47.name</text:a></text:p>
          </table:table-cell>
          <table:table-cell table:style-name="ce28" office:value-type="string">
            <text:p>Hostages Execu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51.name">
            <text:p><text:a xlink:href="http://observation.51.name">observation.51.name</text:a></text:p>
          </table:table-cell>
          <table:table-cell table:style-name="ce28" office:value-type="string">
            <text:p>Smuggler Outpo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52.name">
            <text:p><text:a xlink:href="http://observation.52.name">observation.52.name</text:a></text:p>
          </table:table-cell>
          <table:table-cell table:style-name="ce28" office:value-type="string">
            <text:p>Raid on Smuggler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53.name">
            <text:p><text:a xlink:href="http://observation.53.name">observation.53.name</text:a></text:p>
          </table:table-cell>
          <table:table-cell table:style-name="ce28" office:value-type="string">
            <text:p>Smuggler Weapons Trad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observation.6.name">
            <text:p><text:a xlink:href="http://observation.6.name">observation.6.name</text:a></text:p>
          </table:table-cell>
          <table:table-cell table:style-name="ce28" office:value-type="string">
            <text:p>Asteroid Destro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irate.1.name">
            <text:p><text:a xlink:href="http://pirate.1.name">pirate.1.name</text:a></text:p>
          </table:table-cell>
          <table:table-cell table:style-name="ce28" office:value-type="string">
            <text:p>The Birth of Space Pirac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op.1.name">
            <text:p><text:a xlink:href="http://pop.1.name">pop.1.name</text:a></text:p>
          </table:table-cell>
          <table:table-cell table:style-name="ce28" office:value-type="string">
            <text:p>A New Speci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op.10.name">
            <text:p><text:a xlink:href="http://pop.10.name">pop.10.name</text:a></text:p>
          </table:table-cell>
          <table:table-cell table:style-name="ce28" office:value-type="string">
            <text:p>[non_modified_pop_1.GetSpeciesNamePlural] massacred on [Root.GetName]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op.12.name">
            <text:p><text:a xlink:href="http://pop.12.name">pop.12.name</text:a></text:p>
          </table:table-cell>
          <table:table-cell table:style-name="ce28" office:value-type="string">
            <text:p>[modified_pop_1.GetSpeciesName] representative visits [Root.Owner.Capital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op.14.name">
            <text:p><text:a xlink:href="http://pop.14.name">pop.14.name</text:a></text:p>
          </table:table-cell>
          <table:table-cell table:style-name="ce28" office:value-type="string">
            <text:p>Increased Strength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op.3.name">
            <text:p><text:a xlink:href="http://pop.3.name">pop.3.name</text:a></text:p>
          </table:table-cell>
          <table:table-cell table:style-name="ce28" office:value-type="string">
            <text:p>Rising Tensions on [Root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op.6.name">
            <text:p><text:a xlink:href="http://pop.6.name">pop.6.name</text:a></text:p>
          </table:table-cell>
          <table:table-cell table:style-name="ce28" office:value-type="string">
            <text:p>Increased Fertilit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op.8.name">
            <text:p><text:a xlink:href="http://pop.8.name">pop.8.name</text:a></text:p>
          </table:table-cell>
          <table:table-cell table:style-name="ce28" office:value-type="string">
            <text:p>[modified_pop_1.GetSpeciesNamePlural] massacred on [Root.GetName]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.name">
            <text:p><text:a xlink:href="http://precursor.1.name">precursor.1.name</text:a></text:p>
          </table:table-cell>
          <table:table-cell table:style-name="ce28" office:value-type="string">
            <text:p>The Vultaum Star Assembl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.name">
            <text:p><text:a xlink:href="http://precursor.10.name">precursor.10.name</text:a></text:p>
          </table:table-cell>
          <table:table-cell table:style-name="ce28" office:value-type="string">
            <text:p>Vultaum Observator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0.name">
            <text:p><text:a xlink:href="http://precursor.100.name">precursor.100.name</text:a></text:p>
          </table:table-cell>
          <table:table-cell table:style-name="ce28" office:value-type="string">
            <text:p>Vultaum Home System Loca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00.name">
            <text:p><text:a xlink:href="http://precursor.1000.name">precursor.1000.name</text:a></text:p>
          </table:table-cell>
          <table:table-cell table:style-name="ce28" office:value-type="string">
            <text:p>The First Leagu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05.name">
            <text:p><text:a xlink:href="http://precursor.1005.name">precursor.1005.name</text:a></text:p>
          </table:table-cell>
          <table:table-cell table:style-name="ce28" office:value-type="string">
            <text:p>League Naval Bas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1.name">
            <text:p><text:a xlink:href="http://precursor.101.name">precursor.101.name</text:a></text:p>
          </table:table-cell>
          <table:table-cell table:style-name="ce28" office:value-type="string">
            <text:p>The Vultaum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10.name">
            <text:p><text:a xlink:href="http://precursor.1010.name">precursor.1010.name</text:a></text:p>
          </table:table-cell>
          <table:table-cell table:style-name="ce28" office:value-type="string">
            <text:p>League Cruis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15.name">
            <text:p><text:a xlink:href="http://precursor.1015.name">precursor.1015.name</text:a></text:p>
          </table:table-cell>
          <table:table-cell table:style-name="ce28" office:value-type="string">
            <text:p>The Khamdai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2.name">
            <text:p><text:a xlink:href="http://precursor.102.name">precursor.102.name</text:a></text:p>
          </table:table-cell>
          <table:table-cell table:style-name="ce28" office:value-type="string">
            <text:p>Vultaum Homeworld Discov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20.name">
            <text:p><text:a xlink:href="http://precursor.1020.name">precursor.1020.name</text:a></text:p>
          </table:table-cell>
          <table:table-cell table:style-name="ce28" office:value-type="string">
            <text:p>The Chassago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25.name">
            <text:p><text:a xlink:href="http://precursor.1025.name">precursor.1025.name</text:a></text:p>
          </table:table-cell>
          <table:table-cell table:style-name="ce28" office:value-type="string">
            <text:p>The Migir-Yan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30.name">
            <text:p><text:a xlink:href="http://precursor.1030.name">precursor.1030.name</text:a></text:p>
          </table:table-cell>
          <table:table-cell table:style-name="ce28" office:value-type="string">
            <text:p>The V'ropak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35.name">
            <text:p><text:a xlink:href="http://precursor.1035.name">precursor.1035.name</text:a></text:p>
          </table:table-cell>
          <table:table-cell table:style-name="ce28" office:value-type="string">
            <text:p>League Science Bas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40.name">
            <text:p><text:a xlink:href="http://precursor.1040.name">precursor.1040.name</text:a></text:p>
          </table:table-cell>
          <table:table-cell table:style-name="ce28" office:value-type="string">
            <text:p>Joint League Colon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45.name">
            <text:p><text:a xlink:href="http://precursor.1045.name">precursor.1045.name</text:a></text:p>
          </table:table-cell>
          <table:table-cell table:style-name="ce28" office:value-type="string">
            <text:p>League Trade Cent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50.name">
            <text:p><text:a xlink:href="http://precursor.1050.name">precursor.1050.name</text:a></text:p>
          </table:table-cell>
          <table:table-cell table:style-name="ce28" office:value-type="string">
            <text:p>Battle Wreckag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55.name">
            <text:p><text:a xlink:href="http://precursor.1055.name">precursor.1055.name</text:a></text:p>
          </table:table-cell>
          <table:table-cell table:style-name="ce28" office:value-type="string">
            <text:p>League Prison Complex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60.name">
            <text:p><text:a xlink:href="http://precursor.1060.name">precursor.1060.name</text:a></text:p>
          </table:table-cell>
          <table:table-cell table:style-name="ce28" office:value-type="string">
            <text:p>Protected Primitive 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65.name">
            <text:p><text:a xlink:href="http://precursor.1065.name">precursor.1065.name</text:a></text:p>
          </table:table-cell>
          <table:table-cell table:style-name="ce28" office:value-type="string">
            <text:p>Orbital Blockad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070.name">
            <text:p><text:a xlink:href="http://precursor.1070.name">precursor.1070.name</text:a></text:p>
          </table:table-cell>
          <table:table-cell table:style-name="ce28" office:value-type="string">
            <text:p>Smuggler Asteroi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100.name">
            <text:p><text:a xlink:href="http://precursor.1100.name">precursor.1100.name</text:a></text:p>
          </table:table-cell>
          <table:table-cell table:style-name="ce28" office:value-type="string">
            <text:p>First League Home System Loca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101.name">
            <text:p><text:a xlink:href="http://precursor.1101.name">precursor.1101.name</text:a></text:p>
          </table:table-cell>
          <table:table-cell table:style-name="ce28" office:value-type="string">
            <text:p>The First League Headquarter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102.name">
            <text:p><text:a xlink:href="http://precursor.1102.name">precursor.1102.name</text:a></text:p>
          </table:table-cell>
          <table:table-cell table:style-name="ce28" office:value-type="string">
            <text:p>First League Capital Foun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.name">
            <text:p><text:a xlink:href="http://precursor.15.name">precursor.15.name</text:a></text:p>
          </table:table-cell>
          <table:table-cell table:style-name="ce28" office:value-type="string">
            <text:p>Vultaum Colon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00.name">
            <text:p><text:a xlink:href="http://precursor.1500.name">precursor.1500.name</text:a></text:p>
          </table:table-cell>
          <table:table-cell table:style-name="ce28" office:value-type="string">
            <text:p>The Irassian Concorda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05.name">
            <text:p><text:a xlink:href="http://precursor.1505.name">precursor.1505.name</text:a></text:p>
          </table:table-cell>
          <table:table-cell table:style-name="ce28" office:value-type="string">
            <text:p>Quarantined 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10.name">
            <text:p><text:a xlink:href="http://precursor.1510.name">precursor.1510.name</text:a></text:p>
          </table:table-cell>
          <table:table-cell table:style-name="ce28" office:value-type="string">
            <text:p>Purified 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15.name">
            <text:p><text:a xlink:href="http://precursor.1515.name">precursor.1515.name</text:a></text:p>
          </table:table-cell>
          <table:table-cell table:style-name="ce28" office:value-type="string">
            <text:p>The Joggra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20.name">
            <text:p><text:a xlink:href="http://precursor.1520.name">precursor.1520.name</text:a></text:p>
          </table:table-cell>
          <table:table-cell table:style-name="ce28" office:value-type="string">
            <text:p>The Ti'Derg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25.name">
            <text:p><text:a xlink:href="http://precursor.1525.name">precursor.1525.name</text:a></text:p>
          </table:table-cell>
          <table:table-cell table:style-name="ce28" office:value-type="string">
            <text:p>Dead Colon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30.name">
            <text:p><text:a xlink:href="http://precursor.1530.name">precursor.1530.name</text:a></text:p>
          </table:table-cell>
          <table:table-cell table:style-name="ce28" office:value-type="string">
            <text:p>Irassian Mining Bas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35.name">
            <text:p><text:a xlink:href="http://precursor.1535.name">precursor.1535.name</text:a></text:p>
          </table:table-cell>
          <table:table-cell table:style-name="ce28" office:value-type="string">
            <text:p>Irassian Colon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40.name">
            <text:p><text:a xlink:href="http://precursor.1540.name">precursor.1540.name</text:a></text:p>
          </table:table-cell>
          <table:table-cell table:style-name="ce28" office:value-type="string">
            <text:p>Derelict Irassian Ship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45.name">
            <text:p><text:a xlink:href="http://precursor.1545.name">precursor.1545.name</text:a></text:p>
          </table:table-cell>
          <table:table-cell table:style-name="ce28" office:value-type="string">
            <text:p>Disease Contro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50.name">
            <text:p><text:a xlink:href="http://precursor.1550.name">precursor.1550.name</text:a></text:p>
          </table:table-cell>
          <table:table-cell table:style-name="ce28" office:value-type="string">
            <text:p>Asteroid Listening Po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555.name">
            <text:p><text:a xlink:href="http://precursor.1555.name">precursor.1555.name</text:a></text:p>
          </table:table-cell>
          <table:table-cell table:style-name="ce28" office:value-type="string">
            <text:p>Gas Giant Science St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600.name">
            <text:p><text:a xlink:href="http://precursor.1600.name">precursor.1600.name</text:a></text:p>
          </table:table-cell>
          <table:table-cell table:style-name="ce28" office:value-type="string">
            <text:p>Irassian Home System Loca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601.name">
            <text:p><text:a xlink:href="http://precursor.1601.name">precursor.1601.name</text:a></text:p>
          </table:table-cell>
          <table:table-cell table:style-name="ce28" office:value-type="string">
            <text:p>The Irassian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1602.name">
            <text:p><text:a xlink:href="http://precursor.1602.name">precursor.1602.name</text:a></text:p>
          </table:table-cell>
          <table:table-cell table:style-name="ce28" office:value-type="string">
            <text:p>Irassian Homeworld Foun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00.name">
            <text:p><text:a xlink:href="http://precursor.2000.name">precursor.2000.name</text:a></text:p>
          </table:table-cell>
          <table:table-cell table:style-name="ce28" office:value-type="string">
            <text:p>The Cybrex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05.name">
            <text:p><text:a xlink:href="http://precursor.2005.name">precursor.2005.name</text:a></text:p>
          </table:table-cell>
          <table:table-cell table:style-name="ce28" office:value-type="string">
            <text:p>Kuur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10.name">
            <text:p><text:a xlink:href="http://precursor.2010.name">precursor.2010.name</text:a></text:p>
          </table:table-cell>
          <table:table-cell table:style-name="ce28" office:value-type="string">
            <text:p>Indimak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15.name">
            <text:p><text:a xlink:href="http://precursor.2015.name">precursor.2015.name</text:a></text:p>
          </table:table-cell>
          <table:table-cell table:style-name="ce28" office:value-type="string">
            <text:p>Broken Cybrex Warform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20.name">
            <text:p><text:a xlink:href="http://precursor.2020.name">precursor.2020.name</text:a></text:p>
          </table:table-cell>
          <table:table-cell table:style-name="ce28" office:value-type="string">
            <text:p>Cybrex Invas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25.name">
            <text:p><text:a xlink:href="http://precursor.2025.name">precursor.2025.name</text:a></text:p>
          </table:table-cell>
          <table:table-cell table:style-name="ce28" office:value-type="string">
            <text:p>Cybrex Ruin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30.name">
            <text:p><text:a xlink:href="http://precursor.2030.name">precursor.2030.name</text:a></text:p>
          </table:table-cell>
          <table:table-cell table:style-name="ce28" office:value-type="string">
            <text:p>Cybrex Listening Po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35.name">
            <text:p><text:a xlink:href="http://precursor.2035.name">precursor.2035.name</text:a></text:p>
          </table:table-cell>
          <table:table-cell table:style-name="ce28" office:value-type="string">
            <text:p>Cybrex Refiner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40.name">
            <text:p><text:a xlink:href="http://precursor.2040.name">precursor.2040.name</text:a></text:p>
          </table:table-cell>
          <table:table-cell table:style-name="ce28" office:value-type="string">
            <text:p>Battle Debri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45.name">
            <text:p><text:a xlink:href="http://precursor.2045.name">precursor.2045.name</text:a></text:p>
          </table:table-cell>
          <table:table-cell table:style-name="ce28" office:value-type="string">
            <text:p>Ancient Cybrex Bas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50.name">
            <text:p><text:a xlink:href="http://precursor.2050.name">precursor.2050.name</text:a></text:p>
          </table:table-cell>
          <table:table-cell table:style-name="ce28" office:value-type="string">
            <text:p>Organic Remain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055.name">
            <text:p><text:a xlink:href="http://precursor.2055.name">precursor.2055.name</text:a></text:p>
          </table:table-cell>
          <table:table-cell table:style-name="ce28" office:value-type="string">
            <text:p>Cybrex Research St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100.name">
            <text:p><text:a xlink:href="http://precursor.2100.name">precursor.2100.name</text:a></text:p>
          </table:table-cell>
          <table:table-cell table:style-name="ce28" office:value-type="string">
            <text:p>Cybrex Home System Loca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101.name">
            <text:p><text:a xlink:href="http://precursor.2101.name">precursor.2101.name</text:a></text:p>
          </table:table-cell>
          <table:table-cell table:style-name="ce28" office:value-type="string">
            <text:p>The Cybrex Central Nexu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102.name">
            <text:p><text:a xlink:href="http://precursor.2102.name">precursor.2102.name</text:a></text:p>
          </table:table-cell>
          <table:table-cell table:style-name="ce28" office:value-type="string">
            <text:p>Cybrex Ring World Foun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2200.name">
            <text:p><text:a xlink:href="http://precursor.2200.name">precursor.2200.name</text:a></text:p>
          </table:table-cell>
          <table:table-cell table:style-name="ce28" office:value-type="string">
            <text:p>Living Meta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30.name">
            <text:p><text:a xlink:href="http://precursor.30.name">precursor.30.name</text:a></text:p>
          </table:table-cell>
          <table:table-cell table:style-name="ce28" office:value-type="string">
            <text:p>Vultaum Gas Giant Facilit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35.name">
            <text:p><text:a xlink:href="http://precursor.35.name">precursor.35.name</text:a></text:p>
          </table:table-cell>
          <table:table-cell table:style-name="ce28" office:value-type="string">
            <text:p>Vultaum Trade Po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40.name">
            <text:p><text:a xlink:href="http://precursor.40.name">precursor.40.name</text:a></text:p>
          </table:table-cell>
          <table:table-cell table:style-name="ce28" office:value-type="string">
            <text:p>Vultaum Satellit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45.name">
            <text:p><text:a xlink:href="http://precursor.45.name">precursor.45.name</text:a></text:p>
          </table:table-cell>
          <table:table-cell table:style-name="ce28" office:value-type="string">
            <text:p>Vultaum Splinter Colon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.name">
            <text:p><text:a xlink:href="http://precursor.5.name">precursor.5.name</text:a></text:p>
          </table:table-cell>
          <table:table-cell table:style-name="ce28" office:value-type="string">
            <text:p>Vultaum Mining Bas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0.name">
            <text:p><text:a xlink:href="http://precursor.50.name">precursor.50.name</text:a></text:p>
          </table:table-cell>
          <table:table-cell table:style-name="ce28" office:value-type="string">
            <text:p>Vultaum Virtual Reality Cent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00.name">
            <text:p><text:a xlink:href="http://precursor.500.name">precursor.500.name</text:a></text:p>
          </table:table-cell>
          <table:table-cell table:style-name="ce28" office:value-type="string">
            <text:p>The Yuht Empir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05.name">
            <text:p><text:a xlink:href="http://precursor.505.name">precursor.505.name</text:a></text:p>
          </table:table-cell>
          <table:table-cell table:style-name="ce28" office:value-type="string">
            <text:p>Yuht Hatchery 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10.name">
            <text:p><text:a xlink:href="http://precursor.510.name">precursor.510.name</text:a></text:p>
          </table:table-cell>
          <table:table-cell table:style-name="ce28" office:value-type="string">
            <text:p>Yuht Listening Post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15.name">
            <text:p><text:a xlink:href="http://precursor.515.name">precursor.515.name</text:a></text:p>
          </table:table-cell>
          <table:table-cell table:style-name="ce28" office:value-type="string">
            <text:p>Yuht Colon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30.name">
            <text:p><text:a xlink:href="http://precursor.530.name">precursor.530.name</text:a></text:p>
          </table:table-cell>
          <table:table-cell table:style-name="ce28" office:value-type="string">
            <text:p>Yuht Satellit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35.name">
            <text:p><text:a xlink:href="http://precursor.535.name">precursor.535.name</text:a></text:p>
          </table:table-cell>
          <table:table-cell table:style-name="ce28" office:value-type="string">
            <text:p>Yuht Cruis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40.name">
            <text:p><text:a xlink:href="http://precursor.540.name">precursor.540.name</text:a></text:p>
          </table:table-cell>
          <table:table-cell table:style-name="ce28" office:value-type="string">
            <text:p>Yuht Colony Ship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45.name">
            <text:p><text:a xlink:href="http://precursor.545.name">precursor.545.name</text:a></text:p>
          </table:table-cell>
          <table:table-cell table:style-name="ce28" office:value-type="string">
            <text:p>Yuht Asteroid Dwelling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55.name">
            <text:p><text:a xlink:href="http://precursor.55.name">precursor.55.name</text:a></text:p>
          </table:table-cell>
          <table:table-cell table:style-name="ce28" office:value-type="string">
            <text:p>Vultaum Asteroid Mining Bas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600.name">
            <text:p><text:a xlink:href="http://precursor.600.name">precursor.600.name</text:a></text:p>
          </table:table-cell>
          <table:table-cell table:style-name="ce28" office:value-type="string">
            <text:p>Yuht Home System Loca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601.name">
            <text:p><text:a xlink:href="http://precursor.601.name">precursor.601.name</text:a></text:p>
          </table:table-cell>
          <table:table-cell table:style-name="ce28" office:value-type="string">
            <text:p>The Yuht Homeworl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602.name">
            <text:p><text:a xlink:href="http://precursor.602.name">precursor.602.name</text:a></text:p>
          </table:table-cell>
          <table:table-cell table:style-name="ce28" office:value-type="string">
            <text:p>Yuht Homeworld Discov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cursor.completed.name">
            <text:p><text:a xlink:href="http://precursor.completed.name">precursor.completed.name</text:a></text:p>
          </table:table-cell>
          <table:table-cell table:style-name="ce28" office:value-type="string">
            <text:p>Archaeological Project Comple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etender.1.name">
            <text:p><text:a xlink:href="http://pretender.1.name">pretender.1.name</text:a></text:p>
          </table:table-cell>
          <table:table-cell table:style-name="ce28" office:value-type="string">
            <text:p>[From.GetRegnalName] Dies Heirles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.name">
            <text:p><text:a xlink:href="http://primitive.1.name">primitive.1.name</text:a></text:p>
          </table:table-cell>
          <table:table-cell table:style-name="ce28" office:value-type="string">
            <text:p>Alien Proto-Civilization Encounter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1.name">
            <text:p><text:a xlink:href="http://primitive.11.name">primitive.11.name</text:a></text:p>
          </table:table-cell>
          <table:table-cell table:style-name="ce28" office:value-type="string">
            <text:p>Radio Signal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3.name">
            <text:p><text:a xlink:href="http://primitive.13.name">primitive.13.name</text:a></text:p>
          </table:table-cell>
          <table:table-cell table:style-name="ce28" office:value-type="string">
            <text:p>Splitting the Atom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31.name">
            <text:p><text:a xlink:href="http://primitive.131.name">primitive.131.name</text:a></text:p>
          </table:table-cell>
          <table:table-cell table:style-name="ce28" office:value-type="string">
            <text:p>[From.GetName] Descends Into Nuclear Wa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5.name">
            <text:p><text:a xlink:href="http://primitive.15.name">primitive.15.name</text:a></text:p>
          </table:table-cell>
          <table:table-cell table:style-name="ce28" office:value-type="string">
            <text:p>First Satellit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51.name">
            <text:p><text:a xlink:href="http://primitive.151.name">primitive.151.name</text:a></text:p>
          </table:table-cell>
          <table:table-cell table:style-name="ce28" office:value-type="string">
            <text:p>Shuttle Crash on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52.name">
            <text:p><text:a xlink:href="http://primitive.152.name">primitive.152.name</text:a></text:p>
          </table:table-cell>
          <table:table-cell table:style-name="ce28" office:value-type="string">
            <text:p>Survivors Rescued on [From.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53.name">
            <text:p><text:a xlink:href="http://primitive.153.name">primitive.153.name</text:a></text:p>
          </table:table-cell>
          <table:table-cell table:style-name="ce28" office:value-type="string">
            <text:p>Survivors Captured on [From.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59.name">
            <text:p><text:a xlink:href="http://primitive.159.name">primitive.159.name</text:a></text:p>
          </table:table-cell>
          <table:table-cell table:style-name="ce28" office:value-type="string">
            <text:p>New Weapons on [From.GetName]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61.name">
            <text:p><text:a xlink:href="http://primitive.161.name">primitive.161.name</text:a></text:p>
          </table:table-cell>
          <table:table-cell table:style-name="ce28" office:value-type="string">
            <text:p>Hostage Dea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62.name">
            <text:p><text:a xlink:href="http://primitive.162.name">primitive.162.name</text:a></text:p>
          </table:table-cell>
          <table:table-cell table:style-name="ce28" office:value-type="string">
            <text:p>Hostages Execut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7.name">
            <text:p><text:a xlink:href="http://primitive.17.name">primitive.17.name</text:a></text:p>
          </table:table-cell>
          <table:table-cell table:style-name="ce28" office:value-type="string">
            <text:p>The Space Ag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71.name">
            <text:p><text:a xlink:href="http://primitive.171.name">primitive.171.name</text:a></text:p>
          </table:table-cell>
          <table:table-cell table:style-name="ce28" office:value-type="string">
            <text:p>Research Proposal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19.name">
            <text:p><text:a xlink:href="http://primitive.19.name">primitive.19.name</text:a></text:p>
          </table:table-cell>
          <table:table-cell table:style-name="ce28" office:value-type="string">
            <text:p>Primitive Space Sta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21.name">
            <text:p><text:a xlink:href="http://primitive.21.name">primitive.21.name</text:a></text:p>
          </table:table-cell>
          <table:table-cell table:style-name="ce28" office:value-type="string">
            <text:p>The Iron Ag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23.name">
            <text:p><text:a xlink:href="http://primitive.23.name">primitive.23.name</text:a></text:p>
          </table:table-cell>
          <table:table-cell table:style-name="ce28" office:value-type="string">
            <text:p>Printing Pres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25.name">
            <text:p><text:a xlink:href="http://primitive.25.name">primitive.25.name</text:a></text:p>
          </table:table-cell>
          <table:table-cell table:style-name="ce28" office:value-type="string">
            <text:p>Gunpowd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27.name">
            <text:p><text:a xlink:href="http://primitive.27.name">primitive.27.name</text:a></text:p>
          </table:table-cell>
          <table:table-cell table:style-name="ce28" office:value-type="string">
            <text:p>Steam Pow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29.name">
            <text:p><text:a xlink:href="http://primitive.29.name">primitive.29.name</text:a></text:p>
          </table:table-cell>
          <table:table-cell table:style-name="ce28" office:value-type="string">
            <text:p>The Industrial Revolut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31.name">
            <text:p><text:a xlink:href="http://primitive.31.name">primitive.31.name</text:a></text:p>
          </table:table-cell>
          <table:table-cell table:style-name="ce28" office:value-type="string">
            <text:p>Bronze Age Civilization Appear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40.name">
            <text:p><text:a xlink:href="http://primitive.40.name">primitive.40.name</text:a></text:p>
          </table:table-cell>
          <table:table-cell table:style-name="ce28" office:value-type="string">
            <text:p>Encounter with Primitive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41.name">
            <text:p><text:a xlink:href="http://primitive.41.name">primitive.41.name</text:a></text:p>
          </table:table-cell>
          <table:table-cell table:style-name="ce28" office:value-type="string">
            <text:p>Enclave Attack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42.name">
            <text:p><text:a xlink:href="http://primitive.42.name">primitive.42.name</text:a></text:p>
          </table:table-cell>
          <table:table-cell table:style-name="ce28" office:value-type="string">
            <text:p>Reservation Breach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imitive.43.name">
            <text:p><text:a xlink:href="http://primitive.43.name">primitive.43.name</text:a></text:p>
          </table:table-cell>
          <table:table-cell table:style-name="ce28" office:value-type="string">
            <text:p>Request for Citizenship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ogress.1.name">
            <text:p><text:a xlink:href="http://progress.1.name">progress.1.name</text:a></text:p>
          </table:table-cell>
          <table:table-cell table:style-name="ce28" office:value-type="string">
            <text:p>[home_system.GetName] System Fully Surveyed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ogress.2.name">
            <text:p><text:a xlink:href="http://progress.2.name">progress.2.name</text:a></text:p>
          </table:table-cell>
          <table:table-cell table:style-name="ce28" office:value-type="string">
            <text:p>The Discovery of Alien Life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ogress.3.name">
            <text:p><text:a xlink:href="http://progress.3.name">progress.3.name</text:a></text:p>
          </table:table-cell>
          <table:table-cell table:style-name="ce28" office:value-type="string">
            <text:p>The First [Root.Owner.GetSpeciesName] Colony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ogress.4.name">
            <text:p><text:a xlink:href="http://progress.4.name">progress.4.name</text:a></text:p>
          </table:table-cell>
          <table:table-cell table:style-name="ce28" office:value-type="string">
            <text:p>First Alien Encounter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ogress.7.name">
            <text:p><text:a xlink:href="http://progress.7.name">progress.7.name</text:a></text:p>
          </table:table-cell>
          <table:table-cell table:style-name="ce28" office:value-type="string">
            <text:p>Survey Mission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progress.8.name">
            <text:p><text:a xlink:href="http://progress.8.name">progress.8.name</text:a></text:p>
          </table:table-cell>
          <table:table-cell table:style-name="ce28" office:value-type="string">
            <text:p>Foothol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urge_allowed_all_name</text:p>
          </table:table-cell>
          <table:table-cell table:style-name="ce28" office:value-type="string">
            <text:p>Purging Allow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urge_allowed_xenos_only_name</text:p>
          </table:table-cell>
          <table:table-cell table:style-name="ce28" office:value-type="string">
            <text:p>Xeno-Purge Only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urge_not_allowed_name</text:p>
          </table:table-cell>
          <table:table-cell table:style-name="ce28" office:value-type="string">
            <text:p>Purging Prohibit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resettlement_allowed_name</text:p>
          </table:table-cell>
          <table:table-cell table:style-name="ce28" office:value-type="string">
            <text:p>Resettlement Allow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resettlement_not_allowed_name</text:p>
          </table:table-cell>
          <table:table-cell table:style-name="ce28" office:value-type="string">
            <text:p>Resettlement Prohibit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emi_static_we_name</text:p>
          </table:table-cell>
          <table:table-cell table:style-name="ce28" office:value-type="string">
            <text:p>Semi-Static War Economy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colonizer_name</text:p>
          </table:table-cell>
          <table:table-cell table:style-name="ce28" office:value-type="string">
            <text:p>Colony Ship $NUM$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constructor_name</text:p>
          </table:table-cell>
          <table:table-cell table:style-name="ce28" office:value-type="string">
            <text:p>Construction Ship $NUM$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military_station_name</text:p>
          </table:table-cell>
          <table:table-cell table:style-name="ce28" office:value-type="string">
            <text:p>Military Station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mining_station_name</text:p>
          </table:table-cell>
          <table:table-cell table:style-name="ce28" office:value-type="string">
            <text:p>$PLANET$ Mining Station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observation_station_name</text:p>
          </table:table-cell>
          <table:table-cell table:style-name="ce28" office:value-type="string">
            <text:p>$PLANET$ Observation Post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orbital_station_name</text:p>
          </table:table-cell>
          <table:table-cell table:style-name="ce28" office:value-type="string">
            <text:p>$PLANET$ Spaceport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outpost_station_name</text:p>
          </table:table-cell>
          <table:table-cell table:style-name="ce28" office:value-type="string">
            <text:p>$PLANET$ Frontier Outpost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research_station_name</text:p>
          </table:table-cell>
          <table:table-cell table:style-name="ce28" office:value-type="string">
            <text:p>$PLANET$ Research Station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science_ship_name</text:p>
          </table:table-cell>
          <table:table-cell table:style-name="ce28" office:value-type="string">
            <text:p>Science Ship $NUM$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terraform_station_name</text:p>
          </table:table-cell>
          <table:table-cell table:style-name="ce28" office:value-type="string">
            <text:p>$PLANET$ Terraforming Station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transport_name</text:p>
          </table:table-cell>
          <table:table-cell table:style-name="ce28" office:value-type="string">
            <text:p>Transport Ship $NUM$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hipclass_wormhole_station_name</text:p>
          </table:table-cell>
          <table:table-cell table:style-name="ce28" office:value-type="string">
            <text:p>Wormhole Station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lavery_allowed_all_name</text:p>
          </table:table-cell>
          <table:table-cell table:style-name="ce28" office:value-type="string">
            <text:p>Slavery Allow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lavery_allowed_xenos_only_name</text:p>
          </table:table-cell>
          <table:table-cell table:style-name="ce28" office:value-type="string">
            <text:p>Xeno-Slavery Only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lavery_not_allowed_name</text:p>
          </table:table-cell>
          <table:table-cell table:style-name="ce28" office:value-type="string">
            <text:p>Slavery Prohibit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lavery_procreation_allowed_name</text:p>
          </table:table-cell>
          <table:table-cell table:style-name="ce28" office:value-type="string">
            <text:p>Slave Procreation Allow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lavery_procreation_not_allowed_name</text:p>
          </table:table-cell>
          <table:table-cell table:style-name="ce28" office:value-type="string">
            <text:p>Slave Procreation Prohibited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ol_system_initializer_NAME</text:p>
          </table:table-cell>
          <table:table-cell table:style-name="ce28" office:value-type="string">
            <text:p>Sol System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pecies_name</text:p>
          </table:table-cell>
          <table:table-cell table:style-name="ce28" office:value-type="string">
            <text:p>$SPECIES_NAME$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static_we_name</text:p>
          </table:table-cell>
          <table:table-cell table:style-name="ce28" office:value-type="string">
            <text:p>Static War Econom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1.name">
            <text:p><text:a xlink:href="http://story.1.name">story.1.name</text:a></text:p>
          </table:table-cell>
          <table:table-cell table:style-name="ce28" office:value-type="string">
            <text:p>Contact Report: Simple Forms of Lif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101.name">
            <text:p><text:a xlink:href="http://story.101.name">story.101.name</text:a></text:p>
          </table:table-cell>
          <table:table-cell table:style-name="ce28" office:value-type="string">
            <text:p>Space Amoeba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105.name">
            <text:p><text:a xlink:href="http://story.105.name">story.105.name</text:a></text:p>
          </table:table-cell>
          <table:table-cell table:style-name="ce28" office:value-type="string">
            <text:p>Space Amoebas Forever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110.name">
            <text:p><text:a xlink:href="http://story.110.name">story.110.name</text:a></text:p>
          </table:table-cell>
          <table:table-cell table:style-name="ce28" office:value-type="string">
            <text:p>Space Amoeba Dissec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115.name">
            <text:p><text:a xlink:href="http://story.115.name">story.115.name</text:a></text:p>
          </table:table-cell>
          <table:table-cell table:style-name="ce28" office:value-type="string">
            <text:p>Space Amoebas Slaughter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2.name">
            <text:p><text:a xlink:href="http://story.2.name">story.2.name</text:a></text:p>
          </table:table-cell>
          <table:table-cell table:style-name="ce28" office:value-type="string">
            <text:p>Contact Report: Deep Space Dweller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201.name">
            <text:p><text:a xlink:href="http://story.201.name">story.201.name</text:a></text:p>
          </table:table-cell>
          <table:table-cell table:style-name="ce28" office:value-type="string">
            <text:p>Crystalline Entiti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205.name">
            <text:p><text:a xlink:href="http://story.205.name">story.205.name</text:a></text:p>
          </table:table-cell>
          <table:table-cell table:style-name="ce28" office:value-type="string">
            <text:p>Crystalline Entities Are Unbreakabl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210.name">
            <text:p><text:a xlink:href="http://story.210.name">story.210.name</text:a></text:p>
          </table:table-cell>
          <table:table-cell table:style-name="ce28" office:value-type="string">
            <text:p>Crystalline Entity Shatter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215.name">
            <text:p><text:a xlink:href="http://story.215.name">story.215.name</text:a></text:p>
          </table:table-cell>
          <table:table-cell table:style-name="ce28" office:value-type="string">
            <text:p>Crystalline Entities Crush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219.name">
            <text:p><text:a xlink:href="http://story.219.name">story.219.name</text:a></text:p>
          </table:table-cell>
          <table:table-cell table:style-name="ce28" office:value-type="string">
            <text:p>Crystal Sonar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3.name">
            <text:p><text:a xlink:href="http://story.3.name">story.3.name</text:a></text:p>
          </table:table-cell>
          <table:table-cell table:style-name="ce28" office:value-type="string">
            <text:p>Contact Report: Planetary Animalia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301.name">
            <text:p><text:a xlink:href="http://story.301.name">story.301.name</text:a></text:p>
          </table:table-cell>
          <table:table-cell table:style-name="ce28" office:value-type="string">
            <text:p>Ancient Mining Dron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305.name">
            <text:p><text:a xlink:href="http://story.305.name">story.305.name</text:a></text:p>
          </table:table-cell>
          <table:table-cell table:style-name="ce28" office:value-type="string">
            <text:p>Mining Drone Work Ethic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310.name">
            <text:p><text:a xlink:href="http://story.310.name">story.310.name</text:a></text:p>
          </table:table-cell>
          <table:table-cell table:style-name="ce28" office:value-type="string">
            <text:p>Mining Drone Disassembly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320.name">
            <text:p><text:a xlink:href="http://story.320.name">story.320.name</text:a></text:p>
          </table:table-cell>
          <table:table-cell table:style-name="ce28" office:value-type="string">
            <text:p>Deposits Survey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4.name">
            <text:p><text:a xlink:href="http://story.4.name">story.4.name</text:a></text:p>
          </table:table-cell>
          <table:table-cell table:style-name="ce28" office:value-type="string">
            <text:p>Contact Report: Pre-Sentient Being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401.name">
            <text:p><text:a xlink:href="http://story.401.name">story.401.name</text:a></text:p>
          </table:table-cell>
          <table:table-cell table:style-name="ce28" office:value-type="string">
            <text:p>Void Cloud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405.name">
            <text:p><text:a xlink:href="http://story.405.name">story.405.name</text:a></text:p>
          </table:table-cell>
          <table:table-cell table:style-name="ce28" office:value-type="string">
            <text:p>Void Uncloud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410.name">
            <text:p><text:a xlink:href="http://story.410.name">story.410.name</text:a></text:p>
          </table:table-cell>
          <table:table-cell table:style-name="ce28" office:value-type="string">
            <text:p>Dark Cloud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5.name">
            <text:p><text:a xlink:href="http://story.5.name">story.5.name</text:a></text:p>
          </table:table-cell>
          <table:table-cell table:style-name="ce28" office:value-type="string">
            <text:p>Contact Report: Remnant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501.name">
            <text:p><text:a xlink:href="http://story.501.name">story.501.name</text:a></text:p>
          </table:table-cell>
          <table:table-cell table:style-name="ce28" office:value-type="string">
            <text:p>Tiyanki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6.name">
            <text:p><text:a xlink:href="http://story.6.name">story.6.name</text:a></text:p>
          </table:table-cell>
          <table:table-cell table:style-name="ce28" office:value-type="string">
            <text:p>Contact Report: Primitiv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story.7.name">
            <text:p><text:a xlink:href="http://story.7.name">story.7.name</text:a></text:p>
          </table:table-cell>
          <table:table-cell table:style-name="ce28" office:value-type="string">
            <text:p>Contact Report: Enigmatic Spacefarers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techrisk.3.name">
            <text:p><text:a xlink:href="http://techrisk.3.name">techrisk.3.name</text:a></text:p>
          </table:table-cell>
          <table:table-cell table:style-name="ce28" office:value-type="string">
            <text:p>AI Rebellion on [From.GetName]!</text:p>
          </table:table-cell>
        </table:table-row>
        <table:table-row table:style-name="ro2">
          <table:table-cell table:style-name="ce28" office:value-type="string">
            <text:p>events_l_english</text:p>
          </table:table-cell>
          <table:table-cell table:style-name="ce31" office:value-type="string" office:value="techrisk.7.name">
            <text:p><text:a xlink:href="http://techrisk.7.name">techrisk.7.name</text:a></text:p>
          </table:table-cell>
          <table:table-cell table:style-name="ce28" office:value-type="string">
            <text:p>[From.GetName] Builds Fleet!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.name">
            <text:p><text:a xlink:href="http://tutorial.1.name">tutorial.1.name</text:a></text:p>
          </table:table-cell>
          <table:table-cell table:style-name="ce28" office:value-type="string">
            <text:p>Tutorial: Surveying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0.name">
            <text:p><text:a xlink:href="http://tutorial.10.name">tutorial.10.name</text:a></text:p>
          </table:table-cell>
          <table:table-cell table:style-name="ce28" office:value-type="string">
            <text:p>Mining Station Buil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00.name">
            <text:p><text:a xlink:href="http://tutorial.100.name">tutorial.100.name</text:a></text:p>
          </table:table-cell>
          <table:table-cell table:style-name="ce28" office:value-type="string">
            <text:p>Tutorial Disabl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01.name">
            <text:p><text:a xlink:href="http://tutorial.101.name">tutorial.101.name</text:a></text:p>
          </table:table-cell>
          <table:table-cell table:style-name="ce28" office:value-type="string">
            <text:p>Tips Only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02.name">
            <text:p><text:a xlink:href="http://tutorial.102.name">tutorial.102.name</text:a></text:p>
          </table:table-cell>
          <table:table-cell table:style-name="ce28" office:value-type="string">
            <text:p>Full Tutorial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1.name">
            <text:p><text:a xlink:href="http://tutorial.11.name">tutorial.11.name</text:a></text:p>
          </table:table-cell>
          <table:table-cell table:style-name="ce28" office:value-type="string">
            <text:p>Tutorial: Research Station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2.name">
            <text:p><text:a xlink:href="http://tutorial.12.name">tutorial.12.name</text:a></text:p>
          </table:table-cell>
          <table:table-cell table:style-name="ce28" office:value-type="string">
            <text:p>Research Station Buil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3.name">
            <text:p><text:a xlink:href="http://tutorial.13.name">tutorial.13.name</text:a></text:p>
          </table:table-cell>
          <table:table-cell table:style-name="ce28" office:value-type="string">
            <text:p>Tutorial: Planetary Building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4.name">
            <text:p><text:a xlink:href="http://tutorial.14.name">tutorial.14.name</text:a></text:p>
          </table:table-cell>
          <table:table-cell table:style-name="ce28" office:value-type="string">
            <text:p>Building Construct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5.name">
            <text:p><text:a xlink:href="http://tutorial.15.name">tutorial.15.name</text:a></text:p>
          </table:table-cell>
          <table:table-cell table:style-name="ce28" office:value-type="string">
            <text:p>Tutorial: Tile Blocker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6.name">
            <text:p><text:a xlink:href="http://tutorial.16.name">tutorial.16.name</text:a></text:p>
          </table:table-cell>
          <table:table-cell table:style-name="ce28" office:value-type="string">
            <text:p>Blocker Clear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7.name">
            <text:p><text:a xlink:href="http://tutorial.17.name">tutorial.17.name</text:a></text:p>
          </table:table-cell>
          <table:table-cell table:style-name="ce28" office:value-type="string">
            <text:p>Tutorial: Survey System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19.name">
            <text:p><text:a xlink:href="http://tutorial.19.name">tutorial.19.name</text:a></text:p>
          </table:table-cell>
          <table:table-cell table:style-name="ce28" office:value-type="string">
            <text:p>Systems Survey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.name">
            <text:p><text:a xlink:href="http://tutorial.2.name">tutorial.2.name</text:a></text:p>
          </table:table-cell>
          <table:table-cell table:style-name="ce28" office:value-type="string">
            <text:p>Home System Survey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0.name">
            <text:p><text:a xlink:href="http://tutorial.20.name">tutorial.20.name</text:a></text:p>
          </table:table-cell>
          <table:table-cell table:style-name="ce28" office:value-type="string">
            <text:p>Tutorial: Science Ship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1.name">
            <text:p><text:a xlink:href="http://tutorial.21.name">tutorial.21.name</text:a></text:p>
          </table:table-cell>
          <table:table-cell table:style-name="ce28" office:value-type="string">
            <text:p>Science Ship Buil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2.name">
            <text:p><text:a xlink:href="http://tutorial.22.name">tutorial.22.name</text:a></text:p>
          </table:table-cell>
          <table:table-cell table:style-name="ce28" office:value-type="string">
            <text:p>Tutorial: Recruit Scientis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3.name">
            <text:p><text:a xlink:href="http://tutorial.23.name">tutorial.23.name</text:a></text:p>
          </table:table-cell>
          <table:table-cell table:style-name="ce28" office:value-type="string">
            <text:p>Scientist Recruit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4.name">
            <text:p><text:a xlink:href="http://tutorial.24.name">tutorial.24.name</text:a></text:p>
          </table:table-cell>
          <table:table-cell table:style-name="ce28" office:value-type="string">
            <text:p>Tutorial: Build Colony Ship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5.name">
            <text:p><text:a xlink:href="http://tutorial.25.name">tutorial.25.name</text:a></text:p>
          </table:table-cell>
          <table:table-cell table:style-name="ce28" office:value-type="string">
            <text:p>Colony Ship Buil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6.name">
            <text:p><text:a xlink:href="http://tutorial.26.name">tutorial.26.name</text:a></text:p>
          </table:table-cell>
          <table:table-cell table:style-name="ce28" office:value-type="string">
            <text:p>Tutorial: Establish Colony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7.name">
            <text:p><text:a xlink:href="http://tutorial.27.name">tutorial.27.name</text:a></text:p>
          </table:table-cell>
          <table:table-cell table:style-name="ce28" office:value-type="string">
            <text:p>Colony Establish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8.name">
            <text:p><text:a xlink:href="http://tutorial.28.name">tutorial.28.name</text:a></text:p>
          </table:table-cell>
          <table:table-cell table:style-name="ce28" office:value-type="string">
            <text:p>Tutorial: Recruit Governor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29.name">
            <text:p><text:a xlink:href="http://tutorial.29.name">tutorial.29.name</text:a></text:p>
          </table:table-cell>
          <table:table-cell table:style-name="ce28" office:value-type="string">
            <text:p>Governor Recruit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3.name">
            <text:p><text:a xlink:href="http://tutorial.3.name">tutorial.3.name</text:a></text:p>
          </table:table-cell>
          <table:table-cell table:style-name="ce28" office:value-type="string">
            <text:p>Tutorial: Technologie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30.name">
            <text:p><text:a xlink:href="http://tutorial.30.name">tutorial.30.name</text:a></text:p>
          </table:table-cell>
          <table:table-cell table:style-name="ce28" office:value-type="string">
            <text:p>Tutorial: More Colonie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32.name">
            <text:p><text:a xlink:href="http://tutorial.32.name">tutorial.32.name</text:a></text:p>
          </table:table-cell>
          <table:table-cell table:style-name="ce28" office:value-type="string">
            <text:p>Colonies Establish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33.name">
            <text:p><text:a xlink:href="http://tutorial.33.name">tutorial.33.name</text:a></text:p>
          </table:table-cell>
          <table:table-cell table:style-name="ce28" office:value-type="string">
            <text:p>Tutorial: Resource Production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38.name">
            <text:p><text:a xlink:href="http://tutorial.38.name">tutorial.38.name</text:a></text:p>
          </table:table-cell>
          <table:table-cell table:style-name="ce28" office:value-type="string">
            <text:p>Resource Production Obtain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39.name">
            <text:p><text:a xlink:href="http://tutorial.39.name">tutorial.39.name</text:a></text:p>
          </table:table-cell>
          <table:table-cell table:style-name="ce28" office:value-type="string">
            <text:p>Tutorial: Increase the Flee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43.name">
            <text:p><text:a xlink:href="http://tutorial.43.name">tutorial.43.name</text:a></text:p>
          </table:table-cell>
          <table:table-cell table:style-name="ce28" office:value-type="string">
            <text:p>Navy Size Increas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44.name">
            <text:p><text:a xlink:href="http://tutorial.44.name">tutorial.44.name</text:a></text:p>
          </table:table-cell>
          <table:table-cell table:style-name="ce28" office:value-type="string">
            <text:p>Tutorial: Establish Sector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45.name">
            <text:p><text:a xlink:href="http://tutorial.45.name">tutorial.45.name</text:a></text:p>
          </table:table-cell>
          <table:table-cell table:style-name="ce28" office:value-type="string">
            <text:p>Sector Establish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46.name">
            <text:p><text:a xlink:href="http://tutorial.46.name">tutorial.46.name</text:a></text:p>
          </table:table-cell>
          <table:table-cell table:style-name="ce28" office:value-type="string">
            <text:p>Tutorial: Sector Governor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47.name">
            <text:p><text:a xlink:href="http://tutorial.47.name">tutorial.47.name</text:a></text:p>
          </table:table-cell>
          <table:table-cell table:style-name="ce28" office:value-type="string">
            <text:p>Sector Governor Assign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48.name">
            <text:p><text:a xlink:href="http://tutorial.48.name">tutorial.48.name</text:a></text:p>
          </table:table-cell>
          <table:table-cell table:style-name="ce28" office:value-type="string">
            <text:p>Tutorial: Ship Design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49.name">
            <text:p><text:a xlink:href="http://tutorial.49.name">tutorial.49.name</text:a></text:p>
          </table:table-cell>
          <table:table-cell table:style-name="ce28" office:value-type="string">
            <text:p>Ship Design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50.name">
            <text:p><text:a xlink:href="http://tutorial.50.name">tutorial.50.name</text:a></text:p>
          </table:table-cell>
          <table:table-cell table:style-name="ce28" office:value-type="string">
            <text:p>Tutorial: Observation Post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51.name">
            <text:p><text:a xlink:href="http://tutorial.51.name">tutorial.51.name</text:a></text:p>
          </table:table-cell>
          <table:table-cell table:style-name="ce28" office:value-type="string">
            <text:p>Observation Post Buil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52.name">
            <text:p><text:a xlink:href="http://tutorial.52.name">tutorial.52.name</text:a></text:p>
          </table:table-cell>
          <table:table-cell table:style-name="ce28" office:value-type="string">
            <text:p>Secrets at the Doorstep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55.name">
            <text:p><text:a xlink:href="http://tutorial.55.name">tutorial.55.name</text:a></text:p>
          </table:table-cell>
          <table:table-cell table:style-name="ce28" office:value-type="string">
            <text:p>Tutorial: Strategic Resource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55.poi.name">
            <text:p><text:a xlink:href="http://tutorial.55.poi.name">tutorial.55.poi.name</text:a></text:p>
          </table:table-cell>
          <table:table-cell table:style-name="ce28" office:value-type="string">
            <text:p>Resource Location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56.name">
            <text:p><text:a xlink:href="http://tutorial.56.name">tutorial.56.name</text:a></text:p>
          </table:table-cell>
          <table:table-cell table:style-name="ce28" office:value-type="string">
            <text:p>Strategic Resource Extract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57.name">
            <text:p><text:a xlink:href="http://tutorial.57.name">tutorial.57.name</text:a></text:p>
          </table:table-cell>
          <table:table-cell table:style-name="ce28" office:value-type="string">
            <text:p>Tutorial: Uplif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58.name">
            <text:p><text:a xlink:href="http://tutorial.58.name">tutorial.58.name</text:a></text:p>
          </table:table-cell>
          <table:table-cell table:style-name="ce28" office:value-type="string">
            <text:p>Pre-Sentients Uplift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59.name">
            <text:p><text:a xlink:href="http://tutorial.59.name">tutorial.59.name</text:a></text:p>
          </table:table-cell>
          <table:table-cell table:style-name="ce28" office:value-type="string">
            <text:p>Tutorial: First Contac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6.name">
            <text:p><text:a xlink:href="http://tutorial.6.name">tutorial.6.name</text:a></text:p>
          </table:table-cell>
          <table:table-cell table:style-name="ce28" office:value-type="string">
            <text:p>Technologies Research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60.name">
            <text:p><text:a xlink:href="http://tutorial.60.name">tutorial.60.name</text:a></text:p>
          </table:table-cell>
          <table:table-cell table:style-name="ce28" office:value-type="string">
            <text:p>First Contact Made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61.name">
            <text:p><text:a xlink:href="http://tutorial.61.name">tutorial.61.name</text:a></text:p>
          </table:table-cell>
          <table:table-cell table:style-name="ce28" office:value-type="string">
            <text:p>First Contact Made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63.name">
            <text:p><text:a xlink:href="http://tutorial.63.name">tutorial.63.name</text:a></text:p>
          </table:table-cell>
          <table:table-cell table:style-name="ce28" office:value-type="string">
            <text:p>First Contact... Made?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64.name">
            <text:p><text:a xlink:href="http://tutorial.64.name">tutorial.64.name</text:a></text:p>
          </table:table-cell>
          <table:table-cell table:style-name="ce28" office:value-type="string">
            <text:p>Tutorial: Modify Specie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65.name">
            <text:p><text:a xlink:href="http://tutorial.65.name">tutorial.65.name</text:a></text:p>
          </table:table-cell>
          <table:table-cell table:style-name="ce28" office:value-type="string">
            <text:p>Species Modifi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7.name">
            <text:p><text:a xlink:href="http://tutorial.7.name">tutorial.7.name</text:a></text:p>
          </table:table-cell>
          <table:table-cell table:style-name="ce28" office:value-type="string">
            <text:p>Tutorial: Construction Ship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70.name">
            <text:p><text:a xlink:href="http://tutorial.70.name">tutorial.70.name</text:a></text:p>
          </table:table-cell>
          <table:table-cell table:style-name="ce28" office:value-type="string">
            <text:p>Tutorial: Warp Travel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71.name">
            <text:p><text:a xlink:href="http://tutorial.71.name">tutorial.71.name</text:a></text:p>
          </table:table-cell>
          <table:table-cell table:style-name="ce28" office:value-type="string">
            <text:p>Tutorial: Hyperspace Travel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72.name">
            <text:p><text:a xlink:href="http://tutorial.72.name">tutorial.72.name</text:a></text:p>
          </table:table-cell>
          <table:table-cell table:style-name="ce28" office:value-type="string">
            <text:p>Tutorial: Wormhole Travel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73.name">
            <text:p><text:a xlink:href="http://tutorial.73.name">tutorial.73.name</text:a></text:p>
          </table:table-cell>
          <table:table-cell table:style-name="ce28" office:value-type="string">
            <text:p>Tutorial Reminder: Uplif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75.name">
            <text:p><text:a xlink:href="http://tutorial.75.name">tutorial.75.name</text:a></text:p>
          </table:table-cell>
          <table:table-cell table:style-name="ce28" office:value-type="string">
            <text:p>Tutorial: Frontier Outposts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76.name">
            <text:p><text:a xlink:href="http://tutorial.76.name">tutorial.76.name</text:a></text:p>
          </table:table-cell>
          <table:table-cell table:style-name="ce28" office:value-type="string">
            <text:p>Outpost Established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8.name">
            <text:p><text:a xlink:href="http://tutorial.8.name">tutorial.8.name</text:a></text:p>
          </table:table-cell>
          <table:table-cell table:style-name="ce28" office:value-type="string">
            <text:p>Construction Ship Built</text:p>
          </table:table-cell>
        </table:table-row>
        <table:table-row table:style-name="ro2">
          <table:table-cell table:style-name="ce28" office:value-type="string">
            <text:p>tutorial_l_english</text:p>
          </table:table-cell>
          <table:table-cell table:style-name="ce31" office:value-type="string" office:value="tutorial.9.name">
            <text:p><text:a xlink:href="http://tutorial.9.name">tutorial.9.name</text:a></text:p>
          </table:table-cell>
          <table:table-cell table:style-name="ce28" office:value-type="string">
            <text:p>Tutorial: Mining Statio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00.name">
            <text:p><text:a xlink:href="http://uplift.6000.name">uplift.6000.name</text:a></text:p>
          </table:table-cell>
          <table:table-cell table:style-name="ce28" office:value-type="string">
            <text:p>Serpentin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01.name">
            <text:p><text:a xlink:href="http://uplift.6001.name">uplift.6001.name</text:a></text:p>
          </table:table-cell>
          <table:table-cell table:style-name="ce28" office:value-type="string">
            <text:p>Snakeoids Uplifte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10.name">
            <text:p><text:a xlink:href="http://uplift.6010.name">uplift.6010.name</text:a></text:p>
          </table:table-cell>
          <table:table-cell table:style-name="ce28" office:value-type="string">
            <text:p>To Rise Above the Water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11.name">
            <text:p><text:a xlink:href="http://uplift.6011.name">uplift.6011.name</text:a></text:p>
          </table:table-cell>
          <table:table-cell table:style-name="ce28" office:value-type="string">
            <text:p>Uplift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20.name">
            <text:p><text:a xlink:href="http://uplift.6020.name">uplift.6020.name</text:a></text:p>
          </table:table-cell>
          <table:table-cell table:style-name="ce28" office:value-type="string">
            <text:p>Upliftable Species Foun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21.name">
            <text:p><text:a xlink:href="http://uplift.6021.name">uplift.6021.name</text:a></text:p>
          </table:table-cell>
          <table:table-cell table:style-name="ce28" office:value-type="string">
            <text:p>Uplift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30.name">
            <text:p><text:a xlink:href="http://uplift.6030.name">uplift.6030.name</text:a></text:p>
          </table:table-cell>
          <table:table-cell table:style-name="ce28" office:value-type="string">
            <text:p>Terra Firma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31.name">
            <text:p><text:a xlink:href="http://uplift.6031.name">uplift.6031.name</text:a></text:p>
          </table:table-cell>
          <table:table-cell table:style-name="ce28" office:value-type="string">
            <text:p>Uplift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40.name">
            <text:p><text:a xlink:href="http://uplift.6040.name">uplift.6040.name</text:a></text:p>
          </table:table-cell>
          <table:table-cell table:style-name="ce28" office:value-type="string">
            <text:p>Welcome to the Jungl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41.name">
            <text:p><text:a xlink:href="http://uplift.6041.name">uplift.6041.name</text:a></text:p>
          </table:table-cell>
          <table:table-cell table:style-name="ce28" office:value-type="string">
            <text:p>Uplift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50.name">
            <text:p><text:a xlink:href="http://uplift.6050.name">uplift.6050.name</text:a></text:p>
          </table:table-cell>
          <table:table-cell table:style-name="ce28" office:value-type="string">
            <text:p>Frozen Waste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51.name">
            <text:p><text:a xlink:href="http://uplift.6051.name">uplift.6051.name</text:a></text:p>
          </table:table-cell>
          <table:table-cell table:style-name="ce28" office:value-type="string">
            <text:p>Uplift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60.name">
            <text:p><text:a xlink:href="http://uplift.6060.name">uplift.6060.name</text:a></text:p>
          </table:table-cell>
          <table:table-cell table:style-name="ce28" office:value-type="string">
            <text:p>A Species of Ice and Ic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61.name">
            <text:p><text:a xlink:href="http://uplift.6061.name">uplift.6061.name</text:a></text:p>
          </table:table-cell>
          <table:table-cell table:style-name="ce28" office:value-type="string">
            <text:p>Uplift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70.name">
            <text:p><text:a xlink:href="http://uplift.6070.name">uplift.6070.name</text:a></text:p>
          </table:table-cell>
          <table:table-cell table:style-name="ce28" office:value-type="string">
            <text:p>Shifting Sand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71.name">
            <text:p><text:a xlink:href="http://uplift.6071.name">uplift.6071.name</text:a></text:p>
          </table:table-cell>
          <table:table-cell table:style-name="ce28" office:value-type="string">
            <text:p>Uplift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80.name">
            <text:p><text:a xlink:href="http://uplift.6080.name">uplift.6080.name</text:a></text:p>
          </table:table-cell>
          <table:table-cell table:style-name="ce28" office:value-type="string">
            <text:p>Pre-Sentient Species Found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81.name">
            <text:p><text:a xlink:href="http://uplift.6081.name">uplift.6081.name</text:a></text:p>
          </table:table-cell>
          <table:table-cell table:style-name="ce28" office:value-type="string">
            <text:p>Uplift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90.name">
            <text:p><text:a xlink:href="http://uplift.6090.name">uplift.6090.name</text:a></text:p>
          </table:table-cell>
          <table:table-cell table:style-name="ce28" office:value-type="string">
            <text:p>Crawling, on the Planet's Face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6091.name">
            <text:p><text:a xlink:href="http://uplift.6091.name">uplift.6091.name</text:a></text:p>
          </table:table-cell>
          <table:table-cell table:style-name="ce28" office:value-type="string">
            <text:p>Uplift Successful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7000.name">
            <text:p><text:a xlink:href="http://uplift.7000.name">uplift.7000.name</text:a></text:p>
          </table:table-cell>
          <table:table-cell table:style-name="ce28" office:value-type="string">
            <text:p>Lift Up, Follow Up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7010.name">
            <text:p><text:a xlink:href="http://uplift.7010.name">uplift.7010.name</text:a></text:p>
          </table:table-cell>
          <table:table-cell table:style-name="ce28" office:value-type="string">
            <text:p>A Rocky Start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7200.name">
            <text:p><text:a xlink:href="http://uplift.7200.name">uplift.7200.name</text:a></text:p>
          </table:table-cell>
          <table:table-cell table:style-name="ce28" office:value-type="string">
            <text:p>Looking Inwards</text:p>
          </table:table-cell>
        </table:table-row>
        <table:table-row table:style-name="ro2">
          <table:table-cell table:style-name="ce29" office:value-type="string">
            <text:p>events_2_l_english</text:p>
          </table:table-cell>
          <table:table-cell table:style-name="ce32" office:value-type="string" office:value="uplift.7205.name">
            <text:p><text:a xlink:href="http://uplift.7205.name">uplift.7205.name</text:a></text:p>
          </table:table-cell>
          <table:table-cell table:style-name="ce29" office:value-type="string">
            <text:p>Conscientious Objectors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7210.name">
            <text:p><text:a xlink:href="http://uplift.7210.name">uplift.7210.name</text:a></text:p>
          </table:table-cell>
          <table:table-cell table:style-name="ce28" office:value-type="string">
            <text:p>Stranger Danger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7215.name">
            <text:p><text:a xlink:href="http://uplift.7215.name">uplift.7215.name</text:a></text:p>
          </table:table-cell>
          <table:table-cell table:style-name="ce28" office:value-type="string">
            <text:p>Familial Fissio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7500.name">
            <text:p><text:a xlink:href="http://uplift.7500.name">uplift.7500.name</text:a></text:p>
          </table:table-cell>
          <table:table-cell table:style-name="ce28" office:value-type="string">
            <text:p>Forked Chain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7510.name">
            <text:p><text:a xlink:href="http://uplift.7510.name">uplift.7510.name</text:a></text:p>
          </table:table-cell>
          <table:table-cell table:style-name="ce28" office:value-type="string">
            <text:p>In Vivo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7520.name">
            <text:p><text:a xlink:href="http://uplift.7520.name">uplift.7520.name</text:a></text:p>
          </table:table-cell>
          <table:table-cell table:style-name="ce28" office:value-type="string">
            <text:p>Fidgeting</text:p>
          </table:table-cell>
        </table:table-row>
        <table:table-row table:style-name="ro2">
          <table:table-cell table:style-name="ce28" office:value-type="string">
            <text:p>events_2_l_english</text:p>
          </table:table-cell>
          <table:table-cell table:style-name="ce31" office:value-type="string" office:value="uplift.7525.name">
            <text:p><text:a xlink:href="http://uplift.7525.name">uplift.7525.name</text:a></text:p>
          </table:table-cell>
          <table:table-cell table:style-name="ce28" office:value-type="string">
            <text:p>Lost and Forgotten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versatile_we_name</text:p>
          </table:table-cell>
          <table:table-cell table:style-name="ce28" office:value-type="string">
            <text:p>Versatile War Economy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voting_allowed_all_name</text:p>
          </table:table-cell>
          <table:table-cell table:style-name="ce28" office:value-type="string">
            <text:p>Universal Suffrage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voting_allowed_elites_only_name</text:p>
          </table:table-cell>
          <table:table-cell table:style-name="ce28" office:value-type="string">
            <text:p>The Elite Decides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voting_allowed_primary_only_name</text:p>
          </table:table-cell>
          <table:table-cell table:style-name="ce28" office:value-type="string">
            <text:p>Primary Species Suffrage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voting_not_allowed_name</text:p>
          </table:table-cell>
          <table:table-cell table:style-name="ce28" office:value-type="string">
            <text:p>No Voting</text:p>
          </table:table-cell>
        </table:table-row>
      </table:table>
      <table:table table:name="blockers" table:style-name="ta5" table:print="false">
        <office:forms form:automatic-focus="false" form:apply-design-mode="false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25" table:default-cell-style-name="ce15" table:number-columns-repeated="252"/>
        <table:table-row table:style-name="ro2">
          <table:table-cell table:style-name="ce25" office:value-type="string">
            <text:p>file name</text:p>
          </table:table-cell>
          <table:table-cell table:style-name="ce25" office:value-type="string">
            <text:p>key</text:p>
          </table:table-cell>
          <table:table-cell table:style-name="ce25" office:value-type="string">
            <text:p>en</text:p>
          </table:table-cell>
          <table:table-cell table:style-name="ce25" office:value-type="string">
            <text:p>ko</text:p>
          </table:table-cell>
          <table:table-cell table:style-name="ce26" office:value-type="string">
            <text:p>remark</text:p>
          </table:table-cell>
          <table:table-cell table:style-name="ce27" table:formula="of:=CONCATENATE(&quot;Total: &quot;;COUNTIF([.A2:.A852];&quot;&lt;&gt;&quot;))" office:value-type="string">
            <text:p>Total: 19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wandering_forests</text:p>
          </table:table-cell>
          <table:table-cell table:style-name="ce28" office:value-type="string">
            <text:p>Wandering Forests</text:p>
          </table:table-cell>
          <table:table-cell table:style-name="ce23" office:value-type="string">
            <text:p>우거진 숲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wandering_forest_reserve</text:p>
          </table:table-cell>
          <table:table-cell table:style-name="ce28" office:value-type="string">
            <text:p>Wandering Forest Reserve</text:p>
          </table:table-cell>
          <table:table-cell table:style-name="ce23" office:value-type="string">
            <text:p>산림 보호 구역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tribal_settlement</text:p>
          </table:table-cell>
          <table:table-cell table:style-name="ce28" office:value-type="string">
            <text:p>Native Reservation</text:p>
          </table:table-cell>
          <table:table-cell table:style-name="ce23" office:value-type="string">
            <text:p>원주민 보호 구역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toxic_kelp</text:p>
          </table:table-cell>
          <table:table-cell table:style-name="ce28" office:value-type="string">
            <text:p>Toxic Kelp</text:p>
          </table:table-cell>
          <table:table-cell table:style-name="ce23" office:value-type="string">
            <text:p>독성 해초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sinkhole_subterraneans</text:p>
          </table:table-cell>
          <table:table-cell table:style-name="ce28" office:value-type="string">
            <text:p>Subterranean Entrance</text:p>
          </table:table-cell>
          <table:table-cell table:style-name="ce23" office:value-type="string">
            <text:p>지하 입구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radioactive_wasteland</text:p>
          </table:table-cell>
          <table:table-cell table:style-name="ce28" office:value-type="string">
            <text:p>Radioactive Wasteland</text:p>
          </table:table-cell>
          <table:table-cell table:style-name="ce23" office:value-type="string">
            <text:p>방사성 황무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quicksand_basin</text:p>
          </table:table-cell>
          <table:table-cell table:style-name="ce28" office:value-type="string">
            <text:p>Quicksand Basin</text:p>
          </table:table-cell>
          <table:table-cell table:style-name="ce23" office:value-type="string">
            <text:p>모래 지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noxious_swamp</text:p>
          </table:table-cell>
          <table:table-cell table:style-name="ce28" office:value-type="string">
            <text:p>Noxious Swamp</text:p>
          </table:table-cell>
          <table:table-cell table:style-name="ce23" office:value-type="string">
            <text:p>유독성 늪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mountain_range</text:p>
          </table:table-cell>
          <table:table-cell table:style-name="ce28" office:value-type="string">
            <text:p>Mountain Range</text:p>
          </table:table-cell>
          <table:table-cell table:style-name="ce23" office:value-type="string">
            <text:p>산맥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massive_glacier</text:p>
          </table:table-cell>
          <table:table-cell table:style-name="ce28" office:value-type="string">
            <text:p>Massive Glacier</text:p>
          </table:table-cell>
          <table:table-cell table:style-name="ce23" office:value-type="string">
            <text:p>대규모 빙하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failing_infrastructure</text:p>
          </table:table-cell>
          <table:table-cell table:style-name="ce28" office:value-type="string">
            <text:p>Industrial Wasteland</text:p>
          </table:table-cell>
          <table:table-cell table:style-name="ce23" office:value-type="string">
            <text:p>산업 황무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dense_jungle</text:p>
          </table:table-cell>
          <table:table-cell table:style-name="ce28" office:value-type="string">
            <text:p>Dense Jungle</text:p>
          </table:table-cell>
          <table:table-cell table:style-name="ce23" office:value-type="string">
            <text:p>밀림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deep_sinkhole</text:p>
          </table:table-cell>
          <table:table-cell table:style-name="ce28" office:value-type="string">
            <text:p>Deep Sinkhole</text:p>
          </table:table-cell>
          <table:table-cell table:style-name="ce23" office:value-type="string">
            <text:p>깊은 땅꺼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decrepit_dwellings</text:p>
          </table:table-cell>
          <table:table-cell table:style-name="ce28" office:value-type="string">
            <text:p>Sprawling Slums</text:p>
          </table:table-cell>
          <table:table-cell table:style-name="ce23" office:value-type="string">
            <text:p>방치된 빈민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dangerous_wildlife</text:p>
          </table:table-cell>
          <table:table-cell table:style-name="ce28" office:value-type="string">
            <text:p>Dangerous Wildlife</text:p>
          </table:table-cell>
          <table:table-cell table:style-name="ce23" office:value-type="string">
            <text:p>위험한 야생동물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crater</text:p>
          </table:table-cell>
          <table:table-cell table:style-name="ce28" office:value-type="string">
            <text:p>Impact Crater</text:p>
          </table:table-cell>
          <table:table-cell table:style-name="ce23" office:value-type="string">
            <text:p>충돌 분화구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city_ruins</text:p>
          </table:table-cell>
          <table:table-cell table:style-name="ce28" office:value-type="string">
            <text:p>City Ruins</text:p>
          </table:table-cell>
          <table:table-cell table:style-name="ce23" office:value-type="string">
            <text:p>도시 유적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tb_bomb_crater</text:p>
          </table:table-cell>
          <table:table-cell table:style-name="ce28" office:value-type="string">
            <text:p>Bomb Crater</text:p>
          </table:table-cell>
          <table:table-cell table:style-name="ce23" office:value-type="string">
            <text:p>폭탄 분화구</text:p>
          </table:table-cell>
        </table:table-row>
        <table:table-row table:style-name="ro2">
          <table:table-cell table:style-name="ce30" office:value-type="string">
            <text:p>l_english</text:p>
          </table:table-cell>
          <table:table-cell table:style-name="ce30" office:value-type="string">
            <text:p>tb_active_volcano</text:p>
          </table:table-cell>
          <table:table-cell table:style-name="ce30" office:value-type="string">
            <text:p>Active Volcano</text:p>
          </table:table-cell>
          <table:table-cell table:style-name="ce23" office:value-type="string">
            <text:p>활화산</text:p>
          </table:table-cell>
        </table:table-row>
      </table:table>
      <table:table table:name="personality" table:style-name="ta6" table:print="false">
        <office:forms form:automatic-focus="false" form:apply-design-mode="false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0" table:default-cell-style-name="ce15" table:number-columns-repeated="252"/>
        <table:table-row table:style-name="ro2">
          <table:table-cell table:style-name="ce25" office:value-type="string">
            <text:p>file name</text:p>
          </table:table-cell>
          <table:table-cell table:style-name="ce25" office:value-type="string">
            <text:p>key</text:p>
          </table:table-cell>
          <table:table-cell table:style-name="ce25" office:value-type="string">
            <text:p>en</text:p>
          </table:table-cell>
          <table:table-cell table:style-name="ce25" office:value-type="string">
            <text:p>ko</text:p>
          </table:table-cell>
          <table:table-cell table:style-name="ce26" office:value-type="string">
            <text:p>remark</text:p>
          </table:table-cell>
          <table:table-cell table:style-name="ce27" table:formula="of:=CONCATENATE(&quot;Total: &quot;;COUNTIF([.A2:.A981];&quot;&lt;&gt;&quot;))" office:value-type="string">
            <text:p>Total: 42</text:p>
          </table:table-cell>
        </table:table-row>
        <table:table-row table:style-name="ro2">
          <table:table-cell table:style-name="ce30" office:value-type="string">
            <text:p>l_english</text:p>
          </table:table-cell>
          <table:table-cell table:style-name="ce30" office:value-type="string">
            <text:p>personality_decadent_hierarchy</text:p>
          </table:table-cell>
          <table:table-cell table:style-name="ce30" office:value-type="string">
            <text:p>Decadent Hierarchy</text:p>
          </table:table-cell>
          <table:table-cell table:style-name="ce30" office:value-type="string">
            <text:p>퇴폐 계급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democratic_crusaders</text:p>
          </table:table-cell>
          <table:table-cell table:style-name="ce28" office:value-type="string">
            <text:p>Democratic Crusaders</text:p>
          </table:table-cell>
          <table:table-cell table:style-name="ce28" office:value-type="string">
            <text:p>민주주의 운동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erudite_explorers</text:p>
          </table:table-cell>
          <table:table-cell table:style-name="ce28" office:value-type="string">
            <text:p>Erudite Explorers</text:p>
          </table:table-cell>
          <table:table-cell table:style-name="ce28" office:value-type="string">
            <text:p>지식 탐험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evangelising_zealots</text:p>
          </table:table-cell>
          <table:table-cell table:style-name="ce28" office:value-type="string">
            <text:p>Evangelising Zealots</text:p>
          </table:table-cell>
          <table:table-cell table:style-name="ce28" office:value-type="string">
            <text:p>복음 전도사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fallen_empire_materialist</text:p>
          </table:table-cell>
          <table:table-cell table:style-name="ce28" office:value-type="string">
            <text:p>Keepers of Knowledge</text:p>
          </table:table-cell>
          <table:table-cell table:style-name="ce28" office:value-type="string">
            <text:p>지식 수호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fallen_empire_spiritualist</text:p>
          </table:table-cell>
          <table:table-cell table:style-name="ce28" office:value-type="string">
            <text:p>Holy Guardians</text:p>
          </table:table-cell>
          <table:table-cell table:style-name="ce28" office:value-type="string">
            <text:p>성역 수호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fallen_empire_xenophile</text:p>
          </table:table-cell>
          <table:table-cell table:style-name="ce28" office:value-type="string">
            <text:p>Enigmatic Observers</text:p>
          </table:table-cell>
          <table:table-cell table:style-name="ce28" office:value-type="string">
            <text:p>수수께끼 감시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fallen_empire_xenophobe</text:p>
          </table:table-cell>
          <table:table-cell table:style-name="ce28" office:value-type="string">
            <text:p>Militant Isolationists</text:p>
          </table:table-cell>
          <table:table-cell table:style-name="ce28" office:value-type="string">
            <text:p>제국 수호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fanatic_purifiers</text:p>
          </table:table-cell>
          <table:table-cell table:style-name="ce28" office:value-type="string">
            <text:p>Fanatical Purifiers</text:p>
          </table:table-cell>
          <table:table-cell table:style-name="ce28" office:value-type="string">
            <text:p>광적인 정화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federation_builders</text:p>
          </table:table-cell>
          <table:table-cell table:style-name="ce28" office:value-type="string">
            <text:p>Federation Builders</text:p>
          </table:table-cell>
          <table:table-cell table:style-name="ce28" office:value-type="string">
            <text:p>연합 결성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harmonious_hierarchy</text:p>
          </table:table-cell>
          <table:table-cell table:style-name="ce28" office:value-type="string">
            <text:p>Harmonious Collective</text:p>
          </table:table-cell>
          <table:table-cell table:style-name="ce28" office:value-type="string">
            <text:p>조화로운 공동체주의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hegemonic_imperialists</text:p>
          </table:table-cell>
          <table:table-cell table:style-name="ce28" office:value-type="string">
            <text:p>Hegemonic Imperialists</text:p>
          </table:table-cell>
          <table:table-cell table:style-name="ce28" office:value-type="string">
            <text:p>패권주의 제국주의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hive_mind</text:p>
          </table:table-cell>
          <table:table-cell table:style-name="ce28" office:value-type="string">
            <text:p>Hive Mind</text:p>
          </table:table-cell>
          <table:table-cell table:style-name="ce28" office:value-type="string">
            <text:p>군체 의식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honorbound_warriors</text:p>
          </table:table-cell>
          <table:table-cell table:style-name="ce28" office:value-type="string">
            <text:p>Honorbound Warriors</text:p>
          </table:table-cell>
          <table:table-cell table:style-name="ce28" office:value-type="string">
            <text:p>명예로운 전사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migrating_flock</text:p>
          </table:table-cell>
          <table:table-cell table:style-name="ce28" office:value-type="string">
            <text:p>Migratory Flock</text:p>
          </table:table-cell>
          <table:table-cell table:style-name="ce28" office:value-type="string">
            <text:p>떠도는 무리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null</text:p>
          </table:table-cell>
          <table:table-cell table:style-name="ce28" office:value-type="string">
            <text:p>Despicable Neutrals</text:p>
          </table:table-cell>
          <table:table-cell table:style-name="ce28" office:value-type="string">
            <text:p>비열한 중립주의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peaceful_traders</text:p>
          </table:table-cell>
          <table:table-cell table:style-name="ce28" office:value-type="string">
            <text:p>Peaceful Traders</text:p>
          </table:table-cell>
          <table:table-cell table:style-name="ce28" office:value-type="string">
            <text:p>평화주의 무역 상인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ruthless_capitalists</text:p>
          </table:table-cell>
          <table:table-cell table:style-name="ce28" office:value-type="string">
            <text:p>Ruthless Capitalists</text:p>
          </table:table-cell>
          <table:table-cell table:style-name="ce28" office:value-type="string">
            <text:p>냉혹한 자본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slaving_despots</text:p>
          </table:table-cell>
          <table:table-cell table:style-name="ce28" office:value-type="string">
            <text:p>Slaving Despots</text:p>
          </table:table-cell>
          <table:table-cell table:style-name="ce28" office:value-type="string">
            <text:p>노예 군주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spiritual_seekers</text:p>
          </table:table-cell>
          <table:table-cell table:style-name="ce28" office:value-type="string">
            <text:p>Spiritual Seekers</text:p>
          </table:table-cell>
          <table:table-cell table:style-name="ce28" office:value-type="string">
            <text:p>영적 추구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xenophobic_isolationists</text:p>
          </table:table-cell>
          <table:table-cell table:style-name="ce28" office:value-type="string">
            <text:p>Xenophobic Isolationists</text:p>
          </table:table-cell>
          <table:table-cell table:style-name="ce28" office:value-type="string">
            <text:p>외계인 혐오주의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capitalist</text:p>
          </table:table-cell>
          <table:table-cell table:style-name="ce28" office:value-type="string">
            <text:p>Capitalist</text:p>
          </table:table-cell>
          <table:table-cell table:style-name="ce28" office:value-type="string">
            <text:p>자본주의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conqueror</text:p>
          </table:table-cell>
          <table:table-cell table:style-name="ce28" office:value-type="string">
            <text:p>Conqueror</text:p>
          </table:table-cell>
          <table:table-cell table:style-name="ce28" office:value-type="string">
            <text:p>정복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dominator</text:p>
          </table:table-cell>
          <table:table-cell table:style-name="ce28" office:value-type="string">
            <text:p>Dominator</text:p>
          </table:table-cell>
          <table:table-cell table:style-name="ce28" office:value-type="string">
            <text:p>지배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explorer</text:p>
          </table:table-cell>
          <table:table-cell table:style-name="ce28" office:value-type="string">
            <text:p>Explorer</text:p>
          </table:table-cell>
          <table:table-cell table:style-name="ce28" office:value-type="string">
            <text:p>탐험가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federation_builder</text:p>
          </table:table-cell>
          <table:table-cell table:style-name="ce28" office:value-type="string">
            <text:p>Federation Builder</text:p>
          </table:table-cell>
          <table:table-cell table:style-name="ce28" office:value-type="string">
            <text:p>연합 결성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hegemon</text:p>
          </table:table-cell>
          <table:table-cell table:style-name="ce28" office:value-type="string">
            <text:p>Hegemon</text:p>
          </table:table-cell>
          <table:table-cell table:style-name="ce28" office:value-type="string">
            <text:p>패권주의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honorbound</text:p>
          </table:table-cell>
          <table:table-cell table:style-name="ce28" office:value-type="string">
            <text:p>Honorbound</text:p>
          </table:table-cell>
          <table:table-cell table:style-name="ce28" office:value-type="string">
            <text:p>명예주의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ideologue</text:p>
          </table:table-cell>
          <table:table-cell table:style-name="ce28" office:value-type="string">
            <text:p>Ideologue</text:p>
          </table:table-cell>
          <table:table-cell table:style-name="ce28" office:value-type="string">
            <text:p>이론적 지도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infiltrator</text:p>
          </table:table-cell>
          <table:table-cell table:style-name="ce28" office:value-type="string">
            <text:p>Infiltrator</text:p>
          </table:table-cell>
          <table:table-cell table:style-name="ce28" office:value-type="string">
            <text:p>잠입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isolationist</text:p>
          </table:table-cell>
          <table:table-cell table:style-name="ce28" office:value-type="string">
            <text:p>Isolationist</text:p>
          </table:table-cell>
          <table:table-cell table:style-name="ce28" office:value-type="string">
            <text:p>고립주의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liberator</text:p>
          </table:table-cell>
          <table:table-cell table:style-name="ce28" office:value-type="string">
            <text:p>Liberator</text:p>
          </table:table-cell>
          <table:table-cell table:style-name="ce28" office:value-type="string">
            <text:p>해방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metalhead</text:p>
          </table:table-cell>
          <table:table-cell table:style-name="ce28" office:value-type="string">
            <text:p>Metalheads</text:p>
          </table:table-cell>
          <table:table-cell table:style-name="ce28" office:value-type="string">
            <text:p>기계 머리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migrator</text:p>
          </table:table-cell>
          <table:table-cell table:style-name="ce28" office:value-type="string">
            <text:p>Migrator</text:p>
          </table:table-cell>
          <table:table-cell table:style-name="ce28" office:value-type="string">
            <text:p>이주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propagator</text:p>
          </table:table-cell>
          <table:table-cell table:style-name="ce28" office:value-type="string">
            <text:p>Propagator</text:p>
          </table:table-cell>
          <table:table-cell table:style-name="ce28" office:value-type="string">
            <text:p>전도사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purger</text:p>
          </table:table-cell>
          <table:table-cell table:style-name="ce28" office:value-type="string">
            <text:p>Purger</text:p>
          </table:table-cell>
          <table:table-cell table:style-name="ce28" office:value-type="string">
            <text:p>정화주의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purifier</text:p>
          </table:table-cell>
          <table:table-cell table:style-name="ce28" office:value-type="string">
            <text:p>Purifier</text:p>
          </table:table-cell>
          <table:table-cell table:style-name="ce28" office:value-type="string">
            <text:p>정화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robot_exploiter</text:p>
          </table:table-cell>
          <table:table-cell table:style-name="ce28" office:value-type="string">
            <text:p>Exploiter</text:p>
          </table:table-cell>
          <table:table-cell table:style-name="ce28" office:value-type="string">
            <text:p>착취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robot_liberator</text:p>
          </table:table-cell>
          <table:table-cell table:style-name="ce28" office:value-type="string">
            <text:p>Liberator</text:p>
          </table:table-cell>
          <table:table-cell table:style-name="ce28" office:value-type="string">
            <text:p>해방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slaver</text:p>
          </table:table-cell>
          <table:table-cell table:style-name="ce28" office:value-type="string">
            <text:p>Slaver</text:p>
          </table:table-cell>
          <table:table-cell table:style-name="ce28" office:value-type="string">
            <text:p>노예 상인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subjugator</text:p>
          </table:table-cell>
          <table:table-cell table:style-name="ce28" office:value-type="string">
            <text:p>Subjugator</text:p>
          </table:table-cell>
          <table:table-cell table:style-name="ce28" office:value-type="string">
            <text:p>군사 정복자</text:p>
          </table:table-cell>
        </table:table-row>
        <table:table-row table:style-name="ro2">
          <table:table-cell table:style-name="ce28" office:value-type="string">
            <text:p>l_english</text:p>
          </table:table-cell>
          <table:table-cell table:style-name="ce28" office:value-type="string">
            <text:p>personality_type_uplifter</text:p>
          </table:table-cell>
          <table:table-cell table:style-name="ce28" office:value-type="string">
            <text:p>Uplifter</text:p>
          </table:table-cell>
          <table:table-cell table:style-name="ce28" office:value-type="string">
            <text:p>개조자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'Helvetica Neue'" svg:font-family="'Helvetica Neue'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nt" style:display-name="PageStyle_fon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ip modifiers" style:display-name="PageStyle_ship modifier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buildings" style:display-name="PageStyle_building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names" style:display-name="PageStyle_nam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blockers" style:display-name="PageStyle_blocker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personality" style:display-name="PageStyle_personalit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